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465in" style:rel-column-width="18421*"/>
    </style:style>
    <style:style style:name="Table1.B" style:family="table-column">
      <style:table-column-properties style:column-width="4.9785in" style:rel-column-width="4711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9542in" style:rel-column-width="9029*"/>
    </style:style>
    <style:style style:name="Table2.B" style:family="table-column">
      <style:table-column-properties style:column-width="1.3236in" style:rel-column-width="12526*"/>
    </style:style>
    <style:style style:name="Table2.C" style:family="table-column">
      <style:table-column-properties style:column-width="4.6472in" style:rel-column-width="4398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1222in" style:rel-column-width="20083*"/>
    </style:style>
    <style:style style:name="Table4.B" style:family="table-column">
      <style:table-column-properties style:column-width="4.8028in" style:rel-column-width="4545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118in" table:align="left"/>
    </style:style>
    <style:style style:name="Table5.A" style:family="table-column">
      <style:table-column-properties style:column-width="1.9958in"/>
    </style:style>
    <style:style style:name="Table5.B" style:family="table-column">
      <style:table-column-properties style:column-width="1.5479in"/>
    </style:style>
    <style:style style:name="Table5.C" style:family="table-column">
      <style:table-column-properties style:column-width="2.716in"/>
    </style:style>
    <style:style style:name="Table5.D" style:family="table-column">
      <style:table-column-properties style:column-width="0.6521in"/>
    </style:style>
    <style:style style:name="Table5.1" style:family="table-row">
      <style:table-row-properties style:min-row-height="0.2056in"/>
    </style:style>
    <style:style style:name="Table5.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5.B1" style:family="table-cell">
      <style:table-cell-properties style:vertical-align="middle" fo:padding="0.0201in" fo:border-left="0.0007in solid #000000" fo:border-right="none" fo:border-top="0.0007in solid #000000" fo:border-bottom="0.0007in solid #000000"/>
    </style:style>
    <style:style style:name="Table5.D1" style:family="table-cell">
      <style:table-cell-properties style:vertical-align="middle" fo:padding="0.0201in" fo:border="0.0007in solid #000000"/>
    </style:style>
    <style:style style:name="Table5.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5.B2" style:family="table-cell">
      <style:table-cell-properties style:vertical-align="middle" fo:padding="0.0201in" fo:border-left="0.0007in solid #000000" fo:border-right="none" fo:border-top="none" fo:border-bottom="0.0007in solid #000000"/>
    </style:style>
    <style:style style:name="Table5.D2" style:family="table-cell" style:data-style-name="N0">
      <style:table-cell-properties style:vertical-align="middle" fo:padding="0.0201in" fo:border-left="0.0007in solid #000000" fo:border-right="0.0007in solid #000000" fo:border-top="none" fo:border-bottom="0.0007in solid #000000"/>
    </style:style>
    <style:style style:name="Table3" style:family="table">
      <style:table-properties style:width="6.925in" fo:break-before="auto" fo:break-after="auto" table:align="margins"/>
    </style:style>
    <style:style style:name="Table3.A" style:family="table-column">
      <style:table-column-properties style:column-width="1.9375in" style:rel-column-width="18335*"/>
    </style:style>
    <style:style style:name="Table3.B" style:family="table-column">
      <style:table-column-properties style:column-width="4.9875in" style:rel-column-width="4720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Table_20_index_20_heading">
      <style:paragraph-properties fo:break-before="page"/>
    </style:style>
    <style:style style:name="P3" style:family="paragraph" style:parent-style-name="Text_20_body">
      <style:paragraph-properties fo:text-align="center" style:justify-single-word="false"/>
      <style:text-properties style:font-name="Arial" fo:font-size="13pt" fo:font-weight="bold" style:font-size-asian="13pt" style:font-weight-asian="bold" style:font-size-complex="13pt" style:font-weight-complex="bold"/>
    </style:style>
    <style:style style:name="P4" style:family="paragraph" style:parent-style-name="Text_20_body">
      <style:paragraph-properties fo:text-align="center"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end" style:justify-single-word="false"/>
    </style:style>
    <style:style style:name="P7" style:family="paragraph" style:parent-style-name="Text_20_body">
      <style:paragraph-properties fo:margin-top="0in" fo:margin-bottom="0in" fo:line-height="100%"/>
    </style:style>
    <style:style style:name="P8" style:family="paragraph" style:parent-style-name="Standard">
      <style:paragraph-properties fo:margin-top="0in" fo:margin-bottom="0in" fo:line-height="100%"/>
    </style:style>
    <style:style style:name="P9" style:family="paragraph" style:parent-style-name="Table_20_index_20_1">
      <style:paragraph-properties>
        <style:tab-stops>
          <style:tab-stop style:position="6.9252in" style:type="right" style:leader-style="dotted" style:leader-text="."/>
        </style:tab-stops>
      </style:paragraph-properties>
    </style:style>
    <style:style style:name="P10" style:family="paragraph" style:parent-style-name="Preformatted_20_Text">
      <style:paragraph-properties fo:margin-top="0in" fo:margin-bottom="0.1965in"/>
    </style:style>
    <style:style style:name="P11" style:family="paragraph" style:parent-style-name="Preformatted_20_Text">
      <style:paragraph-properties fo:margin-left="0in" fo:margin-right="0in" fo:text-indent="0.3118in" style:auto-text-indent="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P14" style:family="paragraph" style:parent-style-name="Table">
      <style:paragraph-properties fo:keep-with-next="always"/>
    </style:style>
    <style:style style:name="P15" style:family="paragraph" style:parent-style-name="Footer">
      <style:paragraph-properties fo:text-align="center" style:justify-single-word="false"/>
    </style:style>
    <style:style style:name="P16" style:family="paragraph" style:parent-style-name="Text_20_body">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5">
      <style:text-properties fo:font-weight="bold" style:font-weight-asian="bold" style:font-weight-complex="bold"/>
    </style:style>
    <style:style style:name="P23" style:family="paragraph" style:parent-style-name="Text_20_body" style:list-style-name="L3">
      <style:text-properties fo:font-weight="normal" style:font-weight-asian="normal" style:font-weight-complex="normal"/>
    </style:style>
    <style:style style:name="P24" style:family="paragraph" style:parent-style-name="Text_20_body" style:list-style-name="L5">
      <style:text-properties fo:font-weight="normal" style:font-weight-asian="normal" style:font-weight-complex="normal"/>
    </style:style>
    <style:style style:name="P25" style:family="paragraph" style:parent-style-name="Text_20_body" style:list-style-name="L4"/>
    <style:style style:name="P26" style:family="paragraph" style:parent-style-name="Text_20_body" style:list-style-name="L5"/>
    <style:style style:name="P27" style:family="paragraph" style:parent-style-name="Heading_20_1">
      <style:paragraph-properties fo:text-align="center" style:justify-single-word="false"/>
    </style:style>
    <style:style style:name="P28" style:family="paragraph" style:parent-style-name="Heading_20_1" style:master-page-name="First_20_Page">
      <style:paragraph-properties style:page-number="auto"/>
    </style:style>
    <style:style style:name="P29" style:family="paragraph" style:parent-style-name="Heading_20_2">
      <style:paragraph-properties fo:break-before="page"/>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Heading_20_3">
      <style:text-properties style:font-name="DejaVu Sans Mono" fo:font-size="10pt" style:font-size-asian="10pt" style:font-size-complex="10pt"/>
    </style:style>
    <style:style style:name="P32" style:family="paragraph" style:parent-style-name="Heading_20_3">
      <style:paragraph-properties fo:break-before="pag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Preformatted_20_Text" style:list-style-name="L3"/>
    <style:style style:name="P36" style:family="paragraph" style:parent-style-name="Preformatted_20_Text" style:list-style-name="L3">
      <style:text-properties fo:font-weight="normal" style:font-weight-asian="normal" style:font-weight-complex="normal"/>
    </style:style>
    <style:style style:name="P37" style:family="paragraph" style:parent-style-name="Preformatted_20_Text" style:list-style-name="L5"/>
    <style:style style:name="P38" style:family="paragraph" style:parent-style-name="Contents_20_5">
      <style:paragraph-properties>
        <style:tab-stops>
          <style:tab-stop style:position="6.139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DejaVu Sans Mono" fo:font-size="10pt" fo:font-weight="normal" style:font-size-asian="10pt" style:font-weight-asian="normal" style:font-size-complex="10pt" style:font-weight-complex="normal"/>
    </style:style>
    <style:style style:name="T5" style:family="text">
      <style:text-properties style:font-name="Arial"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8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h text:style-name="Heading_20_1" text:outline-level="1"/>
      <text:h text:style-name="Heading_20_1" text:outline-level="1"/>
      <text:h text:style-name="Heading_20_1" text:outline-level="1"/>
      <text:h text:style-name="Heading_20_1" text:outline-level="1"/>
      <text:h text:style-name="P27" text:outline-level="1">Brailchem server documentation</text:h>
      <text:p text:style-name="P3"/>
      <text:p text:style-name="P3"/>
      <text:p text:style-name="P3">Bedřich Košata</text:p>
      <text:p text:style-name="P4"/>
      <text:p text:style-name="P4">Laboratory of Informatics and Chemistry, ICT Prague, Technická 5, 166 28 Prague, Czech Republic</text:p>
      <text:p text:style-name="P4"/>
      <text:p text:style-name="P4"/>
      <text:p text:style-name="P16"/>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Brailchem server documentation<text:tab/>1</text:p>
          <text:p text:style-name="P39">About Brailchem<text:tab/>5</text:p>
          <text:p text:style-name="P39">About this document<text:tab/>6</text:p>
          <text:p text:style-name="P39">Installation<text:tab/>7</text:p>
          <text:p text:style-name="P34">Directory and file layout<text:tab/>7</text:p>
          <text:p text:style-name="P34">Prerequisites<text:tab/>10</text:p>
          <text:p text:style-name="P30">OASA<text:tab/>10</text:p>
          <text:p text:style-name="P30">Twisted<text:tab/>10</text:p>
          <text:p text:style-name="P30">OpenBabel<text:tab/>11</text:p>
          <text:p text:style-name="P30">InChI software<text:tab/>11</text:p>
          <text:p text:style-name="P34">Installation procedure<text:tab/>11</text:p>
          <text:p text:style-name="P39">Architecture<text:tab/>17</text:p>
          <text:p text:style-name="P34">HTTP Interface<text:tab/>17</text:p>
          <text:p text:style-name="P34">Object model<text:tab/>18</text:p>
          <text:p text:style-name="P34">Data model<text:tab/>21</text:p>
          <text:p text:style-name="P34">Localization<text:tab/>24</text:p>
          <text:p text:style-name="P34">Used technologies<text:tab/>25</text:p>
          <text:p text:style-name="P30">Twisted<text:tab/>25</text:p>
          <text:p text:style-name="P30">OpenBabel<text:tab/>25</text:p>
          <text:p text:style-name="P30">OASA<text:tab/>25</text:p>
          <text:p text:style-name="P30">InChI software<text:tab/>26</text:p>
          <text:p text:style-name="P30">Gettext<text:tab/>26</text:p>
          <text:p text:style-name="P39">Client-server communication<text:tab/>27</text:p>
          <text:p text:style-name="P34">Data transfer protocol<text:tab/>27</text:p>
          <text:p text:style-name="P34">Example data serialization explained<text:tab/>27</text:p>
          <text:p text:style-name="P30">Periodic table format<text:tab/>27</text:p>
          <text:p text:style-name="P30">Available formats format<text:tab/>29</text:p>
          <text:p text:style-name="P30">Molecular information format<text:tab/>30</text:p>
          <text:p text:style-name="P39">Guidelines for modifications<text:tab/>35</text:p>
          <text:p text:style-name="P34">New localization<text:tab/>35</text:p>
          <text:p text:style-name="P30">Gettext interface<text:tab/>35</text:p>
          <text:p text:style-name="P30">Additional data<text:tab/>36</text:p>
          <text:p text:style-name="P34">New data-type addition<text:tab/>36</text:p>
          <text:p text:style-name="P30">On the fly<text:tab/>37</text:p>
          <text:p text:style-name="P30">Using DataTypeFactory<text:tab/>37</text:p>
          <text:p text:style-name="P34">New supported format addition<text:tab/>38</text:p>
          <text:p text:style-name="P39">Appendices<text:tab/>40</text:p>
          <text:p text:style-name="P34">Appendix 1: Schemata of the server-client communication protocol<text:tab/>40</text:p>
          <text:p text:style-name="P30">Schemata of Periodic table application<text:tab/>40</text:p>
          <text:p text:style-name="P38">Plain-text Relax NG Schema<text:tab/>40</text:p>
          <text:p text:style-name="P38">XML version of Relax NG schema<text:tab/>41</text:p>
          <text:p text:style-name="P38">XML Schema<text:tab/>41</text:p>
          <text:p text:style-name="P30"><text:soft-page-break/>Schemata of Molecule browser supported formats list<text:tab/>42</text:p>
          <text:p text:style-name="P38">Plain-text Relax NG Schema<text:tab/>42</text:p>
          <text:p text:style-name="P38">XML version of Relax NG schema<text:tab/>42</text:p>
          <text:p text:style-name="P38">XML Schema<text:tab/>43</text:p>
          <text:p text:style-name="P30">Schemata of Molecule browser molecule analysis data<text:tab/>43</text:p>
          <text:p text:style-name="P38">Plain-text Relax NG Schema<text:tab/>43</text:p>
          <text:p text:style-name="P38">XML version of Relax NG schema<text:tab/>44</text:p>
          <text:p text:style-name="P38">XML Schema<text:tab/>45</text:p>
          <text:p text:style-name="P34">Appendix 2: List of supplied test data<text:tab/>47</text:p>
        </text:index-body>
      </text:table-of-content>
      <text:h text:style-name="Heading_20_2" text:outline-level="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Index of Tables</text:p>
          </text:index-title>
          <text:p text:style-name="P9">Table 1: Files and directories in the Brailchem server distribution<text:tab/>8</text:p>
          <text:p text:style-name="P9">Table 2: URLs handled by the HTTP interface<text:tab/>16</text:p>
          <text:p text:style-name="P9">Table 3: Object type overview<text:tab/>18</text:p>
          <text:p text:style-name="P9">Table 4: Data type overview<text:tab/>21</text:p>
          <text:p text:style-name="P9">Table 5: Overview of test files supplied with the Brailchem server<text:tab/>46</text:p>
        </text:index-body>
      </text:table-index>
      <text:p text:style-name="Text_20_body"/>
      <text:h text:style-name="P29" text:outline-level="2">About Brailchem</text:h>
      <text:p text:style-name="Text_20_body">Brailchem is a software system developed to help blind and visually impaired in studying chemistry.</text:p>
      <text:p text:style-name="Text_20_body">It contains two main applications – an interactive periodic table and a molecular browser capable of displaying molecules read from nearly a hundred different chemical formats.</text:p>
      <text:p text:style-name="Text_20_body">Brailchem software was developed as part of project Nr. CZ/06/B/F/PP-168025 "ICT as a gateway to scientific education of blind people and people with visual disabilities" of the EU <text:a xlink:type="simple" xlink:href="http://ec.europa.eu/education/programmes/leonardo/leonardo_en.html">Leonardo da Vinci programme</text:a> (<text:a xlink:type="simple" xlink:href="http://ec.europa.eu/education/programmes/leonardo/leonardo_en.html">http://ec.europa.eu/education/programmes/leonardo/leonardo_en.html</text:a>).</text:p>
      <text:p text:style-name="P17"/>
      <text:p text:style-name="Text_20_body"><text:span text:style-name="T7">Note</text:span>: In order for the system to be as flexible as possible, the Brailchem system is split into a client and server part. This document is focusing on the server part of the system.</text:p>
      <text:p text:style-name="Text_20_body"/>
      <text:p text:style-name="Text_20_body"/>
      <text:h text:style-name="P29" text:outline-level="2">About this document</text:h>
      <text:p text:style-name="Text_20_body">This document is intended as a complete resource documenting the installation, architecture, internal workings and other aspects of the Brailchem server.</text:p>
      <text:p text:style-name="Text_20_body">The Brailchem software is distributed under the GPL license. This license makes it possible for others to contribute to it and create modifications of the software it covers. However for this possibility to be really valid, it is necessary to provide good enough documentation that would enable potential new developers to quickly jump to the development.</text:p>
      <text:p text:style-name="Text_20_body">We believe that this document could provide such a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1" text:anchor-type="as-char" svg:y="-0.2484in" svg:width="0.9165in" svg:height="0.3228in" draw:z-index="0"><draw:image xlink:href="Pictures/10000000000000580000001FBF356B46.png" xlink:type="simple" xlink:show="embed" xlink:actuate="onLoad"/></draw:frame> <text:span text:style-name="T5">Brailchem server documentation is licensed under a Creative Commons Attribution-Share Alike 3.0 License (</text:span><text:a xlink:type="simple" xlink:href="http://creativecommons.org/licenses/by-sa/3.0/"><text:span text:style-name="T5">http://creativecommons.org/licenses/by-sa/3.0/</text:span></text:a><text:span text:style-name="T5">).</text:span></text:p>
      <text:p text:style-name="P6"/>
      <text:h text:style-name="P29" text:outline-level="2">Installation</text:h>
      <text:p text:style-name="Text_20_body">The following paragraphs describe the physical organization of the servers files, software needed to make the server work and other installation related issues.</text:p>
      <text:h text:style-name="Heading_20_3" text:outline-level="3">Directory and file layout</text:h>
      <text:p text:style-name="Text_20_body">After unpacking the Brailchem server sources, following directory structure should be obtained.</text:p>
      <text:p text:style-name="Preformatted_20_Text">server/</text:p>
      <text:p text:style-name="Preformatted_20_Text">.</text:p>
      <text:p text:style-name="Preformatted_20_Text">|-- doc</text:p>
      <text:p text:style-name="Preformatted_20_Text">| <text:s text:c="2"/>|-- schema</text:p>
      <text:p text:style-name="Preformatted_20_Text">| <text:s text:c="2"/>| <text:s text:c="2"/>|-- available_formats.rnc</text:p>
      <text:p text:style-name="Preformatted_20_Text">| <text:s text:c="2"/>| <text:s text:c="2"/>|-- available_formats.rng</text:p>
      <text:p text:style-name="Preformatted_20_Text">| <text:s text:c="2"/>| <text:s text:c="2"/>|-- available_formats.xsd</text:p>
      <text:p text:style-name="Preformatted_20_Text">| <text:s text:c="2"/>| <text:s text:c="2"/>|-- molecular_data.rnc</text:p>
      <text:p text:style-name="Preformatted_20_Text">| <text:s text:c="2"/>| <text:s text:c="2"/>|-- molecular_data.rng</text:p>
      <text:p text:style-name="Preformatted_20_Text">| <text:s text:c="2"/>| <text:s text:c="2"/>|-- molecular_data.xsd</text:p>
      <text:p text:style-name="Preformatted_20_Text">| <text:s text:c="2"/>| <text:s text:c="2"/>|-- periodic_table.rnc</text:p>
      <text:p text:style-name="Preformatted_20_Text">| <text:s text:c="2"/>| <text:s text:c="2"/>|-- periodic_table.rng</text:p>
      <text:p text:style-name="Preformatted_20_Text">| <text:s text:c="2"/>| <text:s text:c="2"/>`-- periodic_table.xsd</text:p>
      <text:p text:style-name="Preformatted_20_Text">| <text:s text:c="2"/>`-- server_documentation.odt</text:p>
      <text:p text:style-name="Preformatted_20_Text">|-- locale</text:p>
      <text:p text:style-name="Preformatted_20_Text">| <text:s text:c="2"/>|-- Makefile</text:p>
      <text:p text:style-name="Preformatted_20_Text">| <text:s text:c="2"/>|-- README</text:p>
      <text:p text:style-name="Preformatted_20_Text">| <text:s text:c="2"/>|-- brailchem.cs.po</text:p>
      <text:p text:style-name="Preformatted_20_Text">| <text:s text:c="2"/>|-- brailchem.pt.po</text:p>
      <text:p text:style-name="Preformatted_20_Text">| <text:s text:c="2"/>`-- brailchem.sk.po</text:p>
      <text:p text:style-name="Preformatted_20_Text">|-- src</text:p>
      <text:p text:style-name="Preformatted_20_Text">| <text:s text:c="2"/>|-- ChangeLog</text:p>
      <text:p text:style-name="Preformatted_20_Text">| <text:s text:c="2"/>|-- Makefile</text:p>
      <text:p text:style-name="Preformatted_20_Text">| <text:s text:c="2"/>|-- README.setup</text:p>
      <text:p text:style-name="Preformatted_20_Text">| <text:s text:c="2"/>|-- README.usage</text:p>
      <text:p text:style-name="Preformatted_20_Text">| <text:s text:c="2"/>|-- __init__.py</text:p>
      <text:p text:style-name="Preformatted_20_Text">| <text:s text:c="2"/>|-- chem_reader.py</text:p>
      <text:p text:style-name="Preformatted_20_Text">| <text:s text:c="2"/>|-- chem_reader_fake.py</text:p>
      <text:p text:style-name="Preformatted_20_Text">| <text:s text:c="2"/>|-- chem_server.py</text:p>
      <text:p text:style-name="Preformatted_20_Text">| <text:s text:c="2"/>|-- config.py</text:p>
      <text:p text:style-name="Preformatted_20_Text">| <text:s text:c="2"/>|-- data_types.py</text:p>
      <text:p text:style-name="Preformatted_20_Text">| <text:s text:c="2"/>|-- detail_periodic_table.py</text:p>
      <text:p text:style-name="Preformatted_20_Text">| <text:s text:c="2"/>|-- error_logger.py</text:p>
      <text:p text:style-name="Preformatted_20_Text">| <text:s text:c="2"/>|-- gtk_test_client.py</text:p>
      <text:p text:style-name="Preformatted_20_Text">| <text:s text:c="2"/>|-- i18n.py</text:p>
      <text:p text:style-name="Preformatted_20_Text">| <text:s text:c="2"/>|-- locales.py</text:p>
      <text:p text:style-name="Preformatted_20_Text">| <text:s text:c="2"/>|-- object_types.py</text:p>
      <text:p text:style-name="Preformatted_20_Text">| <text:s text:c="2"/>|-- pyro_server.py</text:p>
      <text:p text:style-name="Preformatted_20_Text">| <text:s text:c="2"/>|-- session.py</text:p>
      <text:p text:style-name="Preformatted_20_Text"><text:soft-page-break/>| <text:s text:c="2"/>|-- test_client.py</text:p>
      <text:p text:style-name="Preformatted_20_Text">| <text:s text:c="2"/>`-- twistd</text:p>
      <text:p text:style-name="Preformatted_20_Text">| <text:s text:c="6"/>|-- __init__.py</text:p>
      <text:p text:style-name="Preformatted_20_Text">| <text:s text:c="6"/>|-- plugins.tml</text:p>
      <text:p text:style-name="Preformatted_20_Text">| <text:s text:c="6"/>|-- server.py</text:p>
      <text:p text:style-name="Preformatted_20_Text">| <text:s text:c="6"/>`-- tap.py</text:p>
      <text:p text:style-name="Preformatted_20_Text">`-- testdata</text:p>
      <text:p text:style-name="Preformatted_20_Text"><text:s text:c="4"/>|-- 3-chlorbenzoic_acid.cdx</text:p>
      <text:p text:style-name="Preformatted_20_Text"><text:s text:c="4"/>|-- E-but-2-ene.smi</text:p>
      <text:p text:style-name="Preformatted_20_Text"><text:s text:c="4"/>|-- S-butane-2-ol.smi</text:p>
      <text:p text:style-name="Preformatted_20_Text"><text:s text:c="4"/>|-- methylamin.mol</text:p>
      <text:p text:style-name="Preformatted_20_Text"><text:s text:c="4"/>|-- nitration_of_benzene.smi</text:p>
      <text:p text:style-name="Preformatted_20_Text"><text:s text:c="4"/>`-- toluene.mol</text:p>
      <text:p text:style-name="P7"/>
      <text:p text:style-name="P7"/>
      <text:p text:style-name="Text_20_body">The following table (<text:sequence-ref text:reference-format="category-and-value" text:ref-name="refTable0">Table 1</text:sequence-ref>) shortly describes the purpose of selected files.</text:p>
      <text:p text:style-name="P14">Table <text:sequence text:ref-name="refTable0" text:name="Table" text:formula="ooow:Table+1" style:num-format="1">1</text:sequence>: Files and directories in the Brailchem server distribution</text:p>
      <table:table table:name="Table1" table:style-name="Table1">
        <table:table-column table:style-name="Table1.A"/>
        <table:table-column table:style-name="Table1.B"/>
        <table:table-row>
          <table:table-cell table:style-name="Table1.A1" office:value-type="string">
            <text:p text:style-name="Table_20_Heading">File or directory name</text:p>
          </table:table-cell>
          <table:table-cell table:style-name="Table1.B1" office:value-type="string">
            <text:p text:style-name="Table_20_Heading">Role</text:p>
          </table:table-cell>
        </table:table-row>
        <table:table-row>
          <table:table-cell table:style-name="Table1.A2" office:value-type="string">
            <text:p text:style-name="P7">doc/</text:p>
          </table:table-cell>
          <table:table-cell table:style-name="Table1.B2" office:value-type="string">
            <text:p text:style-name="Table_20_Contents">Directory containing documentation</text:p>
          </table:table-cell>
        </table:table-row>
        <table:table-row>
          <table:table-cell table:style-name="Table1.A2" office:value-type="string">
            <text:p text:style-name="P7">doc/schema/</text:p>
          </table:table-cell>
          <table:table-cell table:style-name="Table1.B2" office:value-type="string">
            <text:p text:style-name="Table_20_Contents">Directory containing schemata for XML formats used in client-server communication (see <text:bookmark-ref text:reference-format="text" text:ref-name="__RefHeading__28493118">Client-server communication</text:bookmark-ref> and <text:bookmark-ref text:reference-format="text" text:ref-name="__RefHeading__33231217">Appendix 1: Schemata of the server-client communication protocol</text:bookmark-ref> for more detail).</text:p>
          </table:table-cell>
        </table:table-row>
        <table:table-row>
          <table:table-cell table:style-name="Table1.A2" office:value-type="string">
            <text:p text:style-name="P7">doc/server_documentation.odt</text:p>
          </table:table-cell>
          <table:table-cell table:style-name="Table1.B2" office:value-type="string">
            <text:p text:style-name="Table_20_Contents">This document.</text:p>
          </table:table-cell>
        </table:table-row>
        <table:table-row>
          <table:table-cell table:style-name="Table1.A2" office:value-type="string">
            <text:p text:style-name="P7">locale/</text:p>
          </table:table-cell>
          <table:table-cell table:style-name="Table1.B2" office:value-type="string">
            <text:p text:style-name="Table_20_Contents">This directory contains gettext translation files as well as a Makefile for processing the translations</text:p>
          </table:table-cell>
        </table:table-row>
        <table:table-row>
          <table:table-cell table:style-name="Table1.A2" office:value-type="string">
            <text:p text:style-name="Table_20_Contents">src/</text:p>
          </table:table-cell>
          <table:table-cell table:style-name="Table1.B2" office:value-type="string">
            <text:p text:style-name="Table_20_Contents">This directory contains the source code of the server</text:p>
          </table:table-cell>
        </table:table-row>
        <table:table-row>
          <table:table-cell table:style-name="Table1.A2" office:value-type="string">
            <text:p text:style-name="P7">src/ChangeLog</text:p>
          </table:table-cell>
          <table:table-cell table:style-name="Table1.B2" office:value-type="string">
            <text:p text:style-name="Table_20_Contents">Change log in a standard fromat describing the changes to the source that were done during the development. Any changes to the source code should be brifely described here.</text:p>
          </table:table-cell>
        </table:table-row>
        <table:table-row>
          <table:table-cell table:style-name="Table1.A2" office:value-type="string">
            <text:p text:style-name="Table_20_Contents">src/Makefile</text:p>
          </table:table-cell>
          <table:table-cell table:style-name="Table1.B2" office:value-type="string">
            <text:p text:style-name="Table_20_Contents">Makefile used to build the brailchem.tap file that is used by the twisted framework. Before the first start of the brailchem server and after each change to the twistd/server.py and twistd/tap.py files this Makefile has to be run using “make” in the “src” directory. See the point <text:bookmark-ref text:reference-format="number" text:ref-name="__RefNumPara__29313418">3.2.b.</text:bookmark-ref> in chapter <text:bookmark-ref text:reference-format="text" text:ref-name="__RefHeading__29316918">Installation procedure</text:bookmark-ref> for more information.</text:p>
          </table:table-cell>
        </table:table-row>
        <table:table-row>
          <table:table-cell table:style-name="Table1.A2" office:value-type="string">
            <text:p text:style-name="Table_20_Contents">src/README.setup</text:p>
          </table:table-cell>
          <table:table-cell table:style-name="Table1.B2" office:value-type="string">
            <text:p text:style-name="Table_20_Contents">setup instructions</text:p>
          </table:table-cell>
        </table:table-row>
        <table:table-row>
          <table:table-cell table:style-name="Table1.A2" office:value-type="string">
            <text:p text:style-name="Table_20_Contents">src/README.usage</text:p>
          </table:table-cell>
          <table:table-cell table:style-name="Table1.B2" office:value-type="string">
            <text:p text:style-name="Table_20_Contents">usage instructions</text:p>
          </table:table-cell>
        </table:table-row>
        <text:soft-page-break/>
        <table:table-row>
          <table:table-cell table:style-name="Table1.A2" office:value-type="string">
            <text:p text:style-name="P7">src/chem_reader.py</text:p>
          </table:table-cell>
          <table:table-cell table:style-name="Table1.B2" office:value-type="string">
            <text:p text:style-name="Table_20_Contents">this is the main file that implements all the chemical functionality. Any changes to be done to the processing of chemistry are likely to come here.</text:p>
          </table:table-cell>
        </table:table-row>
        <table:table-row>
          <table:table-cell table:style-name="Table1.A2" office:value-type="string">
            <text:p text:style-name="Table_20_Contents">src/chem_reader_fake.py</text:p>
          </table:table-cell>
          <table:table-cell table:style-name="Table1.B2" office:value-type="string">
            <text:p text:style-name="Table_20_Contents">this is a test implementation of the chem_reader. This file is no longer maintained and should not be used.</text:p>
          </table:table-cell>
        </table:table-row>
        <table:table-row>
          <table:table-cell table:style-name="Table1.A2" office:value-type="string">
            <text:p text:style-name="Table_20_Contents">src/chem_server.py src/pyro_server.py</text:p>
            <text:p text:style-name="P7">src/error_logger.py</text:p>
            <text:p text:style-name="P7">src/gtk_test_client.py</text:p>
            <text:p text:style-name="P7">src/test_client.py</text:p>
          </table:table-cell>
          <table:table-cell table:style-name="Table1.B2" office:value-type="string">
            <text:p text:style-name="Table_20_Contents">these files implement a Pyro interface to the chemical server which were used in early stages of the develoment and may be used for testing purposes.</text:p>
          </table:table-cell>
        </table:table-row>
        <table:table-row>
          <table:table-cell table:style-name="Table1.A2" office:value-type="string">
            <text:p text:style-name="Table_20_Contents">src/config.py</text:p>
          </table:table-cell>
          <table:table-cell table:style-name="Table1.B2" office:value-type="string">
            <text:p text:style-name="Table_20_Contents">This is a configuration file that is used to tell the server where some prerequisities are located in your system.</text:p>
          </table:table-cell>
        </table:table-row>
        <table:table-row>
          <table:table-cell table:style-name="Table1.A2" office:value-type="string">
            <text:p text:style-name="P7">src/data_types.py</text:p>
            <text:p text:style-name="P7"/>
          </table:table-cell>
          <table:table-cell table:style-name="Table1.B2" office:value-type="string">
            <text:p text:style-name="Table_20_Contents">This file contains definition of data types used throughout the server. Data types describe each piece of data using a hunam readable name and description.</text:p>
          </table:table-cell>
        </table:table-row>
        <table:table-row>
          <table:table-cell table:style-name="Table1.A2" office:value-type="string">
            <text:p text:style-name="P7">src/detail_periodic_table.py</text:p>
            <text:p text:style-name="P7"/>
          </table:table-cell>
          <table:table-cell table:style-name="Table1.B2" office:value-type="string">
            <text:p text:style-name="Table_20_Contents">A python modules containing data about the periodic table of elements in a form of a Python dictionary. The data for periodic table were obtained from several sources to create a comprehensive list of data that would help blind users.</text:p>
          </table:table-cell>
        </table:table-row>
        <table:table-row>
          <table:table-cell table:style-name="Table1.A2" office:value-type="string">
            <text:p text:style-name="P7">src/i18n.py</text:p>
            <text:p text:style-name="P7">src/locales.py</text:p>
            <text:p text:style-name="P7"/>
          </table:table-cell>
          <table:table-cell table:style-name="Table1.B2" office:value-type="string">
            <text:p text:style-name="Table_20_Contents">These files contains the basis of localization and internationalization support for the server.</text:p>
          </table:table-cell>
        </table:table-row>
        <table:table-row>
          <table:table-cell table:style-name="Table1.A2" office:value-type="string">
            <text:p text:style-name="P7">src/object_types.py</text:p>
            <text:p text:style-name="P7"/>
            <text:p text:style-name="P7"><text:s/></text:p>
          </table:table-cell>
          <table:table-cell table:style-name="Table1.B2" office:value-type="string">
            <text:p text:style-name="Table_20_Contents">Data in the Brailchem server are described using objects. This file contains definitions of several basic object types that are used as well as supporting code to create combinations of the bacis object types to create new types.</text:p>
          </table:table-cell>
        </table:table-row>
        <table:table-row>
          <table:table-cell table:style-name="Table1.A2" office:value-type="string">
            <text:p text:style-name="P7">src/session.py</text:p>
            <text:p text:style-name="P7"/>
          </table:table-cell>
          <table:table-cell table:style-name="Table1.B2" office:value-type="string">
            <text:p text:style-name="Table_20_Contents">The brailchem server has some basic support for user sessions. The code necessary for this is implemented in this file.</text:p>
          </table:table-cell>
        </table:table-row>
        <table:table-row>
          <table:table-cell table:style-name="Table1.A2" office:value-type="string">
            <text:p text:style-name="P7">twistd/</text:p>
            <text:p text:style-name="P7"/>
          </table:table-cell>
          <table:table-cell table:style-name="Table1.B2" office:value-type="string">
            <text:p text:style-name="Table_20_Contents">This directory contains all the files that create interface between the chemical part of the server and the HTTP server based on the twisted framework.</text:p>
          </table:table-cell>
        </table:table-row>
        <table:table-row>
          <table:table-cell table:style-name="Table1.A2" office:value-type="string">
            <text:p text:style-name="P7">twistd/server.py</text:p>
          </table:table-cell>
          <table:table-cell table:style-name="Table1.B2" office:value-type="string">
            <text:p text:style-name="Table_20_Contents">This is the main file containing all the code necessary to server brailchem data using the twisted framework HTTP server.</text:p>
          </table:table-cell>
        </table:table-row>
        <text:soft-page-break/>
        <table:table-row>
          <table:table-cell table:style-name="Table1.A2" office:value-type="string">
            <text:p text:style-name="P7">twistd/tap.py</text:p>
          </table:table-cell>
          <table:table-cell table:style-name="Table1.B2" office:value-type="string">
            <text:p text:style-name="Table_20_Contents">Basic configuration file for the twisted framework</text:p>
          </table:table-cell>
        </table:table-row>
        <table:table-row>
          <table:table-cell table:style-name="Table1.A2" office:value-type="string">
            <text:p text:style-name="P8">testdata/</text:p>
          </table:table-cell>
          <table:table-cell table:style-name="Table1.B2" office:value-type="string">
            <text:p text:style-name="Table_20_Contents">This directory contains some example files that can be used for testing of the server. See <text:bookmark-ref text:reference-format="text" text:ref-name="__RefHeading__29654918">Appendix 2: List of supplied test data</text:bookmark-ref> for more detailed description of these files.</text:p>
          </table:table-cell>
        </table:table-row>
      </table:table>
      <text:h text:style-name="Heading_20_3" text:outline-level="3">Prerequisites</text:h>
      <text:p text:style-name="Text_20_body">In order to run, Brailchem server needs the following libraries:</text:p>
      <text:list xml:id="list433843431" text:style-name="L1">
        <text:list-item>
          <text:p text:style-name="P18">OASA</text:p>
        </text:list-item>
        <text:list-item>
          <text:p text:style-name="P18">Twisted</text:p>
        </text:list-item>
      </text:list>
      <text:p text:style-name="Text_20_body">The following libraries are used when available in the system and improve the functionality of the server.</text:p>
      <text:list xml:id="list1930314077" text:style-name="L2">
        <text:list-item>
          <text:p text:style-name="P19">InChI software</text:p>
        </text:list-item>
        <text:list-item>
          <text:p text:style-name="P19">OpenBabel + Python bindings to OpenBabel</text:p>
        </text:list-item>
      </text:list>
      <text:p text:style-name="Text_20_body">The following paragraphs describe briefly each of the required packages. More information about these can be found in the <text:bookmark-ref text:reference-format="text" text:ref-name="__RefHeading__29222312">Used technologies</text:bookmark-ref> chapter.</text:p>
      <text:h text:style-name="Heading_20_4" text:outline-level="4">OASA</text:h>
      <text:p text:style-name="Text_20_body">The Brailchem server heavily relies on a free chemical library called OASA which is developed as part of the chemical drawing program BKChem by one of the authors of Brailchem. In order for the Brailchem server to work properly, OASA has to be installed in your system. The latest release of OASA is available at <text:a xlink:type="simple" xlink:href="http://bkchem.zirael.org/oasa_en.html">http://bkchem.zirael.org/oasa_en.html</text:a> together with installation instructions and other relevant information.</text:p>
      <text:h text:style-name="Heading_20_4" text:outline-level="4">Twisted</text:h>
      <text:p text:style-name="Text_20_body">Twisted is a framework for development of web servers. It is usually available as a package in the <text:soft-page-break/>native package manager of most systems. The newest releases as well as other info may be found at <text:a xlink:type="simple" xlink:href="http://twistedmatrix.com/trac/">http://twistedmatrix.com/trac/</text:a><text:a xlink:type="simple" xlink:href="http://twistedmatrix.com/trac/">.</text:a></text:p>
      <text:p text:style-name="Text_20_body">Brailchem is developed and tested using version 8.1.0 of Twisted.</text:p>
      <text:h text:style-name="Heading_20_4" text:outline-level="4">OpenBabel</text:h>
      <text:p text:style-name="Text_20_body">OpenBabel is a cheminformatics toolkit which contains support for reading and writing of a large number of chemical formats. When it is installed in the system together with its Python bindings, it adds support for a much larger amount of formats to the server.</text:p>
      <text:p text:style-name="Text_20_body">OpenBabel is used by Brailchem through OASA and its version should therefore match the version of OASA installed in your system.</text:p>
      <text:p text:style-name="Text_20_body">OpenBabel may be installed either through the systems package manager or obtained from <text:a xlink:type="simple" xlink:href="http://openbabel.org/">http://openbabel.org/</text:a>.</text:p>
      <text:h text:style-name="Heading_20_4" text:outline-level="4"><text:bookmark-start text:name="__RefHeading__32647117"/>InChI software<text:bookmark-end text:name="__RefHeading__32647117"/></text:h>
      <text:p text:style-name="Text_20_body">For OASA to be able to generate InChI descriptors of molecules the IUPAC InChI software needs to be installed. It is highly recommended to do so, because the ability to name molecules depends on this feature.</text:p>
      <text:p text:style-name="Text_20_body">The InChI software may be obtained from <text:a xlink:type="simple" xlink:href="http://old.iupac.org/inchi/">http://old.iupac.org/inchi/</text:a>.</text:p>
      <text:p text:style-name="Text_20_body">For OASA to be able to find the executable of the InChI software, its location has to be supplied in the file src/config.py. The default location is “/usr/local/bin/cInChI-1”. If the location is different, the path in this file has to be changed properly.</text:p>
      <text:h text:style-name="Heading_20_3" text:outline-level="3"><text:bookmark-start text:name="__RefHeading__29316918"/>Installation procedure<text:bookmark-end text:name="__RefHeading__29316918"/></text:h>
      <text:list xml:id="list584718573" text:style-name="L3">
        <text:list-item>
          <text:p text:style-name="P21">Installation of the Twisted framework<text:span text:style-name="T2"> – install Twisted either using the systems package </text:span><text:soft-page-break/><text:span text:style-name="T2">manager or manually from </text:span><text:a xlink:type="simple" xlink:href="http://twistedmatrix.com/trac/"><text:span text:style-name="T2">http://twistedmatrix.com/trac/</text:span></text:a><text:a xlink:type="simple" xlink:href="http://twistedmatrix.com/trac/"><text:span text:style-name="T2">.</text:span></text:a></text:p>
        </text:list-item>
        <text:list-item>
          <text:p text:style-name="P21">Installation of OASA</text:p>
          <text:list>
            <text:list-item>
              <text:p text:style-name="P20"><text:span text:style-name="T3">Obtaining OASA</text:span><text:span text:style-name="T2"> – to ensure that you have the latest version of OASA, it is good to obtain it from the development sources that are maintained in a GNU Arch </text:span><text:span text:style-name="T2">(</text:span><text:a xlink:type="simple" xlink:href="http://www.gnu.org/software/gnu-arch/"><text:span text:style-name="T2">http://www.gnu.org/software/gnu-arch/</text:span></text:a><text:span text:style-name="T2">) repository. The following steps are required to obtain the data from the arch repository (we presume that you have installed GNU Arch and thus have the 'tla' command available):</text:span></text:p>
              <text:p text:style-name="P36">&gt;&gt; tla register-archive http://bkchem.zirael.org/arch/2004</text:p>
            </text:list-item>
          </text:list>
        </text:list-item>
      </text:list>
      <text:p text:style-name="P10"><text:s text:c="9"/>Registering archive: beda@zirael.org--2004</text:p>
      <text:list xml:id="list1441547069" text:continue-numbering="true" text:style-name="L3">
        <text:list-item>
          <text:list>
            <text:list-header>
              <text:p text:style-name="P36">&gt;&gt; tla get -A beda@zirael.org--2004 oasa--develop oasa</text:p>
              <text:p text:style-name="P36"/>
              <text:p text:style-name="P23">This should create a directory “oasa” in your current working directory.</text:p>
            </text:list-header>
            <text:list-item>
              <text:p text:style-name="P21">Installation of OASA<text:span text:style-name="T2"> – The “oasa” directory obtained in the previous step could now be copied into a system-wide repository of Python modules, usually something like “/usr/lib/python-2.5/site-packages/”.</text:span></text:p>
              <text:p text:style-name="P21"><text:span text:style-name="T2">However before it is fully usable to the Brailchem server an additional steps should be taken (it requires the InChI software to be installed, so before you proceed, you should install it using the steps described in </text:span><text:span text:style-name="T2"><text:bookmark-ref text:reference-format="number" text:ref-name="__RefNumPara__30241917">4.</text:bookmark-ref></text:span><text:span text:style-name="T2">):</text:span></text:p>
              <text:list>
                <text:list-item>
                  <text:p text:style-name="P23">Preparation of a name database – in order for OASA to be able to name molecules based on a database lookup, it is necessary to prepare a name database out of raw data distributed alongside OASA. The created database uses the SQLite library and thus does not require a separate database server running. Also Python 2.5 and later come equipped with the SQLite library and its Python bindings out of the box, so there is no need to install them separately.</text:p>
                  <text:p text:style-name="P23"><text:soft-page-break/>The creation of the database is fairly straightforward:</text:p>
                  <text:p text:style-name="P36">&gt;&gt; cd oasa/oasa/</text:p>
                  <text:p text:style-name="P36"/>
                  <text:p text:style-name="P36">&gt;&gt; python structure_database.py -c rebuild -s synonyms.txt.gz structures.txt.gz</text:p>
                  <text:p text:style-name="P36"/>
                  <text:p text:style-name="P20"><text:span text:style-name="T2">The whole process takes some time (from several seconds to up to a few minutes on older machines). During the creation of the database you will be informed about the </text:span><text:span text:style-name="T2">progress. In ideal situation, you should get the following output, or something very similar:</text:span></text:p>
                  <text:p text:style-name="P36">done <text:s text:c="7"/>0, added <text:s text:c="7"/>0, ignored <text:s text:c="7"/>0</text:p>
                  <text:p text:style-name="P36">done <text:s text:c="3"/>10000, added <text:s text:c="3"/>10000, ignored <text:s text:c="7"/>0</text:p>
                  <text:p text:style-name="P36">done <text:s text:c="3"/>20000, added <text:s text:c="3"/>20000, ignored <text:s text:c="7"/>0</text:p>
                  <text:p text:style-name="P36">done <text:s text:c="3"/>30000, added <text:s text:c="3"/>30000, ignored <text:s text:c="7"/>0</text:p>
                  <text:p text:style-name="P36">done <text:s text:c="3"/>40000, added <text:s text:c="3"/>40000, ignored <text:s text:c="7"/>0</text:p>
                  <text:p text:style-name="P36">done <text:s text:c="3"/>50000, added <text:s text:c="3"/>50000, ignored <text:s text:c="7"/>0</text:p>
                  <text:p text:style-name="P36">done <text:s text:c="3"/>60000, added <text:s text:c="3"/>60000, ignored <text:s text:c="7"/>0</text:p>
                  <text:p text:style-name="P36">done <text:s text:c="3"/>70000, added <text:s text:c="3"/>70000, ignored <text:s text:c="7"/>0</text:p>
                  <text:p text:style-name="P36">done <text:s text:c="3"/>80000, added <text:s text:c="3"/>80000, ignored <text:s text:c="7"/>0</text:p>
                  <text:p text:style-name="P36">done <text:s text:c="3"/>90000, added <text:s text:c="3"/>90000, ignored <text:s text:c="7"/>0</text:p>
                  <text:p text:style-name="P36">done <text:s text:c="2"/>100000, added <text:s text:c="2"/>100000, ignored <text:s text:c="7"/>0</text:p>
                  <text:p text:style-name="P36">done <text:s text:c="2"/>110000, added <text:s text:c="2"/>110000, ignored <text:s text:c="7"/>0</text:p>
                  <text:p text:style-name="P36">done <text:s text:c="2"/>120000, added <text:s text:c="2"/>120000, ignored <text:s text:c="7"/>0</text:p>
                  <text:p text:style-name="P36">done <text:s text:c="2"/>130000, added <text:s text:c="2"/>130000, ignored <text:s text:c="7"/>0</text:p>
                  <text:p text:style-name="P36">done <text:s text:c="2"/>140000, added <text:s text:c="2"/>140000, ignored <text:s text:c="7"/>0</text:p>
                  <text:p text:style-name="P36">done <text:s text:c="2"/>150000, added <text:s text:c="2"/>150000, ignored <text:s text:c="7"/>0</text:p>
                  <text:p text:style-name="P36">Added: 153454, Ignored: 0</text:p>
                  <text:p text:style-name="P36">Adding synonyms</text:p>
                  <text:p text:style-name="P36">Added 10000</text:p>
                  <text:p text:style-name="P36">Added 20000</text:p>
                  <text:p text:style-name="P36">Added 30000</text:p>
                  <text:p text:style-name="P36">Added 40000</text:p>
                  <text:p text:style-name="P36">Added 50000</text:p>
                  <text:p text:style-name="P36">Added 60000</text:p>
                  <text:p text:style-name="P36">Added 70000</text:p>
                  <text:p text:style-name="P36">Added 80000</text:p>
                  <text:p text:style-name="P36">Added 90000</text:p>
                  <text:p text:style-name="P36">Added 100000</text:p>
                  <text:p text:style-name="P36">Added 100305 synonyms</text:p>
                  <text:p text:style-name="P36"/>
                </text:list-item>
              </text:list>
            </text:list-item>
          </text:list>
        </text:list-item>
        <text:list-item>
          <text:p text:style-name="P21">Installation of Brailchem server</text:p>
          <text:list>
            <text:list-item>
              <text:p text:style-name="P21">Obtaining the source code<text:span text:style-name="T2"> – either download the source code from </text:span><text:a xlink:type="simple" xlink:href="http://www.freebsoft.org/brailchem"><text:span text:style-name="T2">http://www.freebsoft.org/brailchem</text:span></text:a><text:span text:style-name="T2"> or use CVS to obtain the newest version. The procedure </text:span><text:soft-page-break/><text:span text:style-name="T2">is described in the aforementioned web page and consist of the following simple command: “CVSROOT=":pserver:anonymous@cvs.freebsoft.org:/var/lib/cvs" cvs co chem”</text:span></text:p>
            </text:list-item>
            <text:list-item>
              <text:p text:style-name="P20"><text:span text:style-name="T3">Installation of Brailchem –</text:span><text:span text:style-name="T2"> after obtaining the source code of the Brailchem server from CVS, there are a few simple steps to follow:</text:span></text:p>
              <text:list>
                <text:list-item>
                  <text:p text:style-name="P23">Copy the server source code to the system-wide Python module repository. This is usually a directory like “/usr/lib/python-2.5/site-packages/”. However in order for this for work properly, the server has to be copied under the name of “brailchem” (you might require superuser privileges to perform this task):</text:p>
                  <text:p text:style-name="P36">&gt;&gt; cp -r chem/server/src/ /usr/lib/python2.5/site-packages/brailchem</text:p>
                  <text:p text:style-name="P36"/>
                </text:list-item>
                <text:list-item>
                  <text:p text:style-name="P23"><text:bookmark-start text:name="__RefNumPara__29313418"/>Create a “brailchem.tap” file describing the server for the twisted framework. This file is then used to start the server.<text:bookmark-end text:name="__RefNumPara__29313418"/></text:p>
                  <text:p text:style-name="P36">&gt;&gt; <text:s/>cd chem/server/src/</text:p>
                  <text:p text:style-name="P36"/>
                  <text:p text:style-name="P36">&gt;&gt; make</text:p>
                  <text:p text:style-name="P36"/>
                  <text:p text:style-name="P23">Depending on the version of Twisted you have installed, either nothing will be printed or some harmless warnings may appear. In either case a file “brailchem.tap” should be produced. You can now copy this file wherever you wish.</text:p>
                </text:list-item>
                <text:list-item>
                  <text:p text:style-name="P20"><text:bookmark-start text:name="__RefNumPara__27431619"/><text:span text:style-name="T2">Install localization (not mandatory, but required for internationalization and localization support). The procedure is the same as for any other gettext enabled software.<text:line-break/>At first you have to compile the localizations to binary format. For this a makefile is prepared in the “server/locale” directory. Simply by doing “make” in this directory subdirectories containing individual language definitions should be created.<text:line-break/>You should then copy these subdirectories into a system-wide repository of gettext translations that is usually located in “/usr/share/locale/”. For example, to install the </text:span><text:soft-page-break/><text:span text:style-name="T2">Czech localization, you would run the following command: <text:line-break/></text:span><text:span text:style-name="T4">cp -r cs /usr/share/locale/</text:span><text:bookmark-end text:name="__RefNumPara__27431619"/></text:p>
                </text:list-item>
              </text:list>
            </text:list-item>
            <text:list-item>
              <text:p text:style-name="P20"><text:span text:style-name="T3">Running Brailchem server</text:span><text:span text:style-name="T2"> – the brailchem.tap file is used to start the server from the command line. You can use the following command to perform this task:</text:span></text:p>
              <text:p text:style-name="P36">&gt;&gt; twistd -nf brailchem.tap</text:p>
              <text:p text:style-name="P36"/>
              <text:p text:style-name="P23">If everything is running OK, you should get an output similar to the following:</text:p>
              <text:p text:style-name="P36">2008-12-17 10:05:39+0100 [-] Log opened.</text:p>
              <text:p text:style-name="P35"><text:span text:style-name="T2">2008-12-17 10:05:39+0100 [-] twistd 8.1.0 (/usr/bin/python 2.5.2) </text:span><text:span text:style-name="T2">starting up</text:span></text:p>
              <text:p text:style-name="P36">2008-12-17 10:05:39+0100 [-] reactor class: &lt;class 'twisted.internet.selectreactor.SelectReactor'&gt;</text:p>
              <text:p text:style-name="P36">2008-12-17 10:05:39+0100 [-] twisted.web.server.Site starting on 8000</text:p>
              <text:p text:style-name="P36">2008-12-17 10:05:39+0100 [-] Starting factory &lt;twisted.web.server.Site instance at 0x93b0e0&gt;</text:p>
              <text:p text:style-name="P36"/>
              <text:p text:style-name="P23">To verify that everything is running, you may now use the Brailchem client, set the server address to “localhost”, when installing on the computer you are also testing on, or the address of the server. You should now be able to use any of the Applications available in Brailchem – for example the Periodic Table.</text:p>
            </text:list-item>
          </text:list>
        </text:list-item>
        <text:list-item>
          <text:p text:style-name="P20"><text:bookmark-start text:name="__RefNumPara__30241917"/><text:span text:style-name="T3">Installation of the InChI software</text:span><text:span text:style-name="T2"> (optional but highly recommended) – the InChI software is necessary for InChI generation, which is the basis of structure storage used by the structure database used for naming of molecules. Therefore in order for the server to be able to supply names to chemical structures, it is necessary to install the InChI software.</text:span><text:bookmark-end text:name="__RefNumPara__30241917"/></text:p>
          <text:p text:style-name="P23">At the time of writing of this documentation, the InChI software was not commonly made part of Linux distributions and therefore has to be installed separately, independent of the systems package manager.</text:p>
          <text:p text:style-name="P20"><text:span text:style-name="T2">The software may be obtained at </text:span><text:a xlink:type="simple" xlink:href="http://old.iupac.org/inchi/"><text:span text:style-name="T2">http://old.iupac.org/inchi/</text:span></text:a><text:span text:style-name="T2"> and the executable “cInChI-1” should be either placed into the directory “/usr/local/bin/” or the path to it has to be changed in </text:span><text:soft-page-break/><text:span text:style-name="T2">the OASA configuration file (see chapter </text:span><text:span text:style-name="T2"><text:bookmark-ref text:reference-format="text" text:ref-name="__RefHeading__32647117">InChI software</text:bookmark-ref></text:span><text:span text:style-name="T2"> on page </text:span><text:span text:style-name="T2"><text:bookmark-ref text:reference-format="page" text:ref-name="__RefHeading__32647117">11</text:bookmark-ref></text:span><text:span text:style-name="T2"> for more information).</text:span></text:p>
        </text:list-item>
        <text:list-item>
          <text:p text:style-name="P21">Installation of OpenBabel and its Python bindings<text:span text:style-name="T2"> (optional but highly recommended) - OpenBabel is a cheminformatics toolkit which contains support for reading and writing of a large number of chemical formats. In order to extend the number of formats Brailchem supports, it should be installed.</text:span></text:p>
          <text:p text:style-name="P23">Most of the times a package from the systems package manager could be used, however you must ensure that version 2.2.0 or later is used and that the python bindings (which might be in a separate package) are installed as well.</text:p>
        </text:list-item>
      </text:list>
      <text:h text:style-name="P29" text:outline-level="2">Architecture</text:h>
      <text:h text:style-name="Heading_20_3" text:outline-level="3"><text:bookmark-start text:name="__RefHeading__28116119"/>HTTP Interface<text:bookmark-end text:name="__RefHeading__28116119"/></text:h>
      <text:p text:style-name="Text_20_body">The Brailchem server is a classical HTTP server written in the Python programming language with the help of several specialized libraries.</text:p>
      <text:p text:style-name="Text_20_body">The data are uploaded by the client using a standard POST HTTP request to a task-specific URL and answer is retrieved in a form of relatively simple XML document. This way it should be possible to write custom client applications using a wide variety of technologies and programs, ranging from AJAX client running completely inside a browser to an interface to a complex program written in C or Java.</text:p>
      <text:p text:style-name="Text_20_body">It is the task of the server to process the data from each request and provide a response. For this task the server uses a generic object model described in following chapter.</text:p>
      <text:p text:style-name="Text_20_body">To be able to easily distinguish between different types of requests, the server uses different URLs for different task. The following table (<text:sequence-ref text:reference-format="category-and-value" text:ref-name="refTable1">Table 2</text:sequence-ref>) summarizes the URLs that are handled by the server.</text:p>
      <text:p text:style-name="P14">Table <text:sequence text:ref-name="refTable1" text:name="Table" text:formula="ooow:Table+1" style:num-format="1">2</text:sequence>: URLs handled by the HTTP interface</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URL</text:p>
          </table:table-cell>
          <table:table-cell table:style-name="Table2.A1" office:value-type="string">
            <text:p text:style-name="Table_20_Heading">Arguments</text:p>
          </table:table-cell>
          <table:table-cell table:style-name="Table2.C1" office:value-type="string">
            <text:p text:style-name="Table_20_Heading">Description</text:p>
          </table:table-cell>
        </table:table-row>
        <table:table-row>
          <table:table-cell table:style-name="Table2.A2" office:value-type="string">
            <text:p text:style-name="Table_20_Contents">/periodic</text:p>
          </table:table-cell>
          <table:table-cell table:style-name="Table2.A2" office:value-type="string">
            <text:p text:style-name="Table_20_Contents">language</text:p>
          </table:table-cell>
          <table:table-cell table:style-name="Table2.C2" office:value-type="string">
            <text:p text:style-name="Table_20_Contents">returns the periodic table in XML format, see <text:bookmark-ref text:reference-format="text" text:ref-name="__RefHeading__33363318">Periodic table format</text:bookmark-ref> on page <text:bookmark-ref text:reference-format="page" text:ref-name="__RefHeading__33363318">27</text:bookmark-ref> for more information</text:p>
          </table:table-cell>
        </table:table-row>
        <table:table-row>
          <table:table-cell table:style-name="Table2.A2" office:value-type="string">
            <text:p text:style-name="Table_20_Contents">/formats</text:p>
          </table:table-cell>
          <table:table-cell table:style-name="Table2.A2" office:value-type="string">
            <text:p text:style-name="Table_20_Contents">language</text:p>
          </table:table-cell>
          <table:table-cell table:style-name="Table2.C2" office:value-type="string">
            <text:p text:style-name="Table_20_Contents">returns a list of all chemical formats supported by the Molecular browser application. See <text:bookmark-ref text:reference-format="text" text:ref-name="__RefHeading__33365418">Available formats format</text:bookmark-ref> on page <text:bookmark-ref text:reference-format="page" text:ref-name="__RefHeading__33365418">29</text:bookmark-ref> for more information.</text:p>
          </table:table-cell>
        </table:table-row>
        <table:table-row>
          <table:table-cell table:style-name="Table2.A2" office:value-type="string">
            <text:p text:style-name="Table_20_Contents">/chemfile</text:p>
          </table:table-cell>
          <table:table-cell table:style-name="Table2.A2" office:value-type="string">
            <text:p text:style-name="Table_20_Contents">language, format, uploaded_file</text:p>
          </table:table-cell>
          <table:table-cell table:style-name="Table2.C2" office:value-type="string">
            <text:p text:style-name="Table_20_Contents">returns a description of a molecule or reaction. The arguments are “format” - the name of chemical format of the submitted data and “uploaded_file” - the actual content of the submitted file or text. For more details about the returned XML format see chapter <text:bookmark-ref text:reference-format="text" text:ref-name="__RefHeading__33366718">Molecular information format</text:bookmark-ref><text:soft-page-break/> on page <text:bookmark-ref text:reference-format="page" text:ref-name="__RefHeading__33366718">30</text:bookmark-ref></text:p>
          </table:table-cell>
        </table:table-row>
        <table:table-row>
          <table:table-cell table:style-name="Table2.A2" office:value-type="string">
            <text:p text:style-name="Table_20_Contents">/smiles</text:p>
          </table:table-cell>
          <table:table-cell table:style-name="Table2.A2" office:value-type="string">
            <text:p text:style-name="Table_20_Contents">language</text:p>
          </table:table-cell>
          <table:table-cell table:style-name="Table2.C2" office:value-type="string">
            <text:p text:style-name="Table_20_Contents">An older interface for submission of data in SMILES. It was discarded in favor of the generic “chemfile” interface, but can still be used for testing purposes. The SMILES string is given as part of the URL, for example “/smiles/CCC=O”. The return format is the same as for the “chemfile” interface.</text:p>
          </table:table-cell>
        </table:table-row>
      </table:table>
      <text:p text:style-name="Text_20_body"/>
      <text:p text:style-name="Text_20_body">Handlers of all URLs accept language attribute which describes the language that should be used when sending language dependent data back to the client. See chapter <text:bookmark-ref text:reference-format="text" text:ref-name="__RefHeading__26425984">Localization</text:bookmark-ref> on page <text:bookmark-ref text:reference-format="page" text:ref-name="__RefHeading__26425984">24</text:bookmark-ref> for more details.</text:p>
      <text:h text:style-name="Heading_20_3" text:outline-level="3">Object model</text:h>
      <text:p text:style-name="Text_20_body">All data that the Brailchem server deals with are internally represented as objects. The object model used to describe chemical entities and reactions in the Brailchem server was carefully designed to be as general as possible and allow description of other kinds of data. Therefore the data are not modeled using objects such as <text:s/>“molecule” or “atom”, but are rather expressed in a more general way. The reason for this was to try to make the client part of the system independent of the area of science that it will describe. Therefore the server should act as a intermediary expert system which understands chemistry and can express chemical data in a structured way that is presentable by a general client.</text:p>
      <text:p text:style-name="Text_20_body">During the development of the system, it became clear that in order to supply users with as tuned-up and customized interaction with the system as possible, the idea of a generalized client would have to be abandoned. However the structure of the server object model remained the same in order to make the representation as general as possible, so that the client could remain in major part general and use specialized approach only to parts of the data that require specific treatment.</text:p>
      <text:p text:style-name="Text_20_body">This organization of data model, should make it possible to write other clients that would not require <text:soft-page-break/>specific knowledge of chemistry term to display data from the server.</text:p>
      <text:p text:style-name="Text_20_body">Each of the object types is described by a separate Python class. It is then the servers responsibility to create instances of these classes that correspond to individual parts of the problem at hand and connect them in a manner that would make sense to the user.</text:p>
      <text:p text:style-name="Text_20_body">The following table (<text:sequence-ref text:reference-format="category-and-value" text:ref-name="refTable2">Table 3</text:sequence-ref>) summarizes all the object types that are used by the Brailchem server.</text:p>
      <text:p text:style-name="P14">Table <text:sequence text:ref-name="refTable2" text:name="Table" text:formula="ooow:Table+1" style:num-format="1">3</text:sequence>: Object type overview</text:p>
      <table:table table:name="Table4" table:style-name="Table4">
        <table:table-column table:style-name="Table4.A"/>
        <table:table-column table:style-name="Table4.B"/>
        <table:table-row>
          <table:table-cell table:style-name="Table4.A1" office:value-type="string">
            <text:p text:style-name="Table_20_Heading">Object name</text:p>
          </table:table-cell>
          <table:table-cell table:style-name="Table4.B1" office:value-type="string">
            <text:p text:style-name="Table_20_Heading">Description</text:p>
          </table:table-cell>
        </table:table-row>
        <table:table-row>
          <table:table-cell table:style-name="Table4.A2" office:value-type="string">
            <text:p text:style-name="Table_20_Contents">Data</text:p>
          </table:table-cell>
          <table:table-cell table:style-name="Table4.B2" office:value-type="string">
            <text:p text:style-name="Table_20_Contents">Basic type used as basis for all the other types</text:p>
          </table:table-cell>
        </table:table-row>
        <table:table-row>
          <table:table-cell table:style-name="Table4.A2" office:value-type="string">
            <text:p text:style-name="Table_20_Contents">MultiView</text:p>
          </table:table-cell>
          <table:table-cell table:style-name="Table4.B2" office:value-type="string">
            <text:p text:style-name="Table_20_Contents">MultiView is an object that has multiple views that represent the object from different points of view. (molecule may be viewed as a picture, MF, Complex structure consisting of parts, etc.)<text:line-break/>Contains a list of Data object as individual views.</text:p>
          </table:table-cell>
        </table:table-row>
        <table:table-row>
          <table:table-cell table:style-name="Table4.A2" office:value-type="string">
            <text:p text:style-name="Table_20_Contents">Complex</text:p>
          </table:table-cell>
          <table:table-cell table:style-name="Table4.B2" office:value-type="string">
            <text:p text:style-name="Table_20_Contents">Complex is a structure that consists of smaller parts (see Part). It provides links to the parts. It is intended to be used as a View.<text:line-break/>In contains a list of parts.</text:p>
          </table:table-cell>
        </table:table-row>
        <table:table-row>
          <table:table-cell table:style-name="Table4.A2" office:value-type="string">
            <text:p text:style-name="Table_20_Contents">Part</text:p>
          </table:table-cell>
          <table:table-cell table:style-name="Table4.B2" office:value-type="string">
            <text:p text:style-name="Table_20_Contents">Part of some larger entity (see Complex). It provides links to other parts of the structure using Relation.</text:p>
          </table:table-cell>
        </table:table-row>
        <table:table-row>
          <table:table-cell table:style-name="Table4.A2" office:value-type="string">
            <text:p text:style-name="Table_20_Contents">Value</text:p>
          </table:table-cell>
          <table:table-cell table:style-name="Table4.B2" office:value-type="string">
            <text:p text:style-name="Table_20_Contents">Used to store a simple value.</text:p>
          </table:table-cell>
        </table:table-row>
        <table:table-row>
          <table:table-cell table:style-name="Table4.A2" office:value-type="string">
            <text:p text:style-name="Table_20_Contents">LanguageDependentValue</text:p>
          </table:table-cell>
          <table:table-cell table:style-name="Table4.B2" office:value-type="string">
            <text:p text:style-name="Table_20_Contents">Similar to Value, but its actual value varies with language.</text:p>
          </table:table-cell>
        </table:table-row>
        <table:table-row>
          <table:table-cell table:style-name="Table4.A2" office:value-type="string">
            <text:p text:style-name="Table_20_Contents">Relation</text:p>
          </table:table-cell>
          <table:table-cell table:style-name="Table4.B2" office:value-type="string">
            <text:p text:style-name="Table_20_Contents">this class is used to express relations between other Data-based classes, such as between Parts. It consists of its data_type and target.</text:p>
            <text:p text:style-name="Table_20_Contents">Uses might be: in math relation will express the operation between two subexpressions, in chemistry it might describe bond between atoms etc.</text:p>
          </table:table-cell>
        </table:table-row>
        <table:table-row>
          <table:table-cell table:style-name="Table4.A2" office:value-type="string">
            <text:p text:style-name="Table_20_Contents">PartMultiView</text:p>
          </table:table-cell>
          <table:table-cell table:style-name="Table4.B2" office:value-type="string">
            <text:p text:style-name="Table_20_Contents">Composite of Part and MultiView</text:p>
          </table:table-cell>
        </table:table-row>
        <table:table-row>
          <table:table-cell table:style-name="Table4.A2" office:value-type="string">
            <text:p text:style-name="Table_20_Contents">ValuePart</text:p>
          </table:table-cell>
          <table:table-cell table:style-name="Table4.B2" office:value-type="string">
            <text:p text:style-name="Table_20_Contents">Composite of Value and Part</text:p>
          </table:table-cell>
        </table:table-row>
      </table:table>
      <text:p text:style-name="Text_20_body"/>
      <text:p text:style-name="Text_20_body">The above described object can be used to describe any structure of any complexity. A composition of <text:soft-page-break/>individual object types, such as is shown on the example of PartMultiView, enables creation of derived object types.</text:p>
      <text:p text:style-name="Text_20_body">The following list shows all the data that are sent when a reaction or molecule is processed by the server and describes how they are treated in the object model.</text:p>
      <text:list xml:id="list1189288846" text:style-name="L4">
        <text:list-item>
          <text:p text:style-name="P25">Reactions – <text:span text:style-name="T6">MultiView</text:span> instance containing one view:</text:p>
          <text:list>
            <text:list-item>
              <text:p text:style-name="P25">Reaction components – <text:span text:style-name="T6">Complex </text:span>containing several parts:</text:p>
              <text:list>
                <text:list-item>
                  <text:p text:style-name="P25">Reactants, Reagents, Products – <text:span text:style-name="T6">Complex</text:span>es containing individual molecules as Parts of each category</text:p>
                  <text:list>
                    <text:list-item>
                      <text:p text:style-name="P25">Molecule – <text:span text:style-name="T6">PartMultiView </text:span>containing different data as individual views</text:p>
                      <text:list>
                        <text:list-item>
                          <text:p text:style-name="P25">Basic information like name, molecular weight, net charge, net multiplicity, etc. Represented either by a <text:span text:style-name="T6">Value</text:span> of <text:span text:style-name="T6">LanguageDependentValue</text:span>.</text:p>
                        </text:list-item>
                        <text:list-item>
                          <text:p text:style-name="P25">Picture encoded in SVG (this picture is intended for a seeing tutor who would help the student in learning). Represented by <text:span text:style-name="T6">Value</text:span>.</text:p>
                        </text:list-item>
                        <text:list-item>
                          <text:p text:style-name="P25">Fragments - <text:span text:style-name="T6">Complex</text:span> of common reactive groups, each group contains a <text:span text:style-name="T6">Complex</text:span> of atoms – the representation is the same as for molecules list of atoms described below.</text:p>
                        </text:list-item>
                        <text:list-item>
                          <text:p text:style-name="P25">Atoms – <text:span text:style-name="T6">Complex</text:span> representing a list of atoms. When a molecule contians a chiral center, its stereochemistry is encoded using the order of atoms in this list + a single Value describing the direction of rotation that these atoms represent.</text:p>
                          <text:list>
                            <text:list-item>
                              <text:p text:style-name="P25">Atom – <text:span text:style-name="T6">PartMultiView</text:span> representing an atom.</text:p>
                              <text:list>
                                <text:list-item>
                                  <text:p text:style-name="P25">Basic information, such as symbol, name, charge and multiplicity as <text:soft-page-break/><text:span text:style-name="T6">Values</text:span>.</text:p>
                                </text:list-item>
                                <text:list-item>
                                  <text:p text:style-name="P25">Stereochemistry as <text:span text:style-name="T7">Value</text:span> for chiral centers – see above.</text:p>
                                </text:list-item>
                                <text:list-item>
                                  <text:p text:style-name="P25">Information of how many rings this atom is part as <text:span text:style-name="T6">Value</text:span><text:span text:style-name="T1">.</text:span></text:p>
                                </text:list-item>
                                <text:list-item>
                                  <text:p text:style-name="P25">Other information – electronic configuration, etc. to make finding these data as simple as possible for the beginners as <text:span text:style-name="T6">Values</text:span>.</text:p>
                                </text:list-item>
                                <text:list-item>
                                  <text:p text:style-name="P25"><text:span text:style-name="T6">Relations </text:span>to neighbors describing either bonds or relative stereochemistry like <text:span text:style-name="T6">E</text:span>/<text:span text:style-name="T6">Z</text:span><text:span text:style-name="T1"> stereochemistry of double bonds.</text:span></text:p>
                                  <text:list>
                                    <text:list-item>
                                      <text:p text:style-name="P25"><text:span text:style-name="T1">Bonds – </text:span><text:span text:style-name="T6">Relation</text:span><text:span text:style-name="T1"> describing a bond between atoms. It has additional property “aromatic” showing if the bond is aromatic (or rather part of an aromatic ring) or not.</text:span></text:p>
                                    </text:list-item>
                                    <text:list-item>
                                      <text:p text:style-name="P25"><text:span text:style-name="T1">Stereochemical relations – </text:span><text:span text:style-name="T6">Relations</text:span><text:span text:style-name="T1"> describing relative position of atom in relative stereochemistry. <text:s/>This kind of stereochemistry is not associated with the bond, but each atom neighboring to an atom of the double bond has a relation describing it position to each other such atom – either same or opposite side of the double bond at hand.</text:span></text:p>
                                    </text:list-item>
                                  </text:list>
                                </text:list-item>
                              </text:list>
                            </text:list-item>
                          </text:list>
                        </text:list-item>
                      </text:list>
                    </text:list-item>
                  </text:list>
                </text:list-item>
              </text:list>
            </text:list-item>
          </text:list>
        </text:list-item>
      </text:list>
      <text:h text:style-name="Heading_20_3" text:outline-level="3">Data model</text:h>
      <text:p text:style-name="Text_20_body">As was described in the earlier chapter, one of the fundamental features of the developed data representation is the usage of data types to describe individual pieces of data in the system. The data types define what a piece of data means, both using a computer usable ID and two human readable descriptions. This fact allows the system to display the data to the user without knowledge of chemistry – it is up to the user to handle the data properly based on their description. It is on the other hand <text:soft-page-break/>possible for the client software to use the ID (which unlike the description is independent of selected localization language) to treat some data in a specific way, thus allowing customized clients for different areas of science.</text:p>
      <text:p text:style-name="Text_20_body">Another value that is associated with a data type is its priority. This value allows the client to properly assess the importance of individual data fields. It also give the user the capability to override the default priorities of data types (based on their ID) and thus allow customization of the system that is completely independent of the problem at hand, because it is based on topic neutral IDs. </text:p>
      <text:p text:style-name="Text_20_body">The following table (<text:sequence-ref text:reference-format="category-and-value" text:ref-name="refTable3">Table 4</text:sequence-ref>) describes all the data types that are defined in the Brailchem server.</text:p>
      <text:p text:style-name="P14">Table <text:sequence text:ref-name="refTable3" text:name="Table" text:formula="ooow:Table+1" style:num-format="1">4</text:sequence>: Data type overview</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Heading">Data type ID</text:p>
          </table:table-cell>
          <table:table-cell table:style-name="Table5.B1" office:value-type="string">
            <text:p text:style-name="Table_20_Heading">Short description</text:p>
          </table:table-cell>
          <table:table-cell table:style-name="Table5.B1" office:value-type="string">
            <text:p text:style-name="Table_20_Heading">Long description</text:p>
          </table:table-cell>
          <table:table-cell table:style-name="Table5.D1" office:value-type="string">
            <text:p text:style-name="Table_20_Heading">Priority</text:p>
          </table:table-cell>
        </table:table-row>
        <table:table-row table:style-name="Table5.1">
          <table:table-cell table:style-name="Table5.A2" office:value-type="string">
            <text:p text:style-name="P12">ATOM</text:p>
          </table:table-cell>
          <table:table-cell table:style-name="Table5.B2" office:value-type="string">
            <text:p text:style-name="P12">Atom</text:p>
          </table:table-cell>
          <table:table-cell table:style-name="Table5.B2" office:value-type="string">
            <text:p text:style-name="P12">Atom</text:p>
          </table:table-cell>
          <table:table-cell table:style-name="Table5.D2" office:value-type="float" office:value="1">
            <text:p text:style-name="P13">1</text:p>
          </table:table-cell>
        </table:table-row>
        <table:table-row table:style-name="Table5.1">
          <table:table-cell table:style-name="Table5.B2" office:value-type="string">
            <text:p text:style-name="P12">ATOM_CHARGE</text:p>
          </table:table-cell>
          <table:table-cell table:style-name="Table5.B2" office:value-type="string">
            <text:p text:style-name="P12">Charge</text:p>
          </table:table-cell>
          <table:table-cell table:style-name="Table5.B2" office:value-type="string">
            <text:p text:style-name="P12">Atom charge</text:p>
          </table:table-cell>
          <table:table-cell table:style-name="Table5.D2" office:value-type="float" office:value="185">
            <text:p text:style-name="P13">185</text:p>
          </table:table-cell>
        </table:table-row>
        <table:table-row table:style-name="Table5.1">
          <table:table-cell table:style-name="Table5.B2" office:value-type="string">
            <text:p text:style-name="P12">ATOM_MULTIPLICITY</text:p>
          </table:table-cell>
          <table:table-cell table:style-name="Table5.B2" office:value-type="string">
            <text:p text:style-name="P12">Multiplicity</text:p>
          </table:table-cell>
          <table:table-cell table:style-name="Table5.B2" office:value-type="string">
            <text:p text:style-name="P12">Number of unpaired electrons plus one</text:p>
          </table:table-cell>
          <table:table-cell table:style-name="Table5.D2" office:value-type="float" office:value="184">
            <text:p text:style-name="P13">184</text:p>
          </table:table-cell>
        </table:table-row>
        <table:table-row table:style-name="Table5.1">
          <table:table-cell table:style-name="Table5.B2" office:value-type="string">
            <text:p text:style-name="P12">ATOM_SYMBOL</text:p>
          </table:table-cell>
          <table:table-cell table:style-name="Table5.B2" office:value-type="string">
            <text:p text:style-name="P12">Symbol</text:p>
          </table:table-cell>
          <table:table-cell table:style-name="Table5.B2" office:value-type="string">
            <text:p text:style-name="P12">Atom symbol</text:p>
          </table:table-cell>
          <table:table-cell table:style-name="Table5.D2" office:value-type="float" office:value="200">
            <text:p text:style-name="P13">200</text:p>
          </table:table-cell>
        </table:table-row>
        <table:table-row table:style-name="Table5.1">
          <table:table-cell table:style-name="Table5.B2" office:value-type="string">
            <text:p text:style-name="P12">ATOM_WEIGHT</text:p>
          </table:table-cell>
          <table:table-cell table:style-name="Table5.B2" office:value-type="string">
            <text:p text:style-name="P12">Atomic weight</text:p>
          </table:table-cell>
          <table:table-cell table:style-name="Table5.B2" office:value-type="string">
            <text:p text:style-name="P12">Atomic weight</text:p>
          </table:table-cell>
          <table:table-cell table:style-name="Table5.D2" office:value-type="float" office:value="80">
            <text:p text:style-name="P13">80</text:p>
          </table:table-cell>
        </table:table-row>
        <table:table-row table:style-name="Table5.1">
          <table:table-cell table:style-name="Table5.B2" office:value-type="string">
            <text:p text:style-name="P12">ATOMS</text:p>
          </table:table-cell>
          <table:table-cell table:style-name="Table5.B2" office:value-type="string">
            <text:p text:style-name="P12">Atoms</text:p>
          </table:table-cell>
          <table:table-cell table:style-name="Table5.B2" office:value-type="string">
            <text:p text:style-name="P12">Atoms</text:p>
          </table:table-cell>
          <table:table-cell table:style-name="Table5.D2" office:value-type="float" office:value="3">
            <text:p text:style-name="P13">3</text:p>
          </table:table-cell>
        </table:table-row>
        <table:table-row table:style-name="Table5.1">
          <table:table-cell table:style-name="Table5.B2" office:value-type="string">
            <text:p text:style-name="P12">DESC</text:p>
          </table:table-cell>
          <table:table-cell table:style-name="Table5.B2" office:value-type="string">
            <text:p text:style-name="P12">Description</text:p>
          </table:table-cell>
          <table:table-cell table:style-name="Table5.B2" office:value-type="string">
            <text:p text:style-name="P12">Description</text:p>
          </table:table-cell>
          <table:table-cell table:style-name="Table5.D2" office:value-type="float" office:value="20">
            <text:p text:style-name="P13">20</text:p>
          </table:table-cell>
        </table:table-row>
        <table:table-row table:style-name="Table5.1">
          <table:table-cell table:style-name="Table5.B2" office:value-type="string">
            <text:p text:style-name="P12">ELEMENT_GROUP</text:p>
          </table:table-cell>
          <table:table-cell table:style-name="Table5.B2" office:value-type="string">
            <text:p text:style-name="P12">Element group</text:p>
          </table:table-cell>
          <table:table-cell table:style-name="Table5.B2" office:value-type="string">
            <text:p text:style-name="P12">Element group</text:p>
          </table:table-cell>
          <table:table-cell table:style-name="Table5.D2" office:value-type="float" office:value="150">
            <text:p text:style-name="P13">150</text:p>
          </table:table-cell>
        </table:table-row>
        <table:table-row table:style-name="Table5.1">
          <table:table-cell table:style-name="Table5.B2" office:value-type="string">
            <text:p text:style-name="P12">ELEMENT_NAME</text:p>
          </table:table-cell>
          <table:table-cell table:style-name="Table5.B2" office:value-type="string">
            <text:p text:style-name="P12">Element name</text:p>
          </table:table-cell>
          <table:table-cell table:style-name="Table5.B2" office:value-type="string">
            <text:p text:style-name="P12">Element name</text:p>
          </table:table-cell>
          <table:table-cell table:style-name="Table5.D2" office:value-type="float" office:value="190">
            <text:p text:style-name="P13">190</text:p>
          </table:table-cell>
        </table:table-row>
        <table:table-row table:style-name="Table5.1">
          <table:table-cell table:style-name="Table5.B2" office:value-type="string">
            <text:p text:style-name="P12">EN</text:p>
          </table:table-cell>
          <table:table-cell table:style-name="Table5.B2" office:value-type="string">
            <text:p text:style-name="P12">Electronegativity</text:p>
          </table:table-cell>
          <table:table-cell table:style-name="Table5.B2" office:value-type="string">
            <text:p text:style-name="P12">Electronegativity</text:p>
          </table:table-cell>
          <table:table-cell table:style-name="Table5.D2" office:value-type="float" office:value="60">
            <text:p text:style-name="P13">60</text:p>
          </table:table-cell>
        </table:table-row>
        <table:table-row table:style-name="Table5.1">
          <table:table-cell table:style-name="Table5.B2" office:value-type="string">
            <text:p text:style-name="P12">FRAGMENT</text:p>
          </table:table-cell>
          <table:table-cell table:style-name="Table5.B2" office:value-type="string">
            <text:p text:style-name="P12">Fragment</text:p>
          </table:table-cell>
          <table:table-cell table:style-name="Table5.B2" office:value-type="string">
            <text:p text:style-name="P12">Molecular fragment</text:p>
          </table:table-cell>
          <table:table-cell table:style-name="Table5.D2" office:value-type="float" office:value="1">
            <text:p text:style-name="P13">1</text:p>
          </table:table-cell>
        </table:table-row>
        <table:table-row table:style-name="Table5.1">
          <table:table-cell table:style-name="Table5.B2" office:value-type="string">
            <text:p text:style-name="P12">FRAGMENT_COMPOUND_TYPE</text:p>
          </table:table-cell>
          <table:table-cell table:style-name="Table5.B2" office:value-type="string">
            <text:p text:style-name="P12">Compound type</text:p>
          </table:table-cell>
          <table:table-cell table:style-name="Table5.B2" office:value-type="string">
            <text:p text:style-name="P12">Type of compound this fragment represents</text:p>
          </table:table-cell>
          <table:table-cell table:style-name="Table5.D2" office:value-type="float" office:value="15">
            <text:p text:style-name="P13">15</text:p>
          </table:table-cell>
        </table:table-row>
        <table:table-row table:style-name="Table5.1">
          <table:table-cell table:style-name="Table5.B2" office:value-type="string">
            <text:p text:style-name="P12">FRAGMENT_NAME</text:p>
          </table:table-cell>
          <table:table-cell table:style-name="Table5.B2" office:value-type="string">
            <text:p text:style-name="P12">Fragment name</text:p>
          </table:table-cell>
          <table:table-cell table:style-name="Table5.B2" office:value-type="string">
            <text:p text:style-name="P12">Name of the chemical group this fragment represents</text:p>
          </table:table-cell>
          <table:table-cell table:style-name="Table5.D2" office:value-type="float" office:value="20">
            <text:p text:style-name="P13">20</text:p>
          </table:table-cell>
        </table:table-row>
        <table:table-row table:style-name="Table5.1">
          <table:table-cell table:style-name="Table5.B2" office:value-type="string">
            <text:p text:style-name="P12">FRAGMENTS</text:p>
          </table:table-cell>
          <table:table-cell table:style-name="Table5.B2" office:value-type="string">
            <text:p text:style-name="P12">Fragments</text:p>
          </table:table-cell>
          <table:table-cell table:style-name="Table5.B2" office:value-type="string">
            <text:p text:style-name="P12">Molecular fragments</text:p>
          </table:table-cell>
          <table:table-cell table:style-name="Table5.D2" office:value-type="float" office:value="4">
            <text:p text:style-name="P13">4</text:p>
          </table:table-cell>
        </table:table-row>
        <table:table-row table:style-name="Table5.1">
          <table:table-cell table:style-name="Table5.B2" office:value-type="string">
            <text:p text:style-name="P12">LATIN_ELEMENT_NAME</text:p>
          </table:table-cell>
          <table:table-cell table:style-name="Table5.B2" office:value-type="string">
            <text:p text:style-name="P12">Latin element name</text:p>
          </table:table-cell>
          <table:table-cell table:style-name="Table5.B2" office:value-type="string">
            <text:p text:style-name="P12">Latin element name</text:p>
          </table:table-cell>
          <table:table-cell table:style-name="Table5.D2" office:value-type="float" office:value="40">
            <text:p text:style-name="P13">40</text:p>
          </table:table-cell>
        </table:table-row>
        <table:table-row table:style-name="Table5.1">
          <table:table-cell table:style-name="Table5.B2" office:value-type="string">
            <text:p text:style-name="P12">MF</text:p>
          </table:table-cell>
          <table:table-cell table:style-name="Table5.B2" office:value-type="string">
            <text:p text:style-name="P12">Molecular formula</text:p>
          </table:table-cell>
          <table:table-cell table:style-name="Table5.B2" office:value-type="string">
            <text:p text:style-name="P12">Molecular formula</text:p>
          </table:table-cell>
          <table:table-cell table:style-name="Table5.D2" office:value-type="float" office:value="15">
            <text:p text:style-name="P13">15</text:p>
          </table:table-cell>
        </table:table-row>
        <table:table-row table:style-name="Table5.1">
          <table:table-cell table:style-name="Table5.B2" office:value-type="string">
            <text:p text:style-name="P12">MOL_CHARGE</text:p>
          </table:table-cell>
          <table:table-cell table:style-name="Table5.B2" office:value-type="string">
            <text:p text:style-name="P12">Charge</text:p>
          </table:table-cell>
          <table:table-cell table:style-name="Table5.B2" office:value-type="string">
            <text:p text:style-name="P12">Net charge of the molecule</text:p>
          </table:table-cell>
          <table:table-cell table:style-name="Table5.D2" office:value-type="float" office:value="9">
            <text:p text:style-name="P13">9</text:p>
          </table:table-cell>
        </table:table-row>
        <table:table-row table:style-name="Table5.1">
          <table:table-cell table:style-name="Table5.B2" office:value-type="string">
            <text:p text:style-name="P12">MOL_MULTIPLICITY</text:p>
          </table:table-cell>
          <table:table-cell table:style-name="Table5.B2" office:value-type="string">
            <text:p text:style-name="P12">Multiplicity</text:p>
          </table:table-cell>
          <table:table-cell table:style-name="Table5.B2" office:value-type="string">
            <text:p text:style-name="P12">Net multiplicity of the molecule</text:p>
          </table:table-cell>
          <table:table-cell table:style-name="Table5.D2" office:value-type="float" office:value="8">
            <text:p text:style-name="P13">8</text:p>
          </table:table-cell>
        </table:table-row>
        <table:table-row table:style-name="Table5.1">
          <table:table-cell table:style-name="Table5.B2" office:value-type="string">
            <text:p text:style-name="P12">MOL_PICTURE</text:p>
          </table:table-cell>
          <table:table-cell table:style-name="Table5.B2" office:value-type="string">
            <text:p text:style-name="P12">Picture</text:p>
          </table:table-cell>
          <table:table-cell table:style-name="Table5.B2" office:value-type="string">
            <text:p text:style-name="P12">Picture of the molecule</text:p>
          </table:table-cell>
          <table:table-cell table:style-name="Table5.D2" office:value-type="float" office:value="25">
            <text:p text:style-name="P13">25</text:p>
          </table:table-cell>
        </table:table-row>
        <text:soft-page-break/>
        <table:table-row table:style-name="Table5.1">
          <table:table-cell table:style-name="Table5.B2" office:value-type="string">
            <text:p text:style-name="P12">MOLECULE</text:p>
          </table:table-cell>
          <table:table-cell table:style-name="Table5.B2" office:value-type="string">
            <text:p text:style-name="P12">Molecule</text:p>
          </table:table-cell>
          <table:table-cell table:style-name="Table5.B2" office:value-type="string">
            <text:p text:style-name="P12">Molecule</text:p>
          </table:table-cell>
          <table:table-cell table:style-name="Table5.D2" office:value-type="float" office:value="1">
            <text:p text:style-name="P13">1</text:p>
          </table:table-cell>
        </table:table-row>
        <table:table-row table:style-name="Table5.1">
          <table:table-cell table:style-name="Table5.B2" office:value-type="string">
            <text:p text:style-name="P12">MW</text:p>
          </table:table-cell>
          <table:table-cell table:style-name="Table5.B2" office:value-type="string">
            <text:p text:style-name="P12">Molecular weight</text:p>
          </table:table-cell>
          <table:table-cell table:style-name="Table5.B2" office:value-type="string">
            <text:p text:style-name="P12">Molecular weight</text:p>
          </table:table-cell>
          <table:table-cell table:style-name="Table5.D2" office:value-type="float" office:value="5">
            <text:p text:style-name="P13">5</text:p>
          </table:table-cell>
        </table:table-row>
        <table:table-row table:style-name="Table5.1">
          <table:table-cell table:style-name="Table5.B2" office:value-type="string">
            <text:p text:style-name="P12">NAME</text:p>
          </table:table-cell>
          <table:table-cell table:style-name="Table5.B2" office:value-type="string">
            <text:p text:style-name="P12">Name</text:p>
          </table:table-cell>
          <table:table-cell table:style-name="Table5.B2" office:value-type="string">
            <text:p text:style-name="P12">Compound name</text:p>
          </table:table-cell>
          <table:table-cell table:style-name="Table5.D2" office:value-type="float" office:value="20">
            <text:p text:style-name="P13">20</text:p>
          </table:table-cell>
        </table:table-row>
        <table:table-row table:style-name="Table5.1">
          <table:table-cell table:style-name="Table5.B2" office:value-type="string">
            <text:p text:style-name="P12">ORBITALS</text:p>
          </table:table-cell>
          <table:table-cell table:style-name="Table5.B2" office:value-type="string">
            <text:p text:style-name="P12">Electron structure</text:p>
          </table:table-cell>
          <table:table-cell table:style-name="Table5.B2" office:value-type="string">
            <text:p text:style-name="P12">Electron structure of occupied orbitals</text:p>
          </table:table-cell>
          <table:table-cell table:style-name="Table5.D2" office:value-type="float" office:value="100">
            <text:p text:style-name="P13">100</text:p>
          </table:table-cell>
        </table:table-row>
        <table:table-row table:style-name="Table5.1">
          <table:table-cell table:style-name="Table5.B2" office:value-type="string">
            <text:p text:style-name="P12">OX_NUMBERS</text:p>
          </table:table-cell>
          <table:table-cell table:style-name="Table5.B2" office:value-type="string">
            <text:p text:style-name="P12">Oxidation numbers</text:p>
          </table:table-cell>
          <table:table-cell table:style-name="Table5.B2" office:value-type="string">
            <text:p text:style-name="P12">Possible oxidation numbers for an atom</text:p>
          </table:table-cell>
          <table:table-cell table:style-name="Table5.D2" office:value-type="float" office:value="120">
            <text:p text:style-name="P13">120</text:p>
          </table:table-cell>
        </table:table-row>
        <table:table-row table:style-name="Table5.1">
          <table:table-cell table:style-name="Table5.B2" office:value-type="string">
            <text:p text:style-name="P12">PART_OF_RINGS</text:p>
          </table:table-cell>
          <table:table-cell table:style-name="Table5.B2" office:value-type="string">
            <text:p text:style-name="P12">Part of rings</text:p>
          </table:table-cell>
          <table:table-cell table:style-name="Table5.B2" office:value-type="string">
            <text:p text:style-name="P12">Of how many rings this atom is part</text:p>
          </table:table-cell>
          <table:table-cell table:style-name="Table5.D2" office:value-type="float" office:value="182">
            <text:p text:style-name="P13">182</text:p>
          </table:table-cell>
        </table:table-row>
        <table:table-row table:style-name="Table5.1">
          <table:table-cell table:style-name="Table5.B2" office:value-type="string">
            <text:p text:style-name="P12">PERIODIC_TABLE_COLUMN</text:p>
          </table:table-cell>
          <table:table-cell table:style-name="Table5.B2" office:value-type="string">
            <text:p text:style-name="P12">Column</text:p>
          </table:table-cell>
          <table:table-cell table:style-name="Table5.B2" office:value-type="string">
            <text:p text:style-name="P12">Periodic table column</text:p>
          </table:table-cell>
          <table:table-cell table:style-name="Table5.D2" office:value-type="float" office:value="170">
            <text:p text:style-name="P13">170</text:p>
          </table:table-cell>
        </table:table-row>
        <table:table-row table:style-name="Table5.1">
          <table:table-cell table:style-name="Table5.B2" office:value-type="string">
            <text:p text:style-name="P12">PERIODIC_TABLE_ROW</text:p>
          </table:table-cell>
          <table:table-cell table:style-name="Table5.B2" office:value-type="string">
            <text:p text:style-name="P12">Row</text:p>
          </table:table-cell>
          <table:table-cell table:style-name="Table5.B2" office:value-type="string">
            <text:p text:style-name="P12">Periodic table row</text:p>
          </table:table-cell>
          <table:table-cell table:style-name="Table5.D2" office:value-type="float" office:value="160">
            <text:p text:style-name="P13">160</text:p>
          </table:table-cell>
        </table:table-row>
        <table:table-row table:style-name="Table5.1">
          <table:table-cell table:style-name="Table5.B2" office:value-type="string">
            <text:p text:style-name="P12">PRODUCTS</text:p>
          </table:table-cell>
          <table:table-cell table:style-name="Table5.B2" office:value-type="string">
            <text:p text:style-name="P12">Products</text:p>
          </table:table-cell>
          <table:table-cell table:style-name="Table5.B2" office:value-type="string">
            <text:p text:style-name="P12">Products of a chemical reaction</text:p>
          </table:table-cell>
          <table:table-cell table:style-name="Table5.D2" office:value-type="float" office:value="1">
            <text:p text:style-name="P13">1</text:p>
          </table:table-cell>
        </table:table-row>
        <table:table-row table:style-name="Table5.1">
          <table:table-cell table:style-name="Table5.B2" office:value-type="string">
            <text:p text:style-name="P12">PROTON_NUMBER</text:p>
          </table:table-cell>
          <table:table-cell table:style-name="Table5.B2" office:value-type="string">
            <text:p text:style-name="P12">Proton number</text:p>
          </table:table-cell>
          <table:table-cell table:style-name="Table5.B2" office:value-type="string">
            <text:p text:style-name="P12">Proton number</text:p>
          </table:table-cell>
          <table:table-cell table:style-name="Table5.D2" office:value-type="float" office:value="180">
            <text:p text:style-name="P13">180</text:p>
          </table:table-cell>
        </table:table-row>
        <table:table-row table:style-name="Table5.1">
          <table:table-cell table:style-name="Table5.B2" office:value-type="string">
            <text:p text:style-name="P12">REACTANTS</text:p>
          </table:table-cell>
          <table:table-cell table:style-name="Table5.B2" office:value-type="string">
            <text:p text:style-name="P12">Reactants</text:p>
          </table:table-cell>
          <table:table-cell table:style-name="Table5.B2" office:value-type="string">
            <text:p text:style-name="P12">Starting compounds of a reaction</text:p>
          </table:table-cell>
          <table:table-cell table:style-name="Table5.D2" office:value-type="float" office:value="1">
            <text:p text:style-name="P13">1</text:p>
          </table:table-cell>
        </table:table-row>
        <table:table-row table:style-name="Table5.1">
          <table:table-cell table:style-name="Table5.B2" office:value-type="string">
            <text:p text:style-name="P12">REACTION</text:p>
          </table:table-cell>
          <table:table-cell table:style-name="Table5.B2" office:value-type="string">
            <text:p text:style-name="P12">Reaction</text:p>
          </table:table-cell>
          <table:table-cell table:style-name="Table5.B2" office:value-type="string">
            <text:p text:style-name="P12">Chemical reaction</text:p>
          </table:table-cell>
          <table:table-cell table:style-name="Table5.D2" office:value-type="float" office:value="1">
            <text:p text:style-name="P13">1</text:p>
          </table:table-cell>
        </table:table-row>
        <table:table-row table:style-name="Table5.1">
          <table:table-cell table:style-name="Table5.B2" office:value-type="string">
            <text:p text:style-name="P12">REACTION_COMPONENTS</text:p>
          </table:table-cell>
          <table:table-cell table:style-name="Table5.B2" office:value-type="string">
            <text:p text:style-name="P12">Reaction components</text:p>
          </table:table-cell>
          <table:table-cell table:style-name="Table5.B2" office:value-type="string">
            <text:p text:style-name="P12">Components of a chemical reaction</text:p>
          </table:table-cell>
          <table:table-cell table:style-name="Table5.D2" office:value-type="float" office:value="1">
            <text:p text:style-name="P13">1</text:p>
          </table:table-cell>
        </table:table-row>
        <table:table-row table:style-name="Table5.1">
          <table:table-cell table:style-name="Table5.B2" office:value-type="string">
            <text:p text:style-name="P12">REAGENTS</text:p>
          </table:table-cell>
          <table:table-cell table:style-name="Table5.B2" office:value-type="string">
            <text:p text:style-name="P12">Reagents</text:p>
          </table:table-cell>
          <table:table-cell table:style-name="Table5.B2" office:value-type="string">
            <text:p text:style-name="P12">Additional components of a reaction - solvent, catalyst, etc.</text:p>
          </table:table-cell>
          <table:table-cell table:style-name="Table5.D2" office:value-type="float" office:value="1">
            <text:p text:style-name="P13">1</text:p>
          </table:table-cell>
        </table:table-row>
        <table:table-row table:style-name="Table5.1">
          <table:table-cell table:style-name="Table5.B2" office:value-type="string">
            <text:p text:style-name="P12">REL_AROMATIC_BOND</text:p>
          </table:table-cell>
          <table:table-cell table:style-name="Table5.B2" office:value-type="string">
            <text:p text:style-name="P12">Aromatic bond</text:p>
          </table:table-cell>
          <table:table-cell table:style-name="Table5.B2" office:value-type="string">
            <text:p text:style-name="P12">Aromatic bond</text:p>
          </table:table-cell>
          <table:table-cell table:style-name="Table5.D2" office:value-type="float" office:value="1">
            <text:p text:style-name="P13">1</text:p>
          </table:table-cell>
        </table:table-row>
        <table:table-row table:style-name="Table5.1">
          <table:table-cell table:style-name="Table5.B2" office:value-type="string">
            <text:p text:style-name="P12">REL_COMPOSED_FROM</text:p>
          </table:table-cell>
          <table:table-cell table:style-name="Table5.B2" office:value-type="string">
            <text:p text:style-name="P12">Composed from</text:p>
          </table:table-cell>
          <table:table-cell table:style-name="Table5.B2" office:value-type="string">
            <text:p text:style-name="P12">Composed from</text:p>
          </table:table-cell>
          <table:table-cell table:style-name="Table5.D2" office:value-type="float" office:value="1">
            <text:p text:style-name="P13">1</text:p>
          </table:table-cell>
        </table:table-row>
        <table:table-row table:style-name="Table5.1">
          <table:table-cell table:style-name="Table5.B2" office:value-type="string">
            <text:p text:style-name="P12">REL_DOUBLE_BOND</text:p>
          </table:table-cell>
          <table:table-cell table:style-name="Table5.B2" office:value-type="string">
            <text:p text:style-name="P12">Double bond</text:p>
          </table:table-cell>
          <table:table-cell table:style-name="Table5.B2" office:value-type="string">
            <text:p text:style-name="P12">Double bond</text:p>
          </table:table-cell>
          <table:table-cell table:style-name="Table5.D2" office:value-type="float" office:value="10">
            <text:p text:style-name="P13">10</text:p>
          </table:table-cell>
        </table:table-row>
        <table:table-row table:style-name="Table5.1">
          <table:table-cell table:style-name="Table5.B2" office:value-type="string">
            <text:p text:style-name="P12">REL_OPPOSITE_SIDE</text:p>
          </table:table-cell>
          <table:table-cell table:style-name="Table5.B2" office:value-type="string">
            <text:p text:style-name="P12">Opposite to</text:p>
          </table:table-cell>
          <table:table-cell table:style-name="Table5.B2" office:value-type="string">
            <text:p text:style-name="P12">Atom is on opposite side relative to the referenced atom</text:p>
          </table:table-cell>
          <table:table-cell table:style-name="Table5.D2" office:value-type="float" office:value="1">
            <text:p text:style-name="P13">1</text:p>
          </table:table-cell>
        </table:table-row>
        <table:table-row table:style-name="Table5.1">
          <table:table-cell table:style-name="Table5.B2" office:value-type="string">
            <text:p text:style-name="P12">REL_PRODUCED_FROM</text:p>
          </table:table-cell>
          <table:table-cell table:style-name="Table5.B2" office:value-type="string">
            <text:p text:style-name="P12">Produced from</text:p>
          </table:table-cell>
          <table:table-cell table:style-name="Table5.B2" office:value-type="string">
            <text:p text:style-name="P12">Produced from</text:p>
          </table:table-cell>
          <table:table-cell table:style-name="Table5.D2" office:value-type="float" office:value="1">
            <text:p text:style-name="P13">1</text:p>
          </table:table-cell>
        </table:table-row>
        <table:table-row table:style-name="Table5.1">
          <table:table-cell table:style-name="Table5.B2" office:value-type="string">
            <text:p text:style-name="P12">REL_PRODUCES</text:p>
          </table:table-cell>
          <table:table-cell table:style-name="Table5.B2" office:value-type="string">
            <text:p text:style-name="P12">Produces</text:p>
          </table:table-cell>
          <table:table-cell table:style-name="Table5.B2" office:value-type="string">
            <text:p text:style-name="P12">Produces</text:p>
          </table:table-cell>
          <table:table-cell table:style-name="Table5.D2" office:value-type="float" office:value="1">
            <text:p text:style-name="P13">1</text:p>
          </table:table-cell>
        </table:table-row>
        <table:table-row table:style-name="Table5.1">
          <table:table-cell table:style-name="Table5.B2" office:value-type="string">
            <text:p text:style-name="P12">REL_PRODUCT</text:p>
          </table:table-cell>
          <table:table-cell table:style-name="Table5.B2" office:value-type="string">
            <text:p text:style-name="P12">Product</text:p>
          </table:table-cell>
          <table:table-cell table:style-name="Table5.B2" office:value-type="string">
            <text:p text:style-name="P12">Product of a reaction</text:p>
          </table:table-cell>
          <table:table-cell table:style-name="Table5.D2" office:value-type="float" office:value="1">
            <text:p text:style-name="P13">1</text:p>
          </table:table-cell>
        </table:table-row>
        <table:table-row table:style-name="Table5.1">
          <table:table-cell table:style-name="Table5.B2" office:value-type="string">
            <text:p text:style-name="P12">REL_REACTANT</text:p>
          </table:table-cell>
          <table:table-cell table:style-name="Table5.B2" office:value-type="string">
            <text:p text:style-name="P12">Reactant</text:p>
          </table:table-cell>
          <table:table-cell table:style-name="Table5.B2" office:value-type="string">
            <text:p text:style-name="P12">Reactant of a reaction</text:p>
          </table:table-cell>
          <table:table-cell table:style-name="Table5.D2" office:value-type="float" office:value="1">
            <text:p text:style-name="P13">1</text:p>
          </table:table-cell>
        </table:table-row>
        <table:table-row table:style-name="Table5.1">
          <table:table-cell table:style-name="Table5.B2" office:value-type="string">
            <text:p text:style-name="P12">REL_REACTS_WITH</text:p>
          </table:table-cell>
          <table:table-cell table:style-name="Table5.B2" office:value-type="string">
            <text:p text:style-name="P12">Reacts with</text:p>
          </table:table-cell>
          <table:table-cell table:style-name="Table5.B2" office:value-type="string">
            <text:p text:style-name="P12">Reacts with</text:p>
          </table:table-cell>
          <table:table-cell table:style-name="Table5.D2" office:value-type="float" office:value="1">
            <text:p text:style-name="P13">1</text:p>
          </table:table-cell>
        </table:table-row>
        <table:table-row table:style-name="Table5.1">
          <table:table-cell table:style-name="Table5.B2" office:value-type="string">
            <text:p text:style-name="P12">REL_SAME_SIDE</text:p>
          </table:table-cell>
          <table:table-cell table:style-name="Table5.B2" office:value-type="string">
            <text:p text:style-name="P12">On the same side as</text:p>
          </table:table-cell>
          <table:table-cell table:style-name="Table5.B2" office:value-type="string">
            <text:p text:style-name="P12">Atom is on the same side relative to the referenced atom</text:p>
          </table:table-cell>
          <table:table-cell table:style-name="Table5.D2" office:value-type="float" office:value="1">
            <text:p text:style-name="P13">1</text:p>
          </table:table-cell>
        </table:table-row>
        <table:table-row table:style-name="Table5.1">
          <table:table-cell table:style-name="Table5.B2" office:value-type="string">
            <text:p text:style-name="P12">REL_SINGLE_BOND</text:p>
          </table:table-cell>
          <table:table-cell table:style-name="Table5.B2" office:value-type="string">
            <text:p text:style-name="P12">Single bond</text:p>
          </table:table-cell>
          <table:table-cell table:style-name="Table5.B2" office:value-type="string">
            <text:p text:style-name="P12">Single bond</text:p>
          </table:table-cell>
          <table:table-cell table:style-name="Table5.D2" office:value-type="float" office:value="10">
            <text:p text:style-name="P13">10</text:p>
          </table:table-cell>
        </table:table-row>
        <table:table-row table:style-name="Table5.1">
          <table:table-cell table:style-name="Table5.B2" office:value-type="string">
            <text:p text:style-name="P12">REL_TRIPLE_BOND</text:p>
          </table:table-cell>
          <table:table-cell table:style-name="Table5.B2" office:value-type="string">
            <text:p text:style-name="P12">Triple bond</text:p>
          </table:table-cell>
          <table:table-cell table:style-name="Table5.B2" office:value-type="string">
            <text:p text:style-name="P12">Triple bond</text:p>
          </table:table-cell>
          <table:table-cell table:style-name="Table5.D2" office:value-type="float" office:value="10">
            <text:p text:style-name="P13">10</text:p>
          </table:table-cell>
        </table:table-row>
        <table:table-row table:style-name="Table5.1">
          <table:table-cell table:style-name="Table5.B2" office:value-type="string">
            <text:p text:style-name="P12">RESULT</text:p>
          </table:table-cell>
          <table:table-cell table:style-name="Table5.B2" office:value-type="string">
            <text:p text:style-name="P12">Result</text:p>
          </table:table-cell>
          <table:table-cell table:style-name="Table5.B2" office:value-type="string">
            <text:p text:style-name="P12">Result</text:p>
          </table:table-cell>
          <table:table-cell table:style-name="Table5.D2" office:value-type="float" office:value="1">
            <text:p text:style-name="P13">1</text:p>
          </table:table-cell>
        </table:table-row>
        <table:table-row table:style-name="Table5.1">
          <table:table-cell table:style-name="Table5.B2" office:value-type="string">
            <text:p text:style-name="P12">SMILES</text:p>
          </table:table-cell>
          <table:table-cell table:style-name="Table5.B2" office:value-type="string">
            <text:p text:style-name="P12">SMILES</text:p>
          </table:table-cell>
          <table:table-cell table:style-name="Table5.B2" office:value-type="string">
            <text:p text:style-name="P12">Molecule encoded in SMILES format</text:p>
          </table:table-cell>
          <table:table-cell table:style-name="Table5.D2" office:value-type="float" office:value="7">
            <text:p text:style-name="P13">7</text:p>
          </table:table-cell>
        </table:table-row>
        <table:table-row table:style-name="Table5.1">
          <table:table-cell table:style-name="Table5.B2" office:value-type="string">
            <text:p text:style-name="P12">STEREOCHEMISTRY</text:p>
          </table:table-cell>
          <table:table-cell table:style-name="Table5.B2" office:value-type="string">
            <text:p text:style-name="P12">Stereochemistry</text:p>
          </table:table-cell>
          <table:table-cell table:style-name="Table5.B2" office:value-type="string">
            <text:p text:style-name="P12">Tetrahedral stereochemistry</text:p>
          </table:table-cell>
          <table:table-cell table:style-name="Table5.D2" office:value-type="float" office:value="183">
            <text:p text:style-name="P13">183</text:p>
          </table:table-cell>
        </table:table-row>
        <table:table-row table:style-name="Table5.1">
          <table:table-cell table:style-name="Table5.B2" office:value-type="string">
            <text:p text:style-name="P12">SUM</text:p>
          </table:table-cell>
          <table:table-cell table:style-name="Table5.B2" office:value-type="string">
            <text:p text:style-name="P12">Summary formula</text:p>
          </table:table-cell>
          <table:table-cell table:style-name="Table5.B2" office:value-type="string">
            <text:p text:style-name="P12">Summary formula</text:p>
          </table:table-cell>
          <table:table-cell table:style-name="Table5.D2" office:value-type="float" office:value="10">
            <text:p text:style-name="P13">10</text:p>
          </table:table-cell>
        </table:table-row>
        <table:table-row table:style-name="Table5.1">
          <table:table-cell table:style-name="Table5.B2" office:value-type="string">
            <text:p text:style-name="P12">VAL_ELECTRONS</text:p>
          </table:table-cell>
          <table:table-cell table:style-name="Table5.B2" office:value-type="string">
            <text:p text:style-name="P12">Valence electrons</text:p>
          </table:table-cell>
          <table:table-cell table:style-name="Table5.B2" office:value-type="string">
            <text:p text:style-name="P12">Number of valence electrons</text:p>
          </table:table-cell>
          <table:table-cell table:style-name="Table5.D2" office:value-type="float" office:value="140">
            <text:p text:style-name="P13">140</text:p>
          </table:table-cell>
        </table:table-row>
      </table:table>
      <text:p text:style-name="Text_20_body"/>
      <text:h text:style-name="Heading_20_3" text:outline-level="3"><text:bookmark-start text:name="__RefHeading__26425984"/><text:soft-page-break/>Localization<text:bookmark-end text:name="__RefHeading__26425984"/></text:h>
      <text:p text:style-name="Text_20_body">For localization of the Brailchem server the standard gettext interface is used. This means that all data in the source code to be translated are wrapped using a special function (usually called “_”) which serves both as a marker that this string should be translated and actually does the translation when the program is running.</text:p>
      <text:p text:style-name="Text_20_body"><text:span text:style-name="T6">Note:</text:span> Because some data in the detail_periodic_table.py were obtained from different sources for different languages (for example the names of elements, etc.) these data are not localized using gettext. Instead they are stored in a Python dictionary and are then handled separately when the data for the periodic table and molecular browser are prepared. This is normally not a problem, but should be taken into account when a new localization is created – see section <text:bookmark-ref text:reference-format="text" text:ref-name="__RefHeading__34334418">New localization</text:bookmark-ref> on page <text:bookmark-ref text:reference-format="page" text:ref-name="__RefHeading__34334418">35</text:bookmark-ref> for more information. (However, chances are that the name of elements are already translated, because there were able to obtain these data in more languages than the rest of the program was localized).</text:p>
      <text:p text:style-name="Text_20_body">Normally the desired localization would be set on program startup, however because the Brailchem server should be able to respond to requests demanding different language versions of the same data, we have used a mechanism for deferred translations which enables the server to translate the data upon serialization, not upon creation. The details of this approach are beyond the scope of this document.</text:p>
      <text:p text:style-name="Text_20_body">The language is changed per request based on the content of the “language” argument that is part of the POST data sent by the client. After processing the data, the server creates a response in which all the translatable data are already localized to the requested language (or in English when either no language was requested or the translation is not available). The client then displays the data without the need to do anything for the localization to work.</text:p>
      <text:h text:style-name="Heading_20_3" text:outline-level="3"><text:bookmark-start text:name="__RefHeading__29222312"/><text:soft-page-break/>Used technologies<text:bookmark-end text:name="__RefHeading__29222312"/></text:h>
      <text:p text:style-name="Text_20_body">The following sections would summarize libraries used by the server.</text:p>
      <text:h text:style-name="Heading_20_4" text:outline-level="4">Twisted</text:h>
      <text:p text:style-name="Text_20_body">Twisted is a Python framework for development of web servers of different kind. In case of Brailchem, we have used it to implement the HTTP server that is used for the communication with the client.</text:p>
      <text:h text:style-name="Heading_20_4" text:outline-level="4">OpenBabel</text:h>
      <text:p text:style-name="Text_20_body">OpenBabel is a very powerful program and library for handling of chemical data. It is free software written in the C++ programming, but it contains wrappers for the Python programming language and was thus immediately usable in Brailchem development.</text:p>
      <text:p text:style-name="Text_20_body">OpenBabel use used in the server mainly through the OASA library. It is used especially because of its ability to read many existing chemical formats and thus enabled us to provide access to nearly one hundred of input formats from the server. This amount should be enough for the user to be able to use almost any input data he encounters.</text:p>
      <text:h text:style-name="Heading_20_4" text:outline-level="4">OASA</text:h>
      <text:p text:style-name="Text_20_body">OASA is a chemical library written in Python that enables handling of chemical structures inside a program. It contains functions for reading and writing of structures in standard chemical formats and presents the programmer with a object oriented model of these structures, such as reactions, molecules, atoms, etc.</text:p>
      <text:p text:style-name="Text_20_body">Because this library was written by the author of the Brailchem server and because it uses a compatible license for its use and modifications, it could be conveniently used in development of Brailchem. (The fact that the central chemical library of the system was not written specifically for this project, but rather reused and customized, assures its further development and therefore future additions to the <text:soft-page-break/>Brailchem software.)</text:p>
      <text:p text:style-name="Text_20_body">The <text:s/>OASA library is thus the central point of chemistry knowledge in the system. When other libraries are used, they are not used directly, but rather through the OASA library. Having such a central library for chemistry allowed us to clearly separate the responsibilities of parts of the system – all development of new techniques for handling chemical structures, etc. was done on the OASA library, while all code that is specific to the server resides in the Brailchem server itself. The Brailchem server itself does not do any analysis of chemical data itself, but rather interfaces OASA where appropriate functionality is implemented. </text:p>
      <text:h text:style-name="Heading_20_4" text:outline-level="4">InChI software</text:h>
      <text:p text:style-name="Text_20_body">This software is developed by IUPAC and NIST and enables generation of InChI strings from input in either Molfile or CML. In Brailchem this format is extensively used because of its canonical form – the same string is produced for the same molecule independent of how it was drawn.</text:p>
      <text:p text:style-name="Text_20_body">This fact makes InChI ideal as a key for chemical structure database and we therefore use it in the database of chemical names which is used to name molecules by the molecular browser.</text:p>
      <text:h text:style-name="Heading_20_4" text:outline-level="4">Gettext</text:h>
      <text:p text:style-name="Text_20_body">Gettext is a standardized interface for handling localization of applications. Its use in the Brailchem server is described in more detail in chapter <text:s/><text:bookmark-ref text:reference-format="text" text:ref-name="__RefHeading__26422003">Error: Reference source not found</text:bookmark-ref><text:bookmark-ref text:reference-format="text" text:ref-name="__RefHeading__26425984">Localization</text:bookmark-ref>. </text:p>
      <text:h text:style-name="Heading_20_2" text:outline-level="2"/>
      <text:h text:style-name="P29" text:outline-level="2"><text:bookmark-start text:name="__RefHeading__28493118"/>Client-server communication<text:bookmark-end text:name="__RefHeading__28493118"/></text:h>
      <text:p text:style-name="Text_20_body">The following sections describe in more detail the process or client-server communication as well as the protocol used.</text:p>
      <text:h text:style-name="Heading_20_3" text:outline-level="3">Data transfer protocol</text:h>
      <text:p text:style-name="Text_20_body">To transfer data between the server and the client relatively simple XML formats are used. The formats are described formally by a Relax NG and XML Schema schemata which are available in appendix (<text:bookmark-ref text:reference-format="text" text:ref-name="__RefHeading__33231217">Appendix 1: Schemata of the server-client communication protocol</text:bookmark-ref>).</text:p>
      <text:p text:style-name="Text_20_body">There are three different types of XML based formats used by the server – one for the Periodic table application, and two for the Molecule browser application (one with a list of supported formats, second with the actual result of molecule analysis).</text:p>
      <text:h text:style-name="Heading_20_3" text:outline-level="3">Example data serialization explained</text:h>
      <text:p text:style-name="Text_20_body">In this chapter we will briefly describe the basic workings of formats used in communication between Brailchem client and server. We will use simple examples to demonstrate the structure of the data.</text:p>
      <text:h text:style-name="Heading_20_4" text:outline-level="4"><text:bookmark-start text:name="__RefHeading__33363318"/>Periodic table format<text:bookmark-end text:name="__RefHeading__33363318"/></text:h>
      <text:p text:style-name="Text_20_body">The format used for transfer of data about periodic table is a very simple serialization of all data available about each chemical element. The following code shows a excerpt of this format:</text:p>
      <text:p text:style-name="Preformatted_20_Text"><text:bookmark text:name="line1"/>&lt;?xml version="1.0" ?&gt;</text:p>
      <text:p text:style-name="Preformatted_20_Text">&lt;periodic&gt;</text:p>
      <text:p text:style-name="Preformatted_20_Text"><text:s/>&lt;element symbol="Ru"&gt;</text:p>
      <text:p text:style-name="Preformatted_20_Text"><text:s text:c="2"/>&lt;property label="Symbol" name="ATOM_SYMBOL" value="Ru"/&gt;</text:p>
      <text:p text:style-name="Preformatted_20_Text"><text:s text:c="2"/>&lt;property label="Element name" name="ELEMENT_NAME" value="ruthenium"/&gt;</text:p>
      <text:p text:style-name="Preformatted_20_Text"><text:s text:c="2"/>&lt;property label="Proton number" name="PROTON_NUMBER" value="44"/&gt;</text:p>
      <text:p text:style-name="Preformatted_20_Text"><text:s text:c="2"/>&lt;property label="Column" name="PERIODIC_TABLE_COLUMN" value="8"/&gt;</text:p>
      <text:p text:style-name="Preformatted_20_Text"><text:s text:c="2"/>&lt;property label="Row" name="PERIODIC_TABLE_ROW" value="5"/&gt;</text:p>
      <text:p text:style-name="Preformatted_20_Text"><text:s text:c="2"/>&lt;property label="Element group" name="ELEMENT_GROUP" value="metals"/&gt;</text:p>
      <text:p text:style-name="Preformatted_20_Text"><text:s text:c="2"/>&lt;property label="Oxidation numbers" name="OX_NUMBERS"&gt;</text:p>
      <text:p text:style-name="Preformatted_20_Text"><text:bookmark text:name="line11"/><text:soft-page-break/><text:s text:c="3"/>&lt;listvalue&gt;</text:p>
      <text:p text:style-name="Preformatted_20_Text"><text:s text:c="4"/>&lt;value value="8"/&gt;</text:p>
      <text:p text:style-name="Preformatted_20_Text"><text:s text:c="4"/>&lt;value value="7"/&gt;</text:p>
      <text:p text:style-name="Preformatted_20_Text"><text:s text:c="4"/>&lt;value value="6"/&gt;</text:p>
      <text:p text:style-name="Preformatted_20_Text"><text:s text:c="4"/>&lt;value value="5"/&gt;</text:p>
      <text:p text:style-name="Preformatted_20_Text"><text:s text:c="4"/>&lt;value value="4"/&gt;</text:p>
      <text:p text:style-name="Preformatted_20_Text"><text:s text:c="4"/>&lt;value value="3"/&gt;</text:p>
      <text:p text:style-name="Preformatted_20_Text"><text:s text:c="4"/>&lt;value value="2"/&gt;</text:p>
      <text:p text:style-name="Preformatted_20_Text"><text:s text:c="4"/>&lt;value value="1"/&gt;</text:p>
      <text:p text:style-name="Preformatted_20_Text"><text:bookmark text:name="line20"/><text:s text:c="4"/>&lt;value value="0"/&gt;</text:p>
      <text:p text:style-name="Preformatted_20_Text"><text:s text:c="4"/>&lt;value value="-2"/&gt;</text:p>
      <text:p text:style-name="Preformatted_20_Text"><text:s text:c="3"/>&lt;/listvalue&gt;</text:p>
      <text:p text:style-name="Preformatted_20_Text"><text:s text:c="2"/>&lt;/property&gt;</text:p>
      <text:p text:style-name="Preformatted_20_Text"><text:s text:c="2"/>&lt;property label="Electron structure" name="ORBITALS" value="Kr 4d7 5s1"/&gt;</text:p>
      <text:p text:style-name="Preformatted_20_Text"><text:s text:c="2"/>&lt;property label="Atomic weight" name="ATOM_WEIGHT" value="101.07"/&gt;</text:p>
      <text:p text:style-name="Preformatted_20_Text"><text:s text:c="2"/>&lt;property label="Electronegativity" name="EN" value="2.2"/&gt;</text:p>
      <text:p text:style-name="Preformatted_20_Text"><text:s text:c="2"/>&lt;property label="Latin element name" name="LATIN_ELEMENT_NAME" value="ruthenium"/&gt;</text:p>
      <text:p text:style-name="Preformatted_20_Text"><text:s text:c="2"/>&lt;property label="Description" name="DESC" value="gray and hard noble metal"/&gt;</text:p>
      <text:p text:style-name="Preformatted_20_Text"><text:bookmark text:name="line29"/><text:s text:c="2"/>&lt;property label="_color" name="_color" value="rgb(255, 159, 0)"/&gt;</text:p>
      <text:p text:style-name="Preformatted_20_Text"><text:s/>&lt;/element&gt;</text:p>
      <text:p text:style-name="Preformatted_20_Text"><text:s/>&lt;element symbol="Re"&gt;</text:p>
      <text:p text:style-name="Preformatted_20_Text"><text:s text:c="2"/>&lt;property label="Symbol" name="ATOM_SYMBOL" value="Re"/&gt;</text:p>
      <text:p text:style-name="Preformatted_20_Text"><text:s text:c="2"/>&lt;property label="Element name" name="ELEMENT_NAME" value="rhenium"/&gt;</text:p>
      <text:p text:style-name="Preformatted_20_Text"><text:s text:c="2"/>&lt;property label="Proton number" name="PROTON_NUMBER" value="75"/&gt;</text:p>
      <text:p text:style-name="Preformatted_20_Text"><text:s text:c="2"/>&lt;property label="Column" name="PERIODIC_TABLE_COLUMN" value="7"/&gt;</text:p>
      <text:p text:style-name="Preformatted_20_Text"><text:s text:c="2"/>&lt;property label="Row" name="PERIODIC_TABLE_ROW" value="6"/&gt;</text:p>
      <text:p text:style-name="Preformatted_20_Text"><text:s text:c="2"/>&lt;property label="Element group" name="ELEMENT_GROUP" value="metals"/&gt;</text:p>
      <text:p text:style-name="Preformatted_20_Text"><text:bookmark text:name="line38"/><text:s text:c="2"/>&lt;property label="Oxidation numbers" name="OX_NUMBERS"&gt;</text:p>
      <text:p text:style-name="Preformatted_20_Text"><text:s text:c="3"/>&lt;listvalue&gt;</text:p>
      <text:p text:style-name="Preformatted_20_Text"><text:s text:c="4"/>&lt;value value="7"/&gt;</text:p>
      <text:p text:style-name="Preformatted_20_Text"><text:s text:c="4"/>&lt;value value="6"/&gt;</text:p>
      <text:p text:style-name="Preformatted_20_Text"><text:s text:c="4"/>&lt;value value="5"/&gt;</text:p>
      <text:p text:style-name="Preformatted_20_Text"><text:s text:c="4"/>&lt;value value="4"/&gt;</text:p>
      <text:p text:style-name="Preformatted_20_Text"><text:s text:c="4"/>&lt;value value="3"/&gt;</text:p>
      <text:p text:style-name="Preformatted_20_Text"><text:s text:c="4"/>&lt;value value="2"/&gt;</text:p>
      <text:p text:style-name="Preformatted_20_Text"><text:s text:c="4"/>&lt;value value="1"/&gt;</text:p>
      <text:p text:style-name="Preformatted_20_Text"><text:bookmark text:name="line47"/><text:s text:c="4"/>&lt;value value="0"/&gt;</text:p>
      <text:p text:style-name="Preformatted_20_Text"><text:s text:c="4"/>&lt;value value="-1"/&gt;</text:p>
      <text:p text:style-name="Preformatted_20_Text"><text:s text:c="4"/>&lt;value value="-3"/&gt;</text:p>
      <text:p text:style-name="Preformatted_20_Text"><text:s text:c="3"/>&lt;/listvalue&gt;</text:p>
      <text:p text:style-name="Preformatted_20_Text"><text:s text:c="2"/>&lt;/property&gt;</text:p>
      <text:p text:style-name="Preformatted_20_Text"><text:s text:c="2"/>&lt;property label="Electron structure" name="ORBITALS" value="Xe 4f14 5d5 6s2"/&gt;</text:p>
      <text:p text:style-name="Preformatted_20_Text"><text:s text:c="2"/>&lt;property label="Atomic weight" name="ATOM_WEIGHT" value="186.207"/&gt;</text:p>
      <text:p text:style-name="Preformatted_20_Text"><text:s text:c="2"/>&lt;property label="Electronegativity" name="EN" value="1.9"/&gt;</text:p>
      <text:p text:style-name="Preformatted_20_Text"><text:s text:c="2"/>&lt;property label="Latin element name" name="LATIN_ELEMENT_NAME" value="rhenium"/&gt;</text:p>
      <text:p text:style-name="Preformatted_20_Text"><text:bookmark text:name="line56"/><text:s text:c="2"/>&lt;property label="Description" name="DESC" value="soft ductile metal"/&gt;</text:p>
      <text:p text:style-name="Preformatted_20_Text"><text:s text:c="2"/>&lt;property label="_color" name="_color" value="rgb(255, 159, 0)"/&gt;</text:p>
      <text:p text:style-name="Preformatted_20_Text"><text:s/>&lt;/element&gt;</text:p>
      <text:p text:style-name="Preformatted_20_Text"><text:s/>…</text:p>
      <text:p text:style-name="Preformatted_20_Text">&lt;/periodic&gt;</text:p>
      <text:p text:style-name="Preformatted_20_Text"/>
      <text:p text:style-name="Text_20_body">The root element “periodic” includes several elements “element” used for description of individual chemical elements. Individual pieces of information about an element do not have specialized <text:soft-page-break/>elements, but rather rely on a generic element “property” which always includes attribute “name” describing the value at hand. Additional attributes “label” and “value” are used for human readable description and the value itself, respectively.</text:p>
      <text:p text:style-name="Text_20_body">To support serialization of list-like data the element “property” might also instead of a simple attribute “value” contain an element “listvalue” containing more “value” elements to describe each individual value in the list.</text:p>
      <text:h text:style-name="Heading_20_4" text:outline-level="4"><text:bookmark-start text:name="__RefHeading__33365418"/>Available formats format<text:bookmark-end text:name="__RefHeading__33365418"/></text:h>
      <text:p text:style-name="Text_20_body">This simple format is used by the server to tell the client which formats the Molecular browser application is capable of handling. A short example is shown below:</text:p>
      <text:p text:style-name="Preformatted_20_Text">&lt;?xml version="1.0" encoding="UTF-8"?&gt;</text:p>
      <text:p text:style-name="Preformatted_20_Text">&lt;formats&gt;</text:p>
      <text:p text:style-name="Preformatted_20_Text"><text:s text:c="2"/>&lt;format common="True"&gt;</text:p>
      <text:p text:style-name="Preformatted_20_Text"><text:s text:c="4"/>&lt;name&gt;name&lt;/name&gt;</text:p>
      <text:p text:style-name="Preformatted_20_Text"><text:s text:c="4"/>&lt;description&gt;Name&lt;/description&gt;</text:p>
      <text:p text:style-name="Preformatted_20_Text"><text:s text:c="2"/>&lt;/format&gt;</text:p>
      <text:p text:style-name="Preformatted_20_Text"><text:s text:c="2"/>&lt;format common="True"&gt;</text:p>
      <text:p text:style-name="Preformatted_20_Text"><text:s text:c="4"/>&lt;name&gt;SMILES&lt;/name&gt;</text:p>
      <text:p text:style-name="Preformatted_20_Text"><text:s text:c="4"/>&lt;description&gt;SMILES&lt;/description&gt;</text:p>
      <text:p text:style-name="Preformatted_20_Text"><text:s text:c="2"/>&lt;/format&gt;</text:p>
      <text:p text:style-name="Preformatted_20_Text"><text:s text:c="2"/>&lt;format common="True" extensions="cdxml"&gt;</text:p>
      <text:p text:style-name="Preformatted_20_Text"><text:s text:c="4"/>&lt;name&gt;cdxml&lt;/name&gt;</text:p>
      <text:p text:style-name="Preformatted_20_Text"><text:s text:c="4"/>&lt;description&gt;ChemDraw CDXML format&lt;/description&gt;</text:p>
      <text:p text:style-name="Preformatted_20_Text"><text:s text:c="2"/>&lt;/format&gt;</text:p>
      <text:p text:style-name="Preformatted_20_Text"><text:s text:c="2"/>&lt;format common="True" extensions="cdx"&gt;</text:p>
      <text:p text:style-name="Preformatted_20_Text"><text:s text:c="4"/>&lt;name&gt;cdx&lt;/name&gt;</text:p>
      <text:p text:style-name="Preformatted_20_Text"><text:s text:c="4"/>&lt;description&gt;ChemDraw binary format&lt;/description&gt;</text:p>
      <text:p text:style-name="Preformatted_20_Text"><text:s text:c="2"/>&lt;/format&gt;</text:p>
      <text:p text:style-name="Preformatted_20_Text"><text:s text:c="2"/>…<text:tab/></text:p>
      <text:p text:style-name="Preformatted_20_Text"><text:s text:c="2"/>&lt;format&gt;</text:p>
      <text:p text:style-name="Preformatted_20_Text"><text:s text:c="4"/>&lt;name&gt;summary&lt;/name&gt;</text:p>
      <text:p text:style-name="Preformatted_20_Text"><text:s text:c="4"/>&lt;description&gt;Summary formula&lt;/description&gt;</text:p>
      <text:p text:style-name="Preformatted_20_Text"><text:s text:c="2"/>&lt;/format&gt;</text:p>
      <text:p text:style-name="Preformatted_20_Text"><text:s text:c="2"/>&lt;format extensions="acr"&gt;</text:p>
      <text:p text:style-name="Preformatted_20_Text"><text:s text:c="4"/>&lt;name&gt;acr&lt;/name&gt;</text:p>
      <text:p text:style-name="Preformatted_20_Text"><text:s text:c="4"/>&lt;description&gt;ACR format&lt;/description&gt;</text:p>
      <text:p text:style-name="Preformatted_20_Text"><text:s text:c="2"/>&lt;/format&gt;</text:p>
      <text:p text:style-name="Preformatted_20_Text"><text:s text:c="2"/>&lt;format extensions="t41"&gt;</text:p>
      <text:p text:style-name="Preformatted_20_Text"><text:s text:c="4"/>&lt;name&gt;t41&lt;/name&gt;</text:p>
      <text:p text:style-name="Preformatted_20_Text"><text:s text:c="4"/>&lt;description&gt;ADF TAPE41 format&lt;/description&gt;</text:p>
      <text:p text:style-name="Preformatted_20_Text"><text:s text:c="2"/>&lt;/format&gt;</text:p>
      <text:p text:style-name="Preformatted_20_Text"><text:s text:c="2"/>… </text:p>
      <text:p text:style-name="Preformatted_20_Text"><text:soft-page-break/>&lt;/formats&gt;</text:p>
      <text:p text:style-name="Preformatted_20_Text"/>
      <text:p text:style-name="Text_20_body">The format consist of a root element called “formats” which contains several child nodes named “format”. Each format has an attribute “extensions” which is a list of file extensions that are commonly given to files in this formats (the client uses this information to guess a type of file that is submitted, thus saving the user some work). The “format” element may also contain an attribute “common” which when set to “True” tells the client that this format belongs to a groups of commonly used formats (the client uses this information to decide which formats should preferentially appear in its format selection dialog). Each format element then has a child element “name” containing the name of this format and child element “Description” containing a short description of the format.</text:p>
      <text:h text:style-name="Heading_20_4" text:outline-level="4"><text:bookmark-start text:name="__RefHeading__33366718"/>Molecular information format<text:bookmark-end text:name="__RefHeading__33366718"/></text:h>
      <text:p text:style-name="Text_20_body">This format is used to transfer data about molecules and reactions from the server to the client. It is the most complicated of used format, but still contains only relatively few distinct elements. In designing this format we have closely followed the internal object model of the server which is very generic and could therefore be easily adapted to different kinds of data besides molecules and reactions.</text:p>
      <text:p text:style-name="Text_20_body">The following example shows a XML of a very simple molecule of ethane:</text:p>
      <text:p text:style-name="Preformatted_20_Text"><text:bookmark text:name="line12"/>&lt;?xml version="1.0" ?&gt;</text:p>
      <text:p text:style-name="Preformatted_20_Text">&lt;data description="Result" id="275" long="Result" priority="1" type="RESULT"&gt;</text:p>
      <text:p text:style-name="Preformatted_20_Text"><text:s/>&lt;parts&gt;</text:p>
      <text:p text:style-name="Preformatted_20_Text"><text:s text:c="2"/>&lt;data description="Molecule" id="276" long="Molecule" priority="1" type="MOLECULE"&gt;</text:p>
      <text:p text:style-name="Preformatted_20_Text"><text:s text:c="3"/>&lt;views&gt;</text:p>
      <text:p text:style-name="Preformatted_20_Text"><text:s text:c="4"/>&lt;data description="Picture" id="318" long="Picture of the molecule" priority="25" type="MOL_PICTURE"&gt;</text:p>
      <text:p text:style-name="Preformatted_20_Text"><text:s text:c="5"/>&lt;value&gt;</text:p>
      <text:p text:style-name="Preformatted_20_Text"><text:s text:c="6"/>&amp;lt;?xml version=&amp;quot;1.0&amp;quot; ?&amp;gt;&amp;lt;svg height=&amp;quot;30&amp;quot; version=&amp;quot;1.0&amp;quot; width=&amp;quot;60&amp;quot; xmlns=&amp;quot;http://www.w3.org/2000/svg&amp;quot;&amp;gt;&amp;lt;g stroke=&amp;quot;#000&amp;quot; stroke-width=&amp;quot;1.0&amp;quot;&amp;gt;&amp;lt;g&amp;gt;&amp;lt;line x1=&amp;quot;15.0&amp;quot; x2=&amp;quot;45.0&amp;quot; y1=&amp;quot;15.0&amp;quot; y2=&amp;quot;15.0&amp;quot;/&amp;gt;&amp;lt;/g&amp;gt;&amp;lt;g id=&amp;quot;284&amp;quot;/&amp;gt;&amp;lt;g id=&amp;quot;300&amp;quot;/&amp;gt;&amp;lt;ellipse cx=&amp;quot;15.0&amp;quot; cy=&amp;quot;15.0&amp;quot; fill=&amp;quot;#f00&amp;quot; fill-opacity=&amp;quot;0&amp;quot; id=&amp;quot;h-284&amp;quot; rx=&amp;quot;8&amp;quot; ry=&amp;quot;8&amp;quot; stroke=&amp;quot;#000&amp;quot; stroke-opacity=&amp;quot;0&amp;quot; stroke-<text:soft-page-break/>width=&amp;quot;1&amp;quot;/&amp;gt;&amp;lt;ellipse cx=&amp;quot;45.0&amp;quot; cy=&amp;quot;15.0&amp;quot; fill=&amp;quot;#f00&amp;quot; fill-opacity=&amp;quot;0&amp;quot; id=&amp;quot;h-300&amp;quot; rx=&amp;quot;8&amp;quot; ry=&amp;quot;8&amp;quot; stroke=&amp;quot;#000&amp;quot; stroke-opacity=&amp;quot;0&amp;quot; stroke-width=&amp;quot;1&amp;quot;/&amp;gt;&amp;lt;/g&amp;gt;&amp;lt;/svg&amp;gt;</text:p>
      <text:p text:style-name="Preformatted_20_Text"><text:bookmark text:name="line9"/><text:s text:c="5"/>&lt;/value&gt;</text:p>
      <text:p text:style-name="Preformatted_20_Text"><text:s text:c="4"/>&lt;/data&gt;</text:p>
      <text:p text:style-name="Preformatted_20_Text"><text:s text:c="4"/>&lt;data description="Name" id="277" long="Compound name" priority="20" type="NAME"&gt;</text:p>
      <text:p text:style-name="Preformatted_20_Text"><text:s text:c="5"/>&lt;value&gt;ethane&lt;/value&gt;</text:p>
      <text:p text:style-name="Preformatted_20_Text"><text:s text:c="4"/>&lt;/data&gt;</text:p>
      <text:p text:style-name="Preformatted_20_Text"><text:s text:c="4"/>&lt;data description="Summary formula" id="279" long="Summary formula" priority="10" type="SUM"&gt;</text:p>
      <text:p text:style-name="Preformatted_20_Text"><text:s text:c="5"/>&lt;value&gt;C2H6&lt;/value&gt;</text:p>
      <text:p text:style-name="Preformatted_20_Text"><text:s text:c="4"/>&lt;/data&gt;</text:p>
      <text:p text:style-name="Preformatted_20_Text"><text:s text:c="4"/>&lt;data description="Charge" id="280" long="Net charge of the molecule" priority="9" type="MOL_CHARGE"&gt;</text:p>
      <text:p text:style-name="Preformatted_20_Text"><text:s text:c="5"/>&lt;value&gt;0&lt;/value&gt;</text:p>
      <text:p text:style-name="Preformatted_20_Text"><text:s text:c="4"/>&lt;/data&gt;</text:p>
      <text:p text:style-name="Preformatted_20_Text"><text:s text:c="4"/>&lt;data description="Multiplicity" id="281" long="Net multiplicity of the molecule" priority="8" type="MOL_MULTIPLICITY"&gt;</text:p>
      <text:p text:style-name="Preformatted_20_Text"><text:s text:c="5"/>&lt;value&gt;1&lt;/value&gt;</text:p>
      <text:p text:style-name="Preformatted_20_Text"><text:s text:c="4"/>&lt;/data&gt;</text:p>
      <text:p text:style-name="Preformatted_20_Text"><text:s text:c="4"/>&lt;data description="Molecular weight" id="278" long="Molecular weight" priority="5" type="MW"&gt;</text:p>
      <text:p text:style-name="Preformatted_20_Text"><text:s text:c="5"/>&lt;value&gt;30.0688&lt;/value&gt;</text:p>
      <text:p text:style-name="Preformatted_20_Text"><text:s text:c="4"/>&lt;/data&gt;</text:p>
      <text:p text:style-name="Preformatted_20_Text"><text:s text:c="4"/>&lt;data description="Fragments" id="282" long="Molecular fragments" priority="4" type="FRAGMENTS"&gt;</text:p>
      <text:p text:style-name="Preformatted_20_Text"><text:s text:c="5"/>&lt;parts/&gt;</text:p>
      <text:p text:style-name="Preformatted_20_Text"><text:bookmark text:name="line381"/><text:s text:c="4"/>&lt;/data&gt;</text:p>
      <text:p text:style-name="Preformatted_20_Text"><text:s text:c="4"/>&lt;data description="Atoms" id="283" long="Atoms" priority="3" type="ATOMS"&gt;</text:p>
      <text:p text:style-name="Preformatted_20_Text"><text:s text:c="5"/>&lt;parts&gt;</text:p>
      <text:p text:style-name="Preformatted_20_Text"><text:s text:c="6"/>&lt;data description="Atom" id="284" long="Atom" priority="1" type="ATOM"&gt;</text:p>
      <text:p text:style-name="Preformatted_20_Text"><text:s text:c="7"/>&lt;neighbors&gt;</text:p>
      <text:p text:style-name="Preformatted_20_Text"><text:s text:c="8"/>&lt;link aromatic="0" description="Single bond" id="300" type="REL_SINGLE_BOND"/&gt;</text:p>
      <text:p text:style-name="Preformatted_20_Text"><text:s text:c="7"/>&lt;/neighbors&gt;</text:p>
      <text:p text:style-name="Preformatted_20_Text"><text:s text:c="7"/>&lt;views&gt;</text:p>
      <text:p text:style-name="Preformatted_20_Text"><text:s text:c="8"/>&lt;data description="Symbol" id="295" long="Atom symbol" priority="200" type="ATOM_SYMBOL"&gt;</text:p>
      <text:p text:style-name="Preformatted_20_Text"><text:bookmark text:name="line471"/><text:s text:c="9"/>&lt;value&gt;C&lt;/value&gt;</text:p>
      <text:p text:style-name="Preformatted_20_Text"><text:s text:c="8"/>&lt;/data&gt;</text:p>
      <text:p text:style-name="Preformatted_20_Text"><text:s text:c="8"/>&lt;data description="Element name" id="287" long="Element name" priority="190" type="ELEMENT_NAME"&gt;</text:p>
      <text:p text:style-name="Preformatted_20_Text"><text:s text:c="9"/>&lt;value&gt;carbon&lt;/value&gt;</text:p>
      <text:p text:style-name="Preformatted_20_Text"><text:s text:c="8"/>&lt;/data&gt;</text:p>
      <text:p text:style-name="Preformatted_20_Text"><text:s text:c="8"/>&lt;data description="Charge" id="285" long="Atom charge" priority="185" type="ATOM_CHARGE"&gt;</text:p>
      <text:p text:style-name="Preformatted_20_Text"><text:bookmark text:name="line57"/><text:s text:c="9"/>&lt;value&gt;0&lt;/value&gt;</text:p>
      <text:p text:style-name="Preformatted_20_Text"><text:s text:c="8"/>&lt;/data&gt;</text:p>
      <text:p text:style-name="Preformatted_20_Text"><text:s text:c="8"/>&lt;data description="Multiplicity" id="286" long="Number of unpaired electrons plus one" priority="184" type="ATOM_MULTIPLICITY"&gt;</text:p>
      <text:p text:style-name="Preformatted_20_Text"><text:s text:c="9"/>&lt;value&gt;1&lt;/value&gt;</text:p>
      <text:p text:style-name="Preformatted_20_Text"><text:s text:c="8"/>&lt;/data&gt;</text:p>
      <text:p text:style-name="Preformatted_20_Text"><text:s text:c="8"/>&lt;data description="Part of rings" id="298" long="Of how many rings this <text:soft-page-break/>atom is part" priority="182" type="PART_OF_RINGS"&gt;</text:p>
      <text:p text:style-name="Preformatted_20_Text"><text:bookmark text:name="line67"/><text:s text:c="9"/>&lt;value&gt;0&lt;/value&gt;</text:p>
      <text:p text:style-name="Preformatted_20_Text"><text:s text:c="8"/>&lt;/data&gt;</text:p>
      <text:p text:style-name="Preformatted_20_Text"><text:s text:c="8"/>&lt;data description="Proton number" id="293" long="Proton number" priority="180" type="PROTON_NUMBER"&gt;</text:p>
      <text:p text:style-name="Preformatted_20_Text"><text:s text:c="9"/>&lt;value&gt;6&lt;/value&gt;</text:p>
      <text:p text:style-name="Preformatted_20_Text"><text:s text:c="8"/>&lt;/data&gt;</text:p>
      <text:p text:style-name="Preformatted_20_Text"><text:s text:c="8"/>&lt;data description="Column" id="292" long="Periodic table column" priority="170" type="PERIODIC_TABLE_COLUMN"&gt;</text:p>
      <text:p text:style-name="Preformatted_20_Text"><text:bookmark text:name="line77"/><text:s text:c="9"/>&lt;value&gt;14&lt;/value&gt;</text:p>
      <text:p text:style-name="Preformatted_20_Text"><text:s text:c="8"/>&lt;/data&gt;</text:p>
      <text:p text:style-name="Preformatted_20_Text"><text:s text:c="8"/>&lt;data description="Row" id="297" long="Periodic table row" priority="160" type="PERIODIC_TABLE_ROW"&gt;</text:p>
      <text:p text:style-name="Preformatted_20_Text"><text:s text:c="9"/>&lt;value&gt;2&lt;/value&gt;</text:p>
      <text:p text:style-name="Preformatted_20_Text"><text:s text:c="8"/>&lt;/data&gt;</text:p>
      <text:p text:style-name="Preformatted_20_Text"><text:s text:c="8"/>&lt;data description="Element group" id="289" long="Element group" priority="150" type="ELEMENT_GROUP"&gt;</text:p>
      <text:p text:style-name="Preformatted_20_Text"><text:bookmark text:name="line87"/><text:s text:c="9"/>&lt;value&gt;non-metals&lt;/value&gt;</text:p>
      <text:p text:style-name="Preformatted_20_Text"><text:s text:c="8"/>&lt;/data&gt;</text:p>
      <text:p text:style-name="Preformatted_20_Text"><text:s text:c="8"/>&lt;data description="Electron structure" id="294" long="Electron structure of occupied orbitals" priority="100" type="ORBITALS"&gt;</text:p>
      <text:p text:style-name="Preformatted_20_Text"><text:s text:c="9"/>&lt;value&gt;1s2 2s2 2p2&lt;/value&gt;</text:p>
      <text:p text:style-name="Preformatted_20_Text"><text:s text:c="8"/>&lt;/data&gt;</text:p>
      <text:p text:style-name="Preformatted_20_Text"><text:s text:c="8"/>&lt;data description="Atomic weight" id="296" long="Atomic weight" priority="80" type="ATOM_WEIGHT"&gt;</text:p>
      <text:p text:style-name="Preformatted_20_Text"><text:bookmark text:name="line97"/><text:s text:c="9"/>&lt;value&gt;12.0107&lt;/value&gt;</text:p>
      <text:p text:style-name="Preformatted_20_Text"><text:s text:c="8"/>&lt;/data&gt;</text:p>
      <text:p text:style-name="Preformatted_20_Text"><text:s text:c="8"/>&lt;data description="Electronegativity" id="290" long="Electronegativity" priority="60" type="EN"&gt;</text:p>
      <text:p text:style-name="Preformatted_20_Text"><text:s text:c="9"/>&lt;value&gt;2.55&lt;/value&gt;</text:p>
      <text:p text:style-name="Preformatted_20_Text"><text:s text:c="8"/>&lt;/data&gt;</text:p>
      <text:p text:style-name="Preformatted_20_Text"><text:s text:c="8"/>&lt;data description="Latin element name" id="291" long="Latin element name" priority="40" type="LATIN_ELEMENT_NAME"&gt;</text:p>
      <text:p text:style-name="Preformatted_20_Text"><text:bookmark text:name="line107"/><text:s text:c="9"/>&lt;value&gt;carbonium&lt;/value&gt;</text:p>
      <text:p text:style-name="Preformatted_20_Text"><text:s text:c="8"/>&lt;/data&gt;</text:p>
      <text:p text:style-name="Preformatted_20_Text"><text:s text:c="8"/>&lt;data description="Description" id="288" long="Description" priority="20" type="DESC"&gt;</text:p>
      <text:p text:style-name="Preformatted_20_Text"><text:s text:c="9"/>&lt;value&gt;soft black graphite, hard colourless diamond&lt;/value&gt;</text:p>
      <text:p text:style-name="Preformatted_20_Text"><text:s text:c="8"/>&lt;/data&gt;</text:p>
      <text:p text:style-name="Preformatted_20_Text"><text:s text:c="7"/>&lt;/views&gt;</text:p>
      <text:p text:style-name="Preformatted_20_Text"><text:bookmark text:name="line117"/><text:s text:c="6"/>&lt;/data&gt;</text:p>
      <text:p text:style-name="Preformatted_20_Text"><text:s text:c="6"/>&lt;data description="Atom" id="300" long="Atom" priority="1" type="ATOM"&gt;</text:p>
      <text:p text:style-name="Preformatted_20_Text"><text:s text:c="7"/>&lt;neighbors&gt;</text:p>
      <text:p text:style-name="Preformatted_20_Text"><text:s text:c="8"/>&lt;link aromatic="0" description="Single bond" id="284" type="REL_SINGLE_BOND"/&gt;</text:p>
      <text:p text:style-name="Preformatted_20_Text"><text:s text:c="7"/>&lt;/neighbors&gt;</text:p>
      <text:p text:style-name="Preformatted_20_Text"><text:s text:c="7"/>&lt;views&gt;</text:p>
      <text:p text:style-name="Preformatted_20_Text"><text:s text:c="8"/>&lt;data description="Symbol" id="311" long="Atom symbol" priority="200" type="ATOM_SYMBOL"&gt;</text:p>
      <text:p text:style-name="Preformatted_20_Text"><text:s text:c="9"/>&lt;value&gt;C&lt;/value&gt;</text:p>
      <text:p text:style-name="Preformatted_20_Text"><text:bookmark text:name="line127"/><text:s text:c="8"/>&lt;/data&gt;</text:p>
      <text:p text:style-name="Preformatted_20_Text"><text:s text:c="8"/>… </text:p>
      <text:p text:style-name="Preformatted_20_Text"><text:s text:c="7"/>&lt;/views&gt;</text:p>
      <text:p text:style-name="Preformatted_20_Text"><text:s text:c="6"/>&lt;/data&gt;</text:p>
      <text:p text:style-name="Preformatted_20_Text"><text:s text:c="5"/>&lt;/parts&gt;</text:p>
      <text:p text:style-name="Preformatted_20_Text"><text:bookmark text:name="line196"/><text:soft-page-break/><text:s text:c="4"/>&lt;/data&gt;</text:p>
      <text:p text:style-name="Preformatted_20_Text"><text:s text:c="3"/>&lt;/views&gt;</text:p>
      <text:p text:style-name="Preformatted_20_Text"><text:s text:c="2"/>&lt;/data&gt;</text:p>
      <text:p text:style-name="Preformatted_20_Text"><text:s/>&lt;/parts&gt;</text:p>
      <text:p text:style-name="Preformatted_20_Text">&lt;/data&gt;</text:p>
      <text:p text:style-name="Preformatted_20_Text"/>
      <text:p text:style-name="Text_20_body">Even though the serialized data are relatively long, the internal structure of the format is very simple. Everything is build up of elements “data”, “parts”, “views”, “neighbors” and “link”. The topmost “data” element contains a child element “parts” used to contain the topmost objects – molecules or reactions. Each molecule or reaction than contains a list of “data” describing its properties (name, molecular weight, etc.) and a list of components (molecules in case of reactions, atoms in case of molecules). A molecule also contains a picture in the SVG format. Because this format is XML based and we wanted to optimize speed of access to the data as well as minimize problems of reading of the format, we include this data in an escaped form (the data will not be treated as XML data by the client XML parser) which is then unescaped by the client when it reads the data.</text:p>
      <text:p text:style-name="Text_20_body">Each atom then contains a list of neighbor atoms together with information about the type of bond that is connecting these atoms. The link is established using an attribute “id” to identify the atom at hand. An atom also contains all available information about an element in order to give beginners the ability to quickly query properties of elements without having to switch to another application. This overhead of information makes the data significantly larger, but when the typical size of a molecule is taken into account, the size of transferred data is very reasonable anyway.</text:p>
      <text:p text:style-name="Text_20_body">A molecule may also contain a list of fragments. These are common reactive groups having some significant properties in organic chemistry. These fragments are the again composed from atoms, similarly to molecules. In order to avoid inserting the same atom two times into the list of atoms (once inside a fragment and once inside the list of atoms of a molecule), it is possible to refer to an earlier piece of data by its “id” using a “ref” element.</text:p>
      <text:p text:style-name="Text_20_body"><text:soft-page-break/>The following example shows this feature in work:</text:p>
      <text:p text:style-name="Preformatted_20_Text">&lt;<text:span text:style-name="T3">data description="Fragment"</text:span> id="408" long="Molecular fragment" priority="1" type="FRAGMENT"&gt;</text:p>
      <text:p text:style-name="Preformatted_20_Text"><text:s/>&lt;neighbors/&gt;</text:p>
      <text:p text:style-name="Preformatted_20_Text"><text:s/>&lt;views&gt;</text:p>
      <text:p text:style-name="Preformatted_20_Text"><text:s text:c="2"/>&lt;data description="Fragment name" id="409" long="Name of the chemical group this fragment represents" priority="20" type="FRAGMENT_NAME"&gt;</text:p>
      <text:p text:style-name="Preformatted_20_Text"><text:s text:c="3"/>&lt;value&gt;carbonyl group&lt;/value&gt;</text:p>
      <text:p text:style-name="Preformatted_20_Text"><text:s text:c="2"/>&lt;/data&gt;</text:p>
      <text:p text:style-name="Preformatted_20_Text"><text:s text:c="2"/>&lt;data description="Compound type" id="410" long="Type of compound this fragment represents" priority="15" type="FRAGMENT_COMPOUND_TYPE"&gt;</text:p>
      <text:p text:style-name="Preformatted_20_Text"><text:s text:c="3"/>&lt;value&gt;aldehyde&lt;/value&gt;</text:p>
      <text:p text:style-name="Preformatted_20_Text"><text:s text:c="2"/>&lt;/data&gt;</text:p>
      <text:p text:style-name="Preformatted_20_Text"><text:s text:c="2"/>&lt;data description="Atoms" id="411" long="Atoms" priority="3" type="ATOMS"&gt;</text:p>
      <text:p text:style-name="Preformatted_20_Text"><text:s text:c="3"/>&lt;parts&gt;</text:p>
      <text:p text:style-name="Preformatted_20_Text"><text:s text:c="4"/><text:span text:style-name="T3">&lt;data description="Atom" id="374"</text:span> long="Atom" priority="1" type="ATOM"&gt;</text:p>
      <text:p text:style-name="Preformatted_20_Text"><text:s text:c="5"/>&lt;neighbors&gt;</text:p>
      <text:p text:style-name="Preformatted_20_Text"><text:s text:c="6"/>&lt;link aromatic="0" description="Double bond" id="390" type="REL_DOUBLE_BOND"/&gt;</text:p>
      <text:p text:style-name="Preformatted_20_Text"><text:s text:c="5"/>&lt;/neighbors&gt;</text:p>
      <text:p text:style-name="Preformatted_20_Text"><text:s text:c="5"/>&lt;views&gt;</text:p>
      <text:p text:style-name="Preformatted_20_Text"><text:s text:c="6"/>&lt;data description="Symbol" id="385" long="Atom symbol" priority="200" type="ATOM_SYMBOL"&gt;</text:p>
      <text:p text:style-name="Preformatted_20_Text"><text:s text:c="7"/>&lt;value&gt;C&lt;/value&gt;</text:p>
      <text:p text:style-name="Preformatted_20_Text"><text:s text:c="6"/>&lt;/data&gt;</text:p>
      <text:p text:style-name="Preformatted_20_Text"><text:s text:c="6"/>…</text:p>
      <text:p text:style-name="Preformatted_20_Text"><text:s text:c="2"/>&lt;data description="Atoms" id="418" long="Atoms" priority="3" type="ATOMS"&gt;</text:p>
      <text:p text:style-name="Preformatted_20_Text"><text:s text:c="4"/>&lt;parts&gt;</text:p>
      <text:p text:style-name="Preformatted_20_Text"><text:s text:c="5"/><text:span text:style-name="T3">&lt;ref id="374"/&gt;</text:span></text:p>
      <text:p text:style-name="Preformatted_20_Text"><text:s text:c="5"/>&lt;ref id="390"/&gt;</text:p>
      <text:p text:style-name="Preformatted_20_Text"><text:s text:c="2"/>&lt;/parts&gt;</text:p>
      <text:p text:style-name="Preformatted_20_Text"><text:s text:c="2"/>…</text:p>
      <text:p text:style-name="P10"/>
      <text:p text:style-name="Text_20_body">As you can see from the highlighted sections of the code, there is a carbon atom which is part of a fragment of a carbonyl group (the same is true for the oxygen atom of the same group, which is not included for the sake of brevity). Then when the section describing individual atoms of a molecules is given, only references to these two atoms are given (<text:span text:style-name="T4">&lt;ref id="374"/&gt;</text:span><text:span text:style-name="T2">) instead of a full listing of an atom and all it properties.</text:span></text:p>
      <text:h text:style-name="Heading_20_2" text:outline-level="2"/>
      <text:h text:style-name="P29" text:outline-level="2">Guidelines for modifications</text:h>
      <text:h text:style-name="Heading_20_3" text:outline-level="3"><text:bookmark-start text:name="__RefHeading__34334418"/>New localization<text:bookmark-end text:name="__RefHeading__34334418"/></text:h>
      <text:h text:style-name="Heading_20_4" text:outline-level="4">Gettext interface</text:h>
      <text:p text:style-name="Text_20_body">When a new language is to be added into the server, most of the data can be translated using the standard gettext interface. The following paragraphs briefly describe the procedure.</text:p>
      <text:list xml:id="list994684578" text:style-name="L5">
        <text:list-item>
          <text:p text:style-name="P26"><text:span text:style-name="T3">Create a translation file for the language at hand</text:span><text:line-break/>For this task a makefile has been supplied as part of the servers source code. This makefile can be used for several purposes – its use during installation was demonstrated in section <text:bookmark-ref text:reference-format="number" text:ref-name="__RefNumPara__27431619">3.2.c.</text:bookmark-ref> of the <text:bookmark-ref text:reference-format="text" text:ref-name="__RefHeading__29316918">Installation procedure</text:bookmark-ref> on page <text:bookmark-ref text:reference-format="page" text:ref-name="__RefHeading__29316918">11</text:bookmark-ref>.</text:p>
          <text:p text:style-name="P26">To create a new translation file, go the the directory “server/locale” and issue the following command:</text:p>
          <text:p text:style-name="P37">&gt;&gt; make pot<text:line-break/></text:p>
          <text:p text:style-name="P26">This will create a file “brailchem.pot” which can then be used for translation. <text:span text:style-name="T6">Note</text:span>: We recommend using specialized software, such as KBabel (<text:a xlink:type="simple" xlink:href="http://kbabel.kde.org/">http://kbabel.kde.org/</text:a>) for this purpose.</text:p>
        </text:list-item>
        <text:list-item>
          <text:p text:style-name="P22">Compile the translation file</text:p>
          <text:p text:style-name="P24">The translation file created in the previous step should be saved in a file “brailchem.XX.po”, where XX is the code of the language of this translation. This file should then be placed into the <text:s/>“server/locale” directory together with the other localizations.</text:p>
          <text:p text:style-name="P24">Now running</text:p>
          <text:p text:style-name="P37">&gt;&gt; make<text:line-break/></text:p>
          <text:p text:style-name="P24">Should process the new translation together with the older ones.</text:p>
        </text:list-item>
        <text:list-item>
          <text:p text:style-name="P22"><text:soft-page-break/>Install the translation</text:p>
          <text:p text:style-name="P24">You can now install the translation using the same procedure as described in the aforementioned </text:p>
          <text:p text:style-name="P24">section <text:bookmark-ref text:reference-format="number" text:ref-name="__RefNumPara__27431619">3.2.c.</text:bookmark-ref> of the <text:bookmark-ref text:reference-format="text" text:ref-name="__RefHeading__29316918">Installation procedure</text:bookmark-ref> on page <text:bookmark-ref text:reference-format="page" text:ref-name="__RefHeading__29316918">11</text:bookmark-ref>.</text:p>
        </text:list-item>
      </text:list>
      <text:h text:style-name="Heading_20_4" text:outline-level="4">Additional data</text:h>
      <text:p text:style-name="Text_20_body">However there are some data that were deliberately processed using a different method. Among such data belong most notably information about elements, such as element name. These data are readily available for all elements of the periodic table in one source for one or more languages. Therefore we have the opportunity to include these data from such sources in more languages that the server currently supports in other parts of the program. Because of this, it is important to check if the data at hand are not already included in the server for the new language. Such data are all located in the file “server/src/detail_periodic_table.py”.</text:p>
      <text:p text:style-name="P5">Because this file is an ordinary python module, it is possible to add data to it in a programmatic way, simply by importing the data, adding the data into the data structure and printing out the result. Such result could then be used to replace the original content of the file.</text:p>
      <text:p text:style-name="P5">On the other hand, it is possible to do all the modifications by hand. Choosing between these two methods depends on the availability of the data in a computer readable form and on the skills of the person doing the translation addition.</text:p>
      <text:h text:style-name="Heading_20_3" text:outline-level="3">New data-type addition</text:h>
      <text:p text:style-name="Text_20_body">When a new type of data is to be returned by the server, than the appropriate data-type object has to be created. It can either be created on the fly in the place of the program where it is needed, or it can be added to the list of data types that is maintained by the DataTypeFactory. Using the latter way, the data <text:soft-page-break/>type would be available for reuse in the program, simply by providing its ID, which might be beneficial and might avoid collisions of a similar data type being created twice in the same program. The latter approach also has the advantage of documenting the new data types existence.</text:p>
      <text:h text:style-name="Heading_20_4" text:outline-level="4">On the fly</text:h>
      <text:p text:style-name="Text_20_body">Creating a new data type on the fly means a simple instantiation of a DataType class:</text:p>
      <text:p text:style-name="Preformatted_20_Text">data_type = DataType(id, description, [long_description, default_priority])</text:p>
      <text:p text:style-name="Preformatted_20_Text"/>
      <text:p text:style-name="Text_20_body">Both the “long_description” and “default_priority” arguments are optional. The default value of the “long_description” attribute is the same as that of “description”. The default value of “default_priority” attribute is 1.</text:p>
      <text:h text:style-name="Heading_20_4" text:outline-level="4">Using DataTypeFactory</text:h>
      <text:p text:style-name="Text_20_body">The DataTypeFactory class is a central point of registration of data types and provides convenience functions to creation of instances of registered data types. To add a new data type into the system, it is sufficient do edit the “server/src/data_types.py” file and add a new entry into the dictionary “_data_types” of the DataTypeFactory class. The key is an ID of the data type, the value is a tuple of three values – description, long description, default priority.</text:p>
      <text:p text:style-name="Text_20_body">The following piece of code shows an example from the current code base:</text:p>
      <text:p text:style-name="P11">'FRAGMENT': (_('Fragment'), _('Molecular fragment'), 1)</text:p>
      <text:p text:style-name="Preformatted_20_Text"/>
      <text:p text:style-name="Text_20_body">Please note the usage of the “_” function to mark the description and long description values for translation (see the chapter <text:bookmark-ref text:reference-format="text" text:ref-name="__RefHeading__26425984">Localization</text:bookmark-ref> on page <text:bookmark-ref text:reference-format="page" text:ref-name="__RefHeading__26425984">24</text:bookmark-ref> for more information).</text:p>
      <text:p text:style-name="Text_20_body">When the new data type has been added to the DataTypeFactory, a data type instance can then be created using the following code:</text:p>
      <text:p text:style-name="P11">data_type = DataTypeFactory.data_type_from_id( id)</text:p>
      <text:p text:style-name="Preformatted_20_Text"/>
      <text:p text:style-name="Text_20_body"><text:soft-page-break/>Where “id” is the ID of the new data type – 'FRAGMENT' in our example code.</text:p>
      <text:h text:style-name="Heading_20_3" text:outline-level="3">New supported format addition</text:h>
      <text:p text:style-name="Text_20_body">Processing of all formats is done using a generic interface described briefly in chapter <text:bookmark-ref text:reference-format="text" text:ref-name="__RefHeading__28116119">HTTP Interface</text:bookmark-ref> on page <text:bookmark-ref text:reference-format="page" text:ref-name="__RefHeading__28116119">17</text:bookmark-ref>. Therefore adding a new format to the list of supported formats does not involve a change to the HTTP interface and can be implemented by change only to the ChemReader class residing in the “server/src/chem_reader.py” file.</text:p>
      <text:p text:style-name="Text_20_body">At first some basic information about the new format has to be added into the list of formats that is implemented as a class attribute “formats” of the ChemReader class. It is a simple dictionary with the formats ID (usually the same as its name) as key and a tuple of (“method name”, “human readable name”, “tuple of filename extensions”). The following code is an example of this dictionary from the current code:</text:p>
      <text:p text:style-name="Preformatted_20_Text"><text:s text:c="4"/>formats = { "SMILES": ("_read_smiles", _("SMILES"), ()),</text:p>
      <text:p text:style-name="Preformatted_20_Text"><text:s text:c="16"/>"Molfile": ("_read_molfile", _("Molfile"), ('mol',)),</text:p>
      <text:p text:style-name="Preformatted_20_Text"><text:s text:c="16"/>"summary": ("_read_summary_formula", _("Summary formula"), ()),</text:p>
      <text:p text:style-name="Preformatted_20_Text"><text:s text:c="16"/>"name": ("_read_name", _("Name"), ()),</text:p>
      <text:p text:style-name="Preformatted_20_Text"><text:s text:c="16"/>}</text:p>
      <text:p text:style-name="Preformatted_20_Text"/>
      <text:p text:style-name="Text_20_body">Please note that the human readable name is marked for translation, but the id is <text:span text:style-name="T3">not</text:span><text:span text:style-name="T2"> – the ID should be language independent.</text:span></text:p>
      <text:p text:style-name="Text_20_body"><text:span text:style-name="T2">If the format we are implementing should be described to the client as important (see the chapter </text:span><text:span text:style-name="T2"><text:bookmark-ref text:reference-format="text" text:ref-name="__RefHeading__33365418">Available formats format</text:bookmark-ref></text:span><text:span text:style-name="T2"> on page </text:span><text:span text:style-name="T2"><text:bookmark-ref text:reference-format="page" text:ref-name="__RefHeading__33365418">29</text:bookmark-ref></text:span><text:span text:style-name="T2"> for more information), we could also add its id into the list that is stored in the class attribute “important_formats” of the ChemReader. This is the current version of this list as taken from the source code:</text:span></text:p>
      <text:p text:style-name="Preformatted_20_Text">important_formats = ["SMILES","name","cdx","cdxml","cml","inchi","pdb","sdf"]</text:p>
      <text:p text:style-name="Preformatted_20_Text"/>
      <text:p text:style-name="Text_20_body">When the format has been registered in the ChemReader object, we have to implement the method <text:soft-page-break/>which name we have given in the “formats” dictionary. This should be a class method, because the ChemReader class is not instantiated by the server, but used directly.</text:p>
      <text:p text:style-name="Text_20_body">The implemented method will be called with a single argument containing the content of the file that was submitted to the server. The result of the method should be either a list of OASA molecule instances, or OASA reaction instances (please note that a list has to be returned even in case only a single molecule or a single reaction results from the processing of the file).</text:p>
      <text:p text:style-name="Text_20_body">The following code is an example of such a method taken directly from the Brailchem server “chem_reader.py” source file: </text:p>
      <text:p text:style-name="Preformatted_20_Text"><text:s text:c="4"/>@classmethod</text:p>
      <text:p text:style-name="Preformatted_20_Text"><text:s text:c="4"/>def _read_molfile(self, text):</text:p>
      <text:p text:style-name="Preformatted_20_Text"><text:s text:c="8"/>mol = oasa.molfile.text_to_mol(text)</text:p>
      <text:p text:style-name="Preformatted_20_Text"><text:s text:c="8"/>mol.detect_stereochemistry_from_coords()</text:p>
      <text:p text:style-name="Preformatted_20_Text"><text:s text:c="8"/>return [mol]</text:p>
      <text:p text:style-name="Preformatted_20_Text"/>
      <text:p text:style-name="Text_20_body">It implements a Molefile reader using OASA's internal Molfile support. (The newly implemented method would probably be much longer).</text:p>
      <text:p text:style-name="Text_20_body"/>
      <text:h text:style-name="P29" text:outline-level="2">Appendices</text:h>
      <text:h text:style-name="Heading_20_3" text:outline-level="3"><text:bookmark-start text:name="__RefHeading__33231217"/>Appendix 1: Schemata of the server-client communication protocol<text:bookmark-end text:name="__RefHeading__33231217"/></text:h>
      <text:p text:style-name="Text_20_body">The following schema (given in both a XML and plain-text form) describes the XML format which the server uses to send results to the Brailchem client. This version of the schema is normative when it differs from the XML Schema given later in this appendix. Because XML Schema is more often used than Relax NG (despite its lower user-friendliness), we are also attaching a XML Schema version of our schemata. However, these schemata are not normative and should they differ from the Relax NG schemata then the latter are to be used.</text:p>
      <text:p text:style-name="Text_20_body">There are three types of XML formats that are used by the server – one for the Periodic table application, and two for the Molecule browser application (one with a list of supported formats, second with the actual result of molecule analysis).</text:p>
      <text:h text:style-name="Heading_20_4" text:outline-level="4">Schemata of Periodic table application</text:h>
      <text:h text:style-name="Heading_20_5" text:outline-level="5">Plain-text Relax NG Schema</text:h>
      <text:p text:style-name="Preformatted_20_Text">default namespace = ""</text:p>
      <text:p text:style-name="Preformatted_20_Text"/>
      <text:p text:style-name="Preformatted_20_Text">start =</text:p>
      <text:p text:style-name="Preformatted_20_Text"><text:s text:c="2"/>element periodic {</text:p>
      <text:p text:style-name="Preformatted_20_Text"><text:s text:c="4"/>element element {</text:p>
      <text:p text:style-name="Preformatted_20_Text"><text:s text:c="6"/>attribute symbol { xsd:NCName },</text:p>
      <text:p text:style-name="Preformatted_20_Text"><text:s text:c="6"/>element property {</text:p>
      <text:p text:style-name="Preformatted_20_Text"><text:s text:c="8"/>attribute label { text },</text:p>
      <text:p text:style-name="Preformatted_20_Text"><text:s text:c="8"/>attribute name { xsd:NCName },</text:p>
      <text:p text:style-name="Preformatted_20_Text"><text:s text:c="8"/>attribute value { text }?,</text:p>
      <text:p text:style-name="Preformatted_20_Text"><text:s text:c="8"/>element listvalue {</text:p>
      <text:p text:style-name="Preformatted_20_Text"><text:s text:c="10"/>element value {</text:p>
      <text:p text:style-name="Preformatted_20_Text"><text:s text:c="12"/>attribute value { xsd:integer }</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h text:style-name="Heading_20_5" text:outline-level="5"><text:soft-page-break/>XML version of Relax NG schema</text:h>
      <text:p text:style-name="Preformatted_20_Text">&lt;?xml version="1.0" encoding="UTF-8"?&gt;</text:p>
      <text:p text:style-name="Preformatted_20_Text">&lt;grammar ns="" xmlns="http://relaxng.org/ns/structure/1.0" datatypeLibrary="http://www.w3.org/2001/XMLSchema-datatypes"&gt;</text:p>
      <text:p text:style-name="Preformatted_20_Text"><text:s text:c="2"/>&lt;start&gt;</text:p>
      <text:p text:style-name="Preformatted_20_Text"><text:s text:c="4"/>&lt;element name="periodic"&gt;</text:p>
      <text:p text:style-name="Preformatted_20_Text"><text:s text:c="6"/>&lt;oneOrMore&gt;</text:p>
      <text:p text:style-name="Preformatted_20_Text"><text:s text:c="8"/>&lt;element name="element"&gt;</text:p>
      <text:p text:style-name="Preformatted_20_Text"><text:s text:c="10"/>&lt;attribute name="symbol"&gt;</text:p>
      <text:p text:style-name="Preformatted_20_Text"><text:s text:c="12"/>&lt;data type="NCName"/&gt;</text:p>
      <text:p text:style-name="Preformatted_20_Text"><text:s text:c="10"/>&lt;/attribute&gt;</text:p>
      <text:p text:style-name="Preformatted_20_Text"><text:s text:c="10"/>&lt;oneOrMore&gt;</text:p>
      <text:p text:style-name="Preformatted_20_Text"><text:s text:c="12"/>&lt;element name="property"&gt;</text:p>
      <text:p text:style-name="Preformatted_20_Text"><text:s text:c="14"/>&lt;attribute name="label"/&gt;</text:p>
      <text:p text:style-name="Preformatted_20_Text"><text:s text:c="14"/>&lt;attribute name="name"&gt;</text:p>
      <text:p text:style-name="Preformatted_20_Text"><text:s text:c="16"/>&lt;data type="NCName"/&gt;</text:p>
      <text:p text:style-name="Preformatted_20_Text"><text:s text:c="14"/>&lt;/attribute&gt;</text:p>
      <text:p text:style-name="Preformatted_20_Text"><text:s text:c="14"/>&lt;optional&gt;</text:p>
      <text:p text:style-name="Preformatted_20_Text"><text:s text:c="16"/>&lt;attribute name="value"/&gt;</text:p>
      <text:p text:style-name="Preformatted_20_Text"><text:s text:c="14"/>&lt;/optional&gt;</text:p>
      <text:p text:style-name="Preformatted_20_Text"><text:s text:c="14"/>&lt;optional&gt;</text:p>
      <text:p text:style-name="Preformatted_20_Text"><text:s text:c="16"/>&lt;element name="listvalue"&gt;</text:p>
      <text:p text:style-name="Preformatted_20_Text"><text:s text:c="18"/>&lt;zeroOrMore&gt;</text:p>
      <text:p text:style-name="Preformatted_20_Text"><text:s text:c="20"/>&lt;element name="value"&gt;</text:p>
      <text:p text:style-name="Preformatted_20_Text"><text:s text:c="22"/>&lt;attribute name="value"&gt;</text:p>
      <text:p text:style-name="Preformatted_20_Text"><text:s text:c="24"/>&lt;data type="integer"/&gt;</text:p>
      <text:p text:style-name="Preformatted_20_Text"><text:s text:c="22"/>&lt;/attribute&gt;</text:p>
      <text:p text:style-name="Preformatted_20_Text"><text:s text:c="20"/>&lt;/element&gt;</text:p>
      <text:p text:style-name="Preformatted_20_Text"><text:s text:c="18"/>&lt;/zeroOrMore&gt;</text:p>
      <text:p text:style-name="Preformatted_20_Text"><text:s text:c="16"/>&lt;/element&gt;</text:p>
      <text:p text:style-name="Preformatted_20_Text"><text:s text:c="14"/>&lt;/optional&gt;</text:p>
      <text:p text:style-name="Preformatted_20_Text"><text:s text:c="12"/>&lt;/element&gt;</text:p>
      <text:p text:style-name="Preformatted_20_Text"><text:s text:c="10"/>&lt;/oneOrMore&gt;</text:p>
      <text:p text:style-name="Preformatted_20_Text"><text:s text:c="8"/>&lt;/element&gt;</text:p>
      <text:p text:style-name="Preformatted_20_Text"><text:s text:c="6"/>&lt;/oneOrMore&gt;</text:p>
      <text:p text:style-name="Preformatted_20_Text"><text:s text:c="4"/>&lt;/element&gt;</text:p>
      <text:p text:style-name="Preformatted_20_Text"><text:s text:c="2"/>&lt;/start&gt;</text:p>
      <text:p text:style-name="Preformatted_20_Text">&lt;/grammar&gt;</text:p>
      <text:h text:style-name="Heading_20_5" text:outline-level="5">XML Schema</text:h>
      <text:p text:style-name="Preformatted_20_Text">&lt;?xml version="1.0" encoding="UTF-8"?&gt;</text:p>
      <text:p text:style-name="Preformatted_20_Text">&lt;xs:schema xmlns:xs="http://www.w3.org/2001/XMLSchema" elementFormDefault="qualified"&gt;</text:p>
      <text:p text:style-name="Preformatted_20_Text"><text:s text:c="2"/>&lt;xs:element name="periodic"&gt;</text:p>
      <text:p text:style-name="Preformatted_20_Text"><text:s text:c="4"/>&lt;xs:complexType&gt;</text:p>
      <text:p text:style-name="Preformatted_20_Text"><text:s text:c="6"/>&lt;xs:sequence&gt;</text:p>
      <text:p text:style-name="Preformatted_20_Text"><text:s text:c="8"/>&lt;xs:element maxOccurs="unbounded" ref="element"/&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element"&gt;</text:p>
      <text:p text:style-name="Preformatted_20_Text"><text:s text:c="4"/>&lt;xs:complexType&gt;</text:p>
      <text:p text:style-name="Preformatted_20_Text"><text:s text:c="6"/>&lt;xs:sequence&gt;</text:p>
      <text:p text:style-name="Preformatted_20_Text"><text:s text:c="8"/>&lt;xs:element maxOccurs="unbounded" ref="property"/&gt;</text:p>
      <text:p text:style-name="Preformatted_20_Text"><text:soft-page-break/><text:s text:c="6"/>&lt;/xs:sequence&gt;</text:p>
      <text:p text:style-name="Preformatted_20_Text"><text:s text:c="6"/>&lt;xs:attribute name="symbol" use="required" type="xs:NCName"/&gt;</text:p>
      <text:p text:style-name="Preformatted_20_Text"><text:s text:c="4"/>&lt;/xs:complexType&gt;</text:p>
      <text:p text:style-name="Preformatted_20_Text"><text:s text:c="2"/>&lt;/xs:element&gt;</text:p>
      <text:p text:style-name="Preformatted_20_Text"><text:s text:c="2"/>&lt;xs:element name="property"&gt;</text:p>
      <text:p text:style-name="Preformatted_20_Text"><text:s text:c="4"/>&lt;xs:complexType&gt;</text:p>
      <text:p text:style-name="Preformatted_20_Text"><text:s text:c="6"/>&lt;xs:sequence&gt;</text:p>
      <text:p text:style-name="Preformatted_20_Text"><text:s text:c="8"/>&lt;xs:element minOccurs="0" ref="listvalue"/&gt;</text:p>
      <text:p text:style-name="Preformatted_20_Text"><text:s text:c="6"/>&lt;/xs:sequence&gt;</text:p>
      <text:p text:style-name="Preformatted_20_Text"><text:s text:c="6"/>&lt;xs:attribute name="label" use="required"/&gt;</text:p>
      <text:p text:style-name="Preformatted_20_Text"><text:s text:c="6"/>&lt;xs:attribute name="name" use="required" type="xs:NCName"/&gt;</text:p>
      <text:p text:style-name="Preformatted_20_Text"><text:s text:c="6"/>&lt;xs:attribute name="value"/&gt;</text:p>
      <text:p text:style-name="Preformatted_20_Text"><text:s text:c="4"/>&lt;/xs:complexType&gt;</text:p>
      <text:p text:style-name="Preformatted_20_Text"><text:s text:c="2"/>&lt;/xs:element&gt;</text:p>
      <text:p text:style-name="Preformatted_20_Text"><text:s text:c="2"/>&lt;xs:element name="listvalue"&gt;</text:p>
      <text:p text:style-name="Preformatted_20_Text"><text:s text:c="4"/>&lt;xs:complexType&gt;</text:p>
      <text:p text:style-name="Preformatted_20_Text"><text:s text:c="6"/>&lt;xs:sequence&gt;</text:p>
      <text:p text:style-name="Preformatted_20_Text"><text:s text:c="8"/>&lt;xs:element minOccurs="0" maxOccurs="unbounded" ref="value"/&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value"&gt;</text:p>
      <text:p text:style-name="Preformatted_20_Text"><text:s text:c="4"/>&lt;xs:complexType&gt;</text:p>
      <text:p text:style-name="Preformatted_20_Text"><text:s text:c="6"/>&lt;xs:attribute name="value" use="required" type="xs:integer"/&gt;</text:p>
      <text:p text:style-name="Preformatted_20_Text"><text:s text:c="4"/>&lt;/xs:complexType&gt;</text:p>
      <text:p text:style-name="Preformatted_20_Text"><text:s text:c="2"/>&lt;/xs:element&gt;</text:p>
      <text:p text:style-name="Preformatted_20_Text">&lt;/xs:schema&gt;</text:p>
      <text:h text:style-name="Heading_20_4" text:outline-level="4">Schemata of Molecule browser supported formats list</text:h>
      <text:h text:style-name="Heading_20_5" text:outline-level="5">Plain-text Relax NG Schema</text:h>
      <text:p text:style-name="Preformatted_20_Text">default namespace = ""</text:p>
      <text:p text:style-name="Preformatted_20_Text"/>
      <text:p text:style-name="Preformatted_20_Text">start =</text:p>
      <text:p text:style-name="Preformatted_20_Text"><text:s text:c="2"/>element formats {</text:p>
      <text:p text:style-name="Preformatted_20_Text"><text:s text:c="4"/>element format {</text:p>
      <text:p text:style-name="Preformatted_20_Text"><text:s text:c="6"/>attribute common { xsd:NCName }?,</text:p>
      <text:p text:style-name="Preformatted_20_Text"><text:s text:c="6"/>attribute extensions { text }?,</text:p>
      <text:p text:style-name="Preformatted_20_Text"><text:s text:c="6"/>element name { xsd:NCName },</text:p>
      <text:p text:style-name="Preformatted_20_Text"><text:s text:c="6"/>element description { text }</text:p>
      <text:p text:style-name="Preformatted_20_Text"><text:s text:c="4"/>}+</text:p>
      <text:p text:style-name="Preformatted_20_Text"><text:s text:c="2"/>}</text:p>
      <text:h text:style-name="Heading_20_5" text:outline-level="5">XML version of Relax NG schema</text:h>
      <text:p text:style-name="Preformatted_20_Text">&lt;?xml version="1.0" encoding="UTF-8"?&gt;</text:p>
      <text:p text:style-name="Preformatted_20_Text">&lt;grammar ns="" xmlns="http://relaxng.org/ns/structure/1.0" datatypeLibrary="http://www.w3.org/2001/XMLSchema-datatypes"&gt;</text:p>
      <text:p text:style-name="Preformatted_20_Text"><text:s text:c="2"/>&lt;start&gt;</text:p>
      <text:p text:style-name="Preformatted_20_Text"><text:s text:c="4"/>&lt;element name="formats"&gt;</text:p>
      <text:p text:style-name="Preformatted_20_Text"><text:s text:c="6"/>&lt;oneOrMore&gt;</text:p>
      <text:p text:style-name="Preformatted_20_Text"><text:s text:c="8"/>&lt;element name="format"&gt;</text:p>
      <text:p text:style-name="Preformatted_20_Text"><text:s text:c="10"/>&lt;optional&gt;</text:p>
      <text:p text:style-name="Preformatted_20_Text"><text:s text:c="12"/>&lt;attribute name="common"&gt;</text:p>
      <text:p text:style-name="Preformatted_20_Text"><text:soft-page-break/><text:s text:c="14"/>&lt;data type="NCName"/&gt;</text:p>
      <text:p text:style-name="Preformatted_20_Text"><text:s text:c="12"/>&lt;/attribute&gt;</text:p>
      <text:p text:style-name="Preformatted_20_Text"><text:s text:c="10"/>&lt;/optional&gt;</text:p>
      <text:p text:style-name="Preformatted_20_Text"><text:s text:c="10"/>&lt;optional&gt;</text:p>
      <text:p text:style-name="Preformatted_20_Text"><text:s text:c="12"/>&lt;attribute name="extensions"/&gt;</text:p>
      <text:p text:style-name="Preformatted_20_Text"><text:s text:c="10"/>&lt;/optional&gt;</text:p>
      <text:p text:style-name="Preformatted_20_Text"><text:s text:c="10"/>&lt;element name="name"&gt;</text:p>
      <text:p text:style-name="Preformatted_20_Text"><text:s text:c="12"/>&lt;data type="NCName"/&gt;</text:p>
      <text:p text:style-name="Preformatted_20_Text"><text:s text:c="10"/>&lt;/element&gt;</text:p>
      <text:p text:style-name="Preformatted_20_Text"><text:s text:c="10"/>&lt;element name="description"&gt;</text:p>
      <text:p text:style-name="Preformatted_20_Text"><text:s text:c="12"/>&lt;text/&gt;</text:p>
      <text:p text:style-name="Preformatted_20_Text"><text:s text:c="10"/>&lt;/element&gt;</text:p>
      <text:p text:style-name="Preformatted_20_Text"><text:s text:c="8"/>&lt;/element&gt;</text:p>
      <text:p text:style-name="Preformatted_20_Text"><text:s text:c="6"/>&lt;/oneOrMore&gt;</text:p>
      <text:p text:style-name="Preformatted_20_Text"><text:s text:c="4"/>&lt;/element&gt;</text:p>
      <text:p text:style-name="Preformatted_20_Text"><text:s text:c="2"/>&lt;/start&gt;</text:p>
      <text:p text:style-name="Preformatted_20_Text">&lt;/grammar&gt;</text:p>
      <text:h text:style-name="Heading_20_5" text:outline-level="5">XML Schema</text:h>
      <text:p text:style-name="Preformatted_20_Text">&lt;?xml version="1.0" encoding="UTF-8"?&gt;</text:p>
      <text:p text:style-name="Preformatted_20_Text">&lt;xs:schema xmlns:xs="http://www.w3.org/2001/XMLSchema" elementFormDefault="qualified"&gt;</text:p>
      <text:p text:style-name="Preformatted_20_Text"><text:s text:c="2"/>&lt;xs:element name="formats"&gt;</text:p>
      <text:p text:style-name="Preformatted_20_Text"><text:s text:c="4"/>&lt;xs:complexType&gt;</text:p>
      <text:p text:style-name="Preformatted_20_Text"><text:s text:c="6"/>&lt;xs:sequence&gt;</text:p>
      <text:p text:style-name="Preformatted_20_Text"><text:s text:c="8"/>&lt;xs:element maxOccurs="unbounded" ref="format"/&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format"&gt;</text:p>
      <text:p text:style-name="Preformatted_20_Text"><text:s text:c="4"/>&lt;xs:complexType&gt;</text:p>
      <text:p text:style-name="Preformatted_20_Text"><text:s text:c="6"/>&lt;xs:sequence&gt;</text:p>
      <text:p text:style-name="Preformatted_20_Text"><text:s text:c="8"/>&lt;xs:element ref="name"/&gt;</text:p>
      <text:p text:style-name="Preformatted_20_Text"><text:s text:c="8"/>&lt;xs:element ref="description"/&gt;</text:p>
      <text:p text:style-name="Preformatted_20_Text"><text:s text:c="6"/>&lt;/xs:sequence&gt;</text:p>
      <text:p text:style-name="Preformatted_20_Text"><text:s text:c="6"/>&lt;xs:attribute name="common" type="xs:NCName"/&gt;</text:p>
      <text:p text:style-name="Preformatted_20_Text"><text:s text:c="6"/>&lt;xs:attribute name="extensions"/&gt;</text:p>
      <text:p text:style-name="Preformatted_20_Text"><text:s text:c="4"/>&lt;/xs:complexType&gt;</text:p>
      <text:p text:style-name="Preformatted_20_Text"><text:s text:c="2"/>&lt;/xs:element&gt;</text:p>
      <text:p text:style-name="Preformatted_20_Text"><text:s text:c="2"/>&lt;xs:element name="name" type="xs:NCName"/&gt;</text:p>
      <text:p text:style-name="Preformatted_20_Text"><text:s text:c="2"/>&lt;xs:element name="description" type="xs:string"/&gt;</text:p>
      <text:p text:style-name="Preformatted_20_Text">&lt;/xs:schema&gt;</text:p>
      <text:h text:style-name="Heading_20_4" text:outline-level="4">Schemata of Molecule browser molecule analysis data</text:h>
      <text:h text:style-name="Heading_20_5" text:outline-level="5">Plain-text Relax NG Schema</text:h>
      <text:p text:style-name="Preformatted_20_Text">default namespace = ""</text:p>
      <text:p text:style-name="Preformatted_20_Text"/>
      <text:p text:style-name="Preformatted_20_Text">start = data</text:p>
      <text:p text:style-name="Preformatted_20_Text">data =</text:p>
      <text:p text:style-name="Preformatted_20_Text"><text:s text:c="2"/>element data {</text:p>
      <text:p text:style-name="Preformatted_20_Text"><text:s text:c="4"/>attribute description { text },</text:p>
      <text:p text:style-name="Preformatted_20_Text"><text:s text:c="4"/>attribute id { xsd:integer },</text:p>
      <text:p text:style-name="Preformatted_20_Text"><text:soft-page-break/><text:s text:c="4"/>attribute long { text },</text:p>
      <text:p text:style-name="Preformatted_20_Text"><text:s text:c="4"/>attribute priority { xsd:integer },</text:p>
      <text:p text:style-name="Preformatted_20_Text"><text:s text:c="4"/>attribute type { xsd:NCName },</text:p>
      <text:p text:style-name="Preformatted_20_Text"><text:s text:c="4"/>(element neighbors {</text:p>
      <text:p text:style-name="Preformatted_20_Text"><text:s text:c="7"/>element link {</text:p>
      <text:p text:style-name="Preformatted_20_Text"><text:s text:c="9"/>attribute aromatic { xsd:integer },</text:p>
      <text:p text:style-name="Preformatted_20_Text"><text:s text:c="9"/>attribute description { text },</text:p>
      <text:p text:style-name="Preformatted_20_Text"><text:s text:c="9"/>attribute id { xsd:integer },</text:p>
      <text:p text:style-name="Preformatted_20_Text"><text:s text:c="9"/>attribute type { xsd:NCName }</text:p>
      <text:p text:style-name="Preformatted_20_Text"><text:s text:c="7"/>}*</text:p>
      <text:p text:style-name="Preformatted_20_Text"><text:s text:c="5"/>}</text:p>
      <text:p text:style-name="Preformatted_20_Text"><text:s text:c="5"/>| element parts {</text:p>
      <text:p text:style-name="Preformatted_20_Text"><text:s text:c="9"/>element ref {</text:p>
      <text:p text:style-name="Preformatted_20_Text"><text:s text:c="11"/>attribute id { xsd:integer }</text:p>
      <text:p text:style-name="Preformatted_20_Text"><text:s text:c="9"/>}*</text:p>
      <text:p text:style-name="Preformatted_20_Text"><text:s text:c="9"/>| data*</text:p>
      <text:p text:style-name="Preformatted_20_Text"><text:s text:c="7"/>}</text:p>
      <text:p text:style-name="Preformatted_20_Text"><text:s text:c="5"/>| element views { data* })*,</text:p>
      <text:p text:style-name="Preformatted_20_Text"><text:s text:c="4"/>element value { text }?</text:p>
      <text:p text:style-name="Preformatted_20_Text"><text:s text:c="2"/>}</text:p>
      <text:h text:style-name="Heading_20_5" text:outline-level="5">XML version of Relax NG schema</text:h>
      <text:p text:style-name="Preformatted_20_Text">&lt;?xml version="1.0" encoding="UTF-8"?&gt;</text:p>
      <text:p text:style-name="Preformatted_20_Text">&lt;grammar ns="" xmlns="http://relaxng.org/ns/structure/1.0" datatypeLibrary="http://www.w3.org/2001/XMLSchem</text:p>
      <text:p text:style-name="Preformatted_20_Text">a-datatypes"&gt;</text:p>
      <text:p text:style-name="Preformatted_20_Text"><text:s text:c="2"/>&lt;start&gt;</text:p>
      <text:p text:style-name="Preformatted_20_Text"><text:s text:c="4"/>&lt;ref name="data"/&gt;</text:p>
      <text:p text:style-name="Preformatted_20_Text"><text:s text:c="2"/>&lt;/start&gt;</text:p>
      <text:p text:style-name="Preformatted_20_Text"><text:s text:c="2"/>&lt;define name="data"&gt;</text:p>
      <text:p text:style-name="Preformatted_20_Text"><text:s text:c="4"/>&lt;element name="data"&gt;</text:p>
      <text:p text:style-name="Preformatted_20_Text"><text:s text:c="6"/>&lt;attribute name="description"/&gt;</text:p>
      <text:p text:style-name="Preformatted_20_Text"><text:s text:c="6"/>&lt;attribute name="id"&gt;</text:p>
      <text:p text:style-name="Preformatted_20_Text"><text:s text:c="8"/>&lt;data type="integer"/&gt;</text:p>
      <text:p text:style-name="Preformatted_20_Text"><text:s text:c="6"/>&lt;/attribute&gt;</text:p>
      <text:p text:style-name="Preformatted_20_Text"><text:s text:c="6"/>&lt;attribute name="long"/&gt;</text:p>
      <text:p text:style-name="Preformatted_20_Text"><text:s text:c="6"/>&lt;attribute name="priority"&gt;</text:p>
      <text:p text:style-name="Preformatted_20_Text"><text:s text:c="8"/>&lt;data type="integer"/&gt;</text:p>
      <text:p text:style-name="Preformatted_20_Text"><text:s text:c="6"/>&lt;/attribute&gt;</text:p>
      <text:p text:style-name="Preformatted_20_Text"><text:s text:c="6"/>&lt;attribute name="type"&gt;</text:p>
      <text:p text:style-name="Preformatted_20_Text"><text:s text:c="8"/>&lt;data type="NCName"/&gt;</text:p>
      <text:p text:style-name="Preformatted_20_Text"><text:s text:c="6"/>&lt;/attribute&gt;</text:p>
      <text:p text:style-name="Preformatted_20_Text"><text:s text:c="6"/>&lt;zeroOrMore&gt;</text:p>
      <text:p text:style-name="Preformatted_20_Text"><text:s text:c="8"/>&lt;choice&gt;</text:p>
      <text:p text:style-name="Preformatted_20_Text"><text:s text:c="10"/>&lt;element name="neighbors"&gt;</text:p>
      <text:p text:style-name="Preformatted_20_Text"><text:s text:c="12"/>&lt;zeroOrMore&gt;</text:p>
      <text:p text:style-name="Preformatted_20_Text"><text:s text:c="14"/>&lt;element name="link"&gt;</text:p>
      <text:p text:style-name="Preformatted_20_Text"><text:s text:c="16"/>&lt;attribute name="aromatic"&gt;</text:p>
      <text:p text:style-name="Preformatted_20_Text"><text:s text:c="18"/>&lt;data type="integer"/&gt;</text:p>
      <text:p text:style-name="Preformatted_20_Text"><text:s text:c="16"/>&lt;/attribute&gt;</text:p>
      <text:p text:style-name="Preformatted_20_Text"><text:s text:c="16"/>&lt;attribute name="description"/&gt;</text:p>
      <text:p text:style-name="Preformatted_20_Text"><text:s text:c="16"/>&lt;attribute name="id"&gt;</text:p>
      <text:p text:style-name="Preformatted_20_Text"><text:s text:c="18"/>&lt;data type="integer"/&gt;</text:p>
      <text:p text:style-name="Preformatted_20_Text"><text:s text:c="16"/>&lt;/attribute&gt;</text:p>
      <text:p text:style-name="Preformatted_20_Text"><text:s text:c="16"/>&lt;attribute name="type"&gt;</text:p>
      <text:p text:style-name="Preformatted_20_Text"><text:soft-page-break/><text:s text:c="18"/>&lt;data type="NCName"/&gt;</text:p>
      <text:p text:style-name="Preformatted_20_Text"><text:s text:c="16"/>&lt;/attribute&gt;</text:p>
      <text:p text:style-name="Preformatted_20_Text"><text:s text:c="14"/>&lt;/element&gt;</text:p>
      <text:p text:style-name="Preformatted_20_Text"><text:s text:c="12"/>&lt;/zeroOrMore&gt;</text:p>
      <text:p text:style-name="Preformatted_20_Text"><text:s text:c="10"/>&lt;/element&gt;</text:p>
      <text:p text:style-name="Preformatted_20_Text"><text:s text:c="10"/>&lt;element name="parts"&gt;</text:p>
      <text:p text:style-name="Preformatted_20_Text"><text:s text:c="12"/>&lt;choice&gt;</text:p>
      <text:p text:style-name="Preformatted_20_Text"><text:s text:c="14"/>&lt;zeroOrMore&gt;</text:p>
      <text:p text:style-name="Preformatted_20_Text"><text:s text:c="16"/>&lt;element name="ref"&gt;</text:p>
      <text:p text:style-name="Preformatted_20_Text"><text:s text:c="18"/>&lt;attribute name="id"&gt;</text:p>
      <text:p text:style-name="Preformatted_20_Text"><text:s text:c="20"/>&lt;data type="integer"/&gt;</text:p>
      <text:p text:style-name="Preformatted_20_Text"><text:s text:c="18"/>&lt;/attribute&gt;</text:p>
      <text:p text:style-name="Preformatted_20_Text"><text:s text:c="16"/>&lt;/element&gt;</text:p>
      <text:p text:style-name="Preformatted_20_Text"><text:s text:c="14"/>&lt;/zeroOrMore&gt;</text:p>
      <text:p text:style-name="Preformatted_20_Text"><text:s text:c="14"/>&lt;zeroOrMore&gt;</text:p>
      <text:p text:style-name="Preformatted_20_Text"><text:s text:c="16"/>&lt;ref name="data"/&gt;</text:p>
      <text:p text:style-name="Preformatted_20_Text"><text:s text:c="14"/>&lt;/zeroOrMore&gt;</text:p>
      <text:p text:style-name="Preformatted_20_Text"><text:s text:c="12"/>&lt;/choice&gt;</text:p>
      <text:p text:style-name="Preformatted_20_Text"><text:s text:c="10"/>&lt;/element&gt;</text:p>
      <text:p text:style-name="Preformatted_20_Text"><text:s text:c="10"/>&lt;element name="views"&gt;</text:p>
      <text:p text:style-name="Preformatted_20_Text"><text:s text:c="12"/>&lt;zeroOrMore&gt;</text:p>
      <text:p text:style-name="Preformatted_20_Text"><text:s text:c="14"/>&lt;ref name="data"/&gt;</text:p>
      <text:p text:style-name="Preformatted_20_Text"><text:s text:c="12"/>&lt;/zeroOrMore&gt;</text:p>
      <text:p text:style-name="Preformatted_20_Text"><text:s text:c="10"/>&lt;/element&gt;</text:p>
      <text:p text:style-name="Preformatted_20_Text"><text:s text:c="8"/>&lt;/choice&gt;</text:p>
      <text:p text:style-name="Preformatted_20_Text"><text:s text:c="6"/>&lt;/zeroOrMore&gt;</text:p>
      <text:p text:style-name="Preformatted_20_Text"><text:s text:c="6"/>&lt;optional&gt;</text:p>
      <text:p text:style-name="Preformatted_20_Text"><text:s text:c="8"/>&lt;element name="value"&gt;</text:p>
      <text:p text:style-name="Preformatted_20_Text"><text:s text:c="10"/>&lt;text/&gt;</text:p>
      <text:p text:style-name="Preformatted_20_Text"><text:s text:c="8"/>&lt;/element&gt;</text:p>
      <text:p text:style-name="Preformatted_20_Text"><text:s text:c="6"/>&lt;/optional&gt;</text:p>
      <text:p text:style-name="Preformatted_20_Text"><text:s text:c="4"/>&lt;/element&gt;</text:p>
      <text:p text:style-name="Preformatted_20_Text"><text:s text:c="2"/>&lt;/define&gt;</text:p>
      <text:p text:style-name="Preformatted_20_Text">&lt;/grammar&gt;</text:p>
      <text:h text:style-name="Heading_20_5" text:outline-level="5">XML Schema</text:h>
      <text:p text:style-name="Preformatted_20_Text">&lt;?xml version="1.0" encoding="UTF-8"?&gt;</text:p>
      <text:p text:style-name="Preformatted_20_Text">&lt;xs:schema xmlns:xs="http://www.w3.org/2001/XMLSchema" elementFormDefault="qualified"&gt;</text:p>
      <text:p text:style-name="Preformatted_20_Text"><text:s text:c="2"/>&lt;xs:element name="data"&gt;</text:p>
      <text:p text:style-name="Preformatted_20_Text"><text:s text:c="4"/>&lt;xs:complexType&gt;</text:p>
      <text:p text:style-name="Preformatted_20_Text"><text:s text:c="6"/>&lt;xs:sequence&gt;</text:p>
      <text:p text:style-name="Preformatted_20_Text"><text:s text:c="8"/>&lt;xs:choice minOccurs="0" maxOccurs="unbounded"&gt;</text:p>
      <text:p text:style-name="Preformatted_20_Text"><text:s text:c="10"/>&lt;xs:element ref="neighbors"/&gt;</text:p>
      <text:p text:style-name="Preformatted_20_Text"><text:s text:c="10"/>&lt;xs:element ref="parts"/&gt;</text:p>
      <text:p text:style-name="Preformatted_20_Text"><text:s text:c="10"/>&lt;xs:element ref="views"/&gt;</text:p>
      <text:p text:style-name="Preformatted_20_Text"><text:s text:c="8"/>&lt;/xs:choice&gt;</text:p>
      <text:p text:style-name="Preformatted_20_Text"><text:s text:c="8"/>&lt;xs:element minOccurs="0" ref="value"/&gt;</text:p>
      <text:p text:style-name="Preformatted_20_Text"><text:s text:c="6"/>&lt;/xs:sequence&gt;</text:p>
      <text:p text:style-name="Preformatted_20_Text"><text:s text:c="6"/>&lt;xs:attribute name="description" use="required"/&gt;</text:p>
      <text:p text:style-name="Preformatted_20_Text"><text:s text:c="6"/>&lt;xs:attribute name="id" use="required" type="xs:integer"/&gt;</text:p>
      <text:p text:style-name="Preformatted_20_Text"><text:s text:c="6"/>&lt;xs:attribute name="long" use="required"/&gt;</text:p>
      <text:p text:style-name="Preformatted_20_Text"><text:s text:c="6"/>&lt;xs:attribute name="priority" use="required" type="xs:integer"/&gt;</text:p>
      <text:p text:style-name="Preformatted_20_Text"><text:s text:c="6"/>&lt;xs:attribute name="type" use="required" type="xs:NCName"/&gt;</text:p>
      <text:p text:style-name="Preformatted_20_Text"><text:s text:c="4"/>&lt;/xs:complexType&gt;</text:p>
      <text:p text:style-name="Preformatted_20_Text"><text:soft-page-break/><text:s text:c="2"/>&lt;/xs:element&gt;</text:p>
      <text:p text:style-name="Preformatted_20_Text"><text:s text:c="2"/>&lt;xs:element name="neighbors"&gt;</text:p>
      <text:p text:style-name="Preformatted_20_Text"><text:s text:c="4"/>&lt;xs:complexType&gt;</text:p>
      <text:p text:style-name="Preformatted_20_Text"><text:s text:c="6"/>&lt;xs:sequence&gt;</text:p>
      <text:p text:style-name="Preformatted_20_Text"><text:s text:c="8"/>&lt;xs:element minOccurs="0" maxOccurs="unbounded" ref="link"/&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link"&gt;</text:p>
      <text:p text:style-name="Preformatted_20_Text"><text:s text:c="4"/>&lt;xs:complexType&gt;</text:p>
      <text:p text:style-name="Preformatted_20_Text"><text:s text:c="6"/>&lt;xs:attribute name="aromatic" use="required" type="xs:integer"/&gt;</text:p>
      <text:p text:style-name="Preformatted_20_Text"><text:s text:c="6"/>&lt;xs:attribute name="description" use="required"/&gt;</text:p>
      <text:p text:style-name="Preformatted_20_Text"><text:s text:c="6"/>&lt;xs:attribute name="id" use="required" type="xs:integer"/&gt;</text:p>
      <text:p text:style-name="Preformatted_20_Text"><text:s text:c="6"/>&lt;xs:attribute name="type" use="required" type="xs:NCName"/&gt;</text:p>
      <text:p text:style-name="Preformatted_20_Text"><text:s text:c="4"/>&lt;/xs:complexType&gt;</text:p>
      <text:p text:style-name="Preformatted_20_Text"><text:s text:c="2"/>&lt;/xs:element&gt;</text:p>
      <text:p text:style-name="Preformatted_20_Text"><text:s text:c="2"/>&lt;xs:element name="parts"&gt;</text:p>
      <text:p text:style-name="Preformatted_20_Text"><text:s text:c="4"/>&lt;xs:complexType&gt;</text:p>
      <text:p text:style-name="Preformatted_20_Text"><text:s text:c="6"/>&lt;xs:choice&gt;</text:p>
      <text:p text:style-name="Preformatted_20_Text"><text:s text:c="8"/>&lt;xs:element minOccurs="0" maxOccurs="unbounded" ref="ref"/&gt;</text:p>
      <text:p text:style-name="Preformatted_20_Text"><text:s text:c="8"/>&lt;xs:element minOccurs="0" maxOccurs="unbounded" ref="data"/&gt;</text:p>
      <text:p text:style-name="Preformatted_20_Text"><text:s text:c="6"/>&lt;/xs:choice&gt;</text:p>
      <text:p text:style-name="Preformatted_20_Text"><text:s text:c="4"/>&lt;/xs:complexType&gt;</text:p>
      <text:p text:style-name="Preformatted_20_Text"><text:s text:c="2"/>&lt;/xs:element&gt;</text:p>
      <text:p text:style-name="Preformatted_20_Text"><text:s text:c="2"/>&lt;xs:element name="ref"&gt;</text:p>
      <text:p text:style-name="Preformatted_20_Text"><text:s text:c="4"/>&lt;xs:complexType&gt;</text:p>
      <text:p text:style-name="Preformatted_20_Text"><text:s text:c="6"/>&lt;xs:attribute name="id" use="required" type="xs:integer"/&gt;</text:p>
      <text:p text:style-name="Preformatted_20_Text"><text:s text:c="4"/>&lt;/xs:complexType&gt;</text:p>
      <text:p text:style-name="Preformatted_20_Text"><text:s text:c="2"/>&lt;/xs:element&gt;</text:p>
      <text:p text:style-name="Preformatted_20_Text"><text:s text:c="2"/>&lt;xs:element name="views"&gt;</text:p>
      <text:p text:style-name="Preformatted_20_Text"><text:s text:c="4"/>&lt;xs:complexType&gt;</text:p>
      <text:p text:style-name="Preformatted_20_Text"><text:s text:c="6"/>&lt;xs:sequence&gt;</text:p>
      <text:p text:style-name="Preformatted_20_Text"><text:s text:c="8"/>&lt;xs:element minOccurs="0" maxOccurs="unbounded" ref="data"/&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value" type="xs:string"/&gt;</text:p>
      <text:p text:style-name="Preformatted_20_Text">&lt;/xs:schema&gt;</text:p>
      <text:h text:style-name="P31" text:outline-level="3"/>
      <text:h text:style-name="P32" text:outline-level="3"><text:bookmark-start text:name="__RefHeading__29654918"/>Appendix 2: List of supplied test data<text:bookmark-end text:name="__RefHeading__29654918"/></text:h>
      <text:p text:style-name="Text_20_body">The following table (<text:sequence-ref text:reference-format="category-and-value" text:ref-name="refTable4">Table 5</text:sequence-ref>) summarizes the test files supplied with the Brailchem server and describes each content and purpose. All the files are available in the “testdata” subdirectory of the Brailchem server main directory.</text:p>
      <text:p text:style-name="P14">Table <text:sequence text:ref-name="refTable4" text:name="Table" text:formula="ooow:Table+1" style:num-format="1">5</text:sequence>: Overview of test files supplied with the Brailchem server</text:p>
      <table:table table:name="Table3" table:style-name="Table3">
        <table:table-column table:style-name="Table3.A"/>
        <table:table-column table:style-name="Table3.B"/>
        <table:table-row>
          <table:table-cell table:style-name="Table3.A1" office:value-type="string">
            <text:p text:style-name="Table_20_Heading">Filename</text:p>
          </table:table-cell>
          <table:table-cell table:style-name="Table3.B1" office:value-type="string">
            <text:p text:style-name="Table_20_Heading">Description</text:p>
          </table:table-cell>
        </table:table-row>
        <table:table-row>
          <table:table-cell table:style-name="Table3.A2" office:value-type="string">
            <text:p text:style-name="Table_20_Contents">3-chlorbenzoic_acid.cdx</text:p>
          </table:table-cell>
          <table:table-cell table:style-name="Table3.B2" office:value-type="string">
            <text:p text:style-name="Table_20_Contents">3-chlorobenzoic acid encoded in the popular ChemDraw binary format.<text:line-break/>It is used as an example of single molecule viewing capabilities as well as an example of OpenBabel introduced functionality.</text:p>
          </table:table-cell>
        </table:table-row>
        <table:table-row>
          <table:table-cell table:style-name="Table3.A2" office:value-type="string">
            <text:p text:style-name="Table_20_Contents">E-but-2-ene.smi</text:p>
          </table:table-cell>
          <table:table-cell table:style-name="Table3.B2" office:value-type="string">
            <text:p text:style-name="Table_20_Contents">(<text:span text:style-name="T6">E</text:span><text:span text:style-name="T1">)-but-2-ene molecule encoded in SMILES.<text:line-break/>It demonstrates the ability of the server to deal with double-bond stereochemistry.</text:span></text:p>
          </table:table-cell>
        </table:table-row>
        <table:table-row>
          <table:table-cell table:style-name="Table3.A2" office:value-type="string">
            <text:p text:style-name="Table_20_Contents">methylamin.mol</text:p>
          </table:table-cell>
          <table:table-cell table:style-name="Table3.B2" office:value-type="string">
            <text:p text:style-name="Table_20_Contents">Molecule of methylamine encoded in Molfile format.<text:line-break/>It is intended as a very simple single-molecule example.</text:p>
          </table:table-cell>
        </table:table-row>
        <table:table-row>
          <table:table-cell table:style-name="Table3.A2" office:value-type="string">
            <text:p text:style-name="Table_20_Contents">nitration_of_benzene.smi</text:p>
          </table:table-cell>
          <table:table-cell table:style-name="Table3.B2" office:value-type="string">
            <text:p text:style-name="Table_20_Contents">Describes nitration of benzene by nitric acid in presence of sulphuric acid resulting in formation of nitrobenzene using the SMILES notation for reactions.<text:line-break/>This file is intended to demonstrate and test the full ability of the server to deal with reactions including reaction conditions and additional reactants.</text:p>
          </table:table-cell>
        </table:table-row>
        <table:table-row>
          <table:table-cell table:style-name="Table3.A2" office:value-type="string">
            <text:p text:style-name="Table_20_Contents">S-butane-2-ol.smi</text:p>
          </table:table-cell>
          <table:table-cell table:style-name="Table3.B2" office:value-type="string">
            <text:p text:style-name="Table_20_Contents">(<text:span text:style-name="T6">S</text:span><text:span text:style-name="T1">)-butane-2-ol encoded in SMILES.<text:line-break/>This file is used for testing and demonstration of processing of a molecule containing tetrahedral stereochemistry – a chiral center and the atom of carbon number 2.</text:span></text:p>
          </table:table-cell>
        </table:table-row>
        <table:table-row>
          <table:table-cell table:style-name="Table3.A2" office:value-type="string">
            <text:p text:style-name="Table_20_Contents">toluene.mol</text:p>
          </table:table-cell>
          <table:table-cell table:style-name="Table3.B2" office:value-type="string">
            <text:p text:style-name="Table_20_Contents">Molecule of toluene encoded in Molfile format.<text:line-break/>A basic demonstration file showing besides other features the ability to detect aromatic ring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fo:line-height="200%"/>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1799in"/>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25in" fo:margin-bottom="0.1799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line-height="15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Beda Kosata</meta:initial-creator>
    <meta:creation-date>2008-11-03T08:51:55</meta:creation-date>
    <dc:creator>Beda Kosata</dc:creator>
    <dc:date>2008-12-19T09:05:28</dc:date>
    <meta:editing-cycles>326</meta:editing-cycles>
    <meta:editing-duration>PT53H23M09S</meta:editing-duration>
    <meta:document-statistic meta:table-count="5" meta:image-count="1" meta:object-count="0" meta:page-count="47" meta:paragraph-count="1191" meta:word-count="9044" meta:character-count="66850"/>
    <meta:user-defined meta:name="Info 1"/>
    <meta:user-defined meta:name="Info 2"/>
    <meta:user-defined meta:name="Info 3"/>
    <meta:user-defined meta:name="Info 4"/>
  </office:meta>
</office:document-meta>
</file>